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6052" calcext:value-type="float">
            <text:p>0,476052</text:p>
          </table:table-cell>
          <table:table-cell table:formula="of:=([.B2]*[.$B$297])-([.B2]*[.$B$296])+[.$B$296]" office:value-type="float" office:value="26.099997" calcext:value-type="float">
            <text:p>26,099997</text:p>
          </table:table-cell>
          <table:table-cell table:formula="of:=([.C2]*[.$B$297])-([.C2]*[.$B$296])+[.$B$296]" office:value-type="float" office:value="26.688676" calcext:value-type="float">
            <text:p>26,688676</text:p>
          </table:table-cell>
          <table:table-cell table:formula="of:=([.D2]-[.E2])^2" office:value-type="float" office:value="0.346542965040999" calcext:value-type="float">
            <text:p>0,346542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09" calcext:value-type="float">
            <text:p>0,4709</text:p>
          </table:table-cell>
          <table:table-cell table:formula="of:=([.B3]*[.$B$297])-([.B3]*[.$B$296])+[.$B$296]" office:value-type="float" office:value="27.200005" calcext:value-type="float">
            <text:p>27,200005</text:p>
          </table:table-cell>
          <table:table-cell table:formula="of:=([.C3]*[.$B$297])-([.C3]*[.$B$296])+[.$B$296]" office:value-type="float" office:value="26.6217" calcext:value-type="float">
            <text:p>26,6217</text:p>
          </table:table-cell>
          <table:table-cell table:formula="of:=([.D3]-[.E3])^2" office:value-type="float" office:value="0.334436673024996" calcext:value-type="float">
            <text:p>0,3344366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42483" calcext:value-type="float">
            <text:p>0,542483</text:p>
          </table:table-cell>
          <table:table-cell table:formula="of:=([.B4]*[.$B$297])-([.B4]*[.$B$296])+[.$B$296]" office:value-type="float" office:value="28.500005" calcext:value-type="float">
            <text:p>28,500005</text:p>
          </table:table-cell>
          <table:table-cell table:formula="of:=([.C4]*[.$B$297])-([.C4]*[.$B$296])+[.$B$296]" office:value-type="float" office:value="27.552279" calcext:value-type="float">
            <text:p>27,552279</text:p>
          </table:table-cell>
          <table:table-cell table:formula="of:=([.D4]-[.E4])^2" office:value-type="float" office:value="0.898184571076006" calcext:value-type="float">
            <text:p>0,8981845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47723" calcext:value-type="float">
            <text:p>0,647723</text:p>
          </table:table-cell>
          <table:table-cell table:formula="of:=([.B5]*[.$B$297])-([.B5]*[.$B$296])+[.$B$296]" office:value-type="float" office:value="30.100006" calcext:value-type="float">
            <text:p>30,100006</text:p>
          </table:table-cell>
          <table:table-cell table:formula="of:=([.C5]*[.$B$297])-([.C5]*[.$B$296])+[.$B$296]" office:value-type="float" office:value="28.920399" calcext:value-type="float">
            <text:p>28,920399</text:p>
          </table:table-cell>
          <table:table-cell table:formula="of:=([.D5]-[.E5])^2" office:value-type="float" office:value="1.39147267444901" calcext:value-type="float">
            <text:p>1,3914726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50256" calcext:value-type="float">
            <text:p>0,750256</text:p>
          </table:table-cell>
          <table:table-cell table:formula="of:=([.B6]*[.$B$297])-([.B6]*[.$B$296])+[.$B$296]" office:value-type="float" office:value="30.9" calcext:value-type="float">
            <text:p>30,9</text:p>
          </table:table-cell>
          <table:table-cell table:formula="of:=([.C6]*[.$B$297])-([.C6]*[.$B$296])+[.$B$296]" office:value-type="float" office:value="30.253328" calcext:value-type="float">
            <text:p>30,253328</text:p>
          </table:table-cell>
          <table:table-cell table:formula="of:=([.D6]-[.E6])^2" office:value-type="float" office:value="0.418184675583998" calcext:value-type="float">
            <text:p>0,41818467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96393" calcext:value-type="float">
            <text:p>0,796393</text:p>
          </table:table-cell>
          <table:table-cell table:formula="of:=([.B7]*[.$B$297])-([.B7]*[.$B$296])+[.$B$296]" office:value-type="float" office:value="30.800004" calcext:value-type="float">
            <text:p>30,800004</text:p>
          </table:table-cell>
          <table:table-cell table:formula="of:=([.C7]*[.$B$297])-([.C7]*[.$B$296])+[.$B$296]" office:value-type="float" office:value="30.853109" calcext:value-type="float">
            <text:p>30,853109</text:p>
          </table:table-cell>
          <table:table-cell table:formula="of:=([.D7]-[.E7])^2" office:value-type="float" office:value="0.00282014102499985" calcext:value-type="float">
            <text:p>0,0028201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6023" calcext:value-type="float">
            <text:p>0,766023</text:p>
          </table:table-cell>
          <table:table-cell table:formula="of:=([.B8]*[.$B$297])-([.B8]*[.$B$296])+[.$B$296]" office:value-type="float" office:value="31.100005" calcext:value-type="float">
            <text:p>31,100005</text:p>
          </table:table-cell>
          <table:table-cell table:formula="of:=([.C8]*[.$B$297])-([.C8]*[.$B$296])+[.$B$296]" office:value-type="float" office:value="30.458299" calcext:value-type="float">
            <text:p>30,458299</text:p>
          </table:table-cell>
          <table:table-cell table:formula="of:=([.D8]-[.E8])^2" office:value-type="float" office:value="0.411786590436004" calcext:value-type="float">
            <text:p>0,41178659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45036" calcext:value-type="float">
            <text:p>0,745036</text:p>
          </table:table-cell>
          <table:table-cell table:formula="of:=([.B9]*[.$B$297])-([.B9]*[.$B$296])+[.$B$296]" office:value-type="float" office:value="30.999996" calcext:value-type="float">
            <text:p>30,999996</text:p>
          </table:table-cell>
          <table:table-cell table:formula="of:=([.C9]*[.$B$297])-([.C9]*[.$B$296])+[.$B$296]" office:value-type="float" office:value="30.185468" calcext:value-type="float">
            <text:p>30,185468</text:p>
          </table:table-cell>
          <table:table-cell table:formula="of:=([.D9]-[.E9])^2" office:value-type="float" office:value="0.663455862784005" calcext:value-type="float">
            <text:p>0,66345586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00327" calcext:value-type="float">
            <text:p>0,700327</text:p>
          </table:table-cell>
          <table:table-cell table:formula="of:=([.B10]*[.$B$297])-([.B10]*[.$B$296])+[.$B$296]" office:value-type="float" office:value="31.599998" calcext:value-type="float">
            <text:p>31,599998</text:p>
          </table:table-cell>
          <table:table-cell table:formula="of:=([.C10]*[.$B$297])-([.C10]*[.$B$296])+[.$B$296]" office:value-type="float" office:value="29.604251" calcext:value-type="float">
            <text:p>29,604251</text:p>
          </table:table-cell>
          <table:table-cell table:formula="of:=([.D10]-[.E10])^2" office:value-type="float" office:value="3.98300608800901" calcext:value-type="float">
            <text:p>3,983006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16367" calcext:value-type="float">
            <text:p>0,716367</text:p>
          </table:table-cell>
          <table:table-cell table:formula="of:=([.B11]*[.$B$297])-([.B11]*[.$B$296])+[.$B$296]" office:value-type="float" office:value="29.399995" calcext:value-type="float">
            <text:p>29,399995</text:p>
          </table:table-cell>
          <table:table-cell table:formula="of:=([.C11]*[.$B$297])-([.C11]*[.$B$296])+[.$B$296]" office:value-type="float" office:value="29.812771" calcext:value-type="float">
            <text:p>29,812771</text:p>
          </table:table-cell>
          <table:table-cell table:formula="of:=([.D11]-[.E11])^2" office:value-type="float" office:value="0.170384026176001" calcext:value-type="float">
            <text:p>0,1703840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004" calcext:value-type="float">
            <text:p>0,6004</text:p>
          </table:table-cell>
          <table:table-cell table:formula="of:=([.B12]*[.$B$297])-([.B12]*[.$B$296])+[.$B$296]" office:value-type="float" office:value="28.699997" calcext:value-type="float">
            <text:p>28,699997</text:p>
          </table:table-cell>
          <table:table-cell table:formula="of:=([.C12]*[.$B$297])-([.C12]*[.$B$296])+[.$B$296]" office:value-type="float" office:value="28.3052" calcext:value-type="float">
            <text:p>28,3052</text:p>
          </table:table-cell>
          <table:table-cell table:formula="of:=([.D12]-[.E12])^2" office:value-type="float" office:value="0.155864671209003" calcext:value-type="float">
            <text:p>0,15586467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77902" calcext:value-type="float">
            <text:p>0,577902</text:p>
          </table:table-cell>
          <table:table-cell table:formula="of:=([.B13]*[.$B$297])-([.B13]*[.$B$296])+[.$B$296]" office:value-type="float" office:value="27.600002" calcext:value-type="float">
            <text:p>27,600002</text:p>
          </table:table-cell>
          <table:table-cell table:formula="of:=([.C13]*[.$B$297])-([.C13]*[.$B$296])+[.$B$296]" office:value-type="float" office:value="28.012726" calcext:value-type="float">
            <text:p>28,012726</text:p>
          </table:table-cell>
          <table:table-cell table:formula="of:=([.D13]-[.E13])^2" office:value-type="float" office:value="0.170341100176004" calcext:value-type="float">
            <text:p>0,1703411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33424" calcext:value-type="float">
            <text:p>0,533424</text:p>
          </table:table-cell>
          <table:table-cell table:formula="of:=([.B14]*[.$B$297])-([.B14]*[.$B$296])+[.$B$296]" office:value-type="float" office:value="26.799995" calcext:value-type="float">
            <text:p>26,799995</text:p>
          </table:table-cell>
          <table:table-cell table:formula="of:=([.C14]*[.$B$297])-([.C14]*[.$B$296])+[.$B$296]" office:value-type="float" office:value="27.434512" calcext:value-type="float">
            <text:p>27,434512</text:p>
          </table:table-cell>
          <table:table-cell table:formula="of:=([.D14]-[.E14])^2" office:value-type="float" office:value="0.402611823288999" calcext:value-type="float">
            <text:p>0,4026118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6676" calcext:value-type="float">
            <text:p>0,476676</text:p>
          </table:table-cell>
          <table:table-cell table:formula="of:=([.B15]*[.$B$297])-([.B15]*[.$B$296])+[.$B$296]" office:value-type="float" office:value="26.799995" calcext:value-type="float">
            <text:p>26,799995</text:p>
          </table:table-cell>
          <table:table-cell table:formula="of:=([.C15]*[.$B$297])-([.C15]*[.$B$296])+[.$B$296]" office:value-type="float" office:value="26.696788" calcext:value-type="float">
            <text:p>26,696788</text:p>
          </table:table-cell>
          <table:table-cell table:formula="of:=([.D15]-[.E15])^2" office:value-type="float" office:value="0.0106516848490002" calcext:value-type="float">
            <text:p>0,01065168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80545" calcext:value-type="float">
            <text:p>0,480545</text:p>
          </table:table-cell>
          <table:table-cell table:formula="of:=([.B16]*[.$B$297])-([.B16]*[.$B$296])+[.$B$296]" office:value-type="float" office:value="27" calcext:value-type="float">
            <text:p>27</text:p>
          </table:table-cell>
          <table:table-cell table:formula="of:=([.C16]*[.$B$297])-([.C16]*[.$B$296])+[.$B$296]" office:value-type="float" office:value="26.747085" calcext:value-type="float">
            <text:p>26,747085</text:p>
          </table:table-cell>
          <table:table-cell table:formula="of:=([.D16]-[.E16])^2" office:value-type="float" office:value="0.0639659972250008" calcext:value-type="float">
            <text:p>0,0639659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3364" calcext:value-type="float">
            <text:p>0,483364</text:p>
          </table:table-cell>
          <table:table-cell table:formula="of:=([.B17]*[.$B$297])-([.B17]*[.$B$296])+[.$B$296]" office:value-type="float" office:value="26.300002" calcext:value-type="float">
            <text:p>26,300002</text:p>
          </table:table-cell>
          <table:table-cell table:formula="of:=([.C17]*[.$B$297])-([.C17]*[.$B$296])+[.$B$296]" office:value-type="float" office:value="26.783732" calcext:value-type="float">
            <text:p>26,783732</text:p>
          </table:table-cell>
          <table:table-cell table:formula="of:=([.D17]-[.E17])^2" office:value-type="float" office:value="0.233994712900001" calcext:value-type="float">
            <text:p>0,23399471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966" calcext:value-type="float">
            <text:p>0,45966</text:p>
          </table:table-cell>
          <table:table-cell table:formula="of:=([.B18]*[.$B$297])-([.B18]*[.$B$296])+[.$B$296]" office:value-type="float" office:value="25.600004" calcext:value-type="float">
            <text:p>25,600004</text:p>
          </table:table-cell>
          <table:table-cell table:formula="of:=([.C18]*[.$B$297])-([.C18]*[.$B$296])+[.$B$296]" office:value-type="float" office:value="26.47558" calcext:value-type="float">
            <text:p>26,47558</text:p>
          </table:table-cell>
          <table:table-cell table:formula="of:=([.D18]-[.E18])^2" office:value-type="float" office:value="0.766633331776004" calcext:value-type="float">
            <text:p>0,766633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4146" calcext:value-type="float">
            <text:p>0,434146</text:p>
          </table:table-cell>
          <table:table-cell table:formula="of:=([.B19]*[.$B$297])-([.B19]*[.$B$296])+[.$B$296]" office:value-type="float" office:value="26.399998" calcext:value-type="float">
            <text:p>26,399998</text:p>
          </table:table-cell>
          <table:table-cell table:formula="of:=([.C19]*[.$B$297])-([.C19]*[.$B$296])+[.$B$296]" office:value-type="float" office:value="26.143898" calcext:value-type="float">
            <text:p>26,143898</text:p>
          </table:table-cell>
          <table:table-cell table:formula="of:=([.D19]-[.E19])^2" office:value-type="float" office:value="0.06558721" calcext:value-type="float">
            <text:p>0,065587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71633" calcext:value-type="float">
            <text:p>0,471633</text:p>
          </table:table-cell>
          <table:table-cell table:formula="of:=([.B20]*[.$B$297])-([.B20]*[.$B$296])+[.$B$296]" office:value-type="float" office:value="24.600005" calcext:value-type="float">
            <text:p>24,600005</text:p>
          </table:table-cell>
          <table:table-cell table:formula="of:=([.C20]*[.$B$297])-([.C20]*[.$B$296])+[.$B$296]" office:value-type="float" office:value="26.631229" calcext:value-type="float">
            <text:p>26,631229</text:p>
          </table:table-cell>
          <table:table-cell table:formula="of:=([.D20]-[.E20])^2" office:value-type="float" office:value="4.12587093817599" calcext:value-type="float">
            <text:p>4,1258709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86533" calcext:value-type="float">
            <text:p>0,386533</text:p>
          </table:table-cell>
          <table:table-cell table:formula="of:=([.B21]*[.$B$297])-([.B21]*[.$B$296])+[.$B$296]" office:value-type="float" office:value="24.4" calcext:value-type="float">
            <text:p>24,4</text:p>
          </table:table-cell>
          <table:table-cell table:formula="of:=([.C21]*[.$B$297])-([.C21]*[.$B$296])+[.$B$296]" office:value-type="float" office:value="25.524929" calcext:value-type="float">
            <text:p>25,524929</text:p>
          </table:table-cell>
          <table:table-cell table:formula="of:=([.D21]-[.E21])^2" office:value-type="float" office:value="1.265465255041" calcext:value-type="float">
            <text:p>1,265465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78521" calcext:value-type="float">
            <text:p>0,378521</text:p>
          </table:table-cell>
          <table:table-cell table:formula="of:=([.B22]*[.$B$297])-([.B22]*[.$B$296])+[.$B$296]" office:value-type="float" office:value="22.899995" calcext:value-type="float">
            <text:p>22,899995</text:p>
          </table:table-cell>
          <table:table-cell table:formula="of:=([.C22]*[.$B$297])-([.C22]*[.$B$296])+[.$B$296]" office:value-type="float" office:value="25.420773" calcext:value-type="float">
            <text:p>25,420773</text:p>
          </table:table-cell>
          <table:table-cell table:formula="of:=([.D22]-[.E22])^2" office:value-type="float" office:value="6.354321725284" calcext:value-type="float">
            <text:p>6,35432172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51458" calcext:value-type="float">
            <text:p>0,351458</text:p>
          </table:table-cell>
          <table:table-cell table:formula="of:=([.B23]*[.$B$297])-([.B23]*[.$B$296])+[.$B$296]" office:value-type="float" office:value="23.199996" calcext:value-type="float">
            <text:p>23,199996</text:p>
          </table:table-cell>
          <table:table-cell table:formula="of:=([.C23]*[.$B$297])-([.C23]*[.$B$296])+[.$B$296]" office:value-type="float" office:value="25.068954" calcext:value-type="float">
            <text:p>25,068954</text:p>
          </table:table-cell>
          <table:table-cell table:formula="of:=([.D23]-[.E23])^2" office:value-type="float" office:value="3.493004005764" calcext:value-type="float">
            <text:p>3,4930040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28964" calcext:value-type="float">
            <text:p>0,328964</text:p>
          </table:table-cell>
          <table:table-cell table:formula="of:=([.B24]*[.$B$297])-([.B24]*[.$B$296])+[.$B$296]" office:value-type="float" office:value="23.700002" calcext:value-type="float">
            <text:p>23,700002</text:p>
          </table:table-cell>
          <table:table-cell table:formula="of:=([.C24]*[.$B$297])-([.C24]*[.$B$296])+[.$B$296]" office:value-type="float" office:value="24.776532" calcext:value-type="float">
            <text:p>24,776532</text:p>
          </table:table-cell>
          <table:table-cell table:formula="of:=([.D24]-[.E24])^2" office:value-type="float" office:value="1.1589168409" calcext:value-type="float">
            <text:p>1,15891684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76021" calcext:value-type="float">
            <text:p>0,376021</text:p>
          </table:table-cell>
          <table:table-cell table:formula="of:=([.B25]*[.$B$297])-([.B25]*[.$B$296])+[.$B$296]" office:value-type="float" office:value="23.600006" calcext:value-type="float">
            <text:p>23,600006</text:p>
          </table:table-cell>
          <table:table-cell table:formula="of:=([.C25]*[.$B$297])-([.C25]*[.$B$296])+[.$B$296]" office:value-type="float" office:value="25.388273" calcext:value-type="float">
            <text:p>25,388273</text:p>
          </table:table-cell>
          <table:table-cell table:formula="of:=([.D25]-[.E25])^2" office:value-type="float" office:value="3.197898863289" calcext:value-type="float">
            <text:p>3,19789886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8585" calcext:value-type="float">
            <text:p>0,38585</text:p>
          </table:table-cell>
          <table:table-cell table:formula="of:=([.B26]*[.$B$297])-([.B26]*[.$B$296])+[.$B$296]" office:value-type="float" office:value="24.099999" calcext:value-type="float">
            <text:p>24,099999</text:p>
          </table:table-cell>
          <table:table-cell table:formula="of:=([.C26]*[.$B$297])-([.C26]*[.$B$296])+[.$B$296]" office:value-type="float" office:value="25.51605" calcext:value-type="float">
            <text:p>25,51605</text:p>
          </table:table-cell>
          <table:table-cell table:formula="of:=([.D26]-[.E26])^2" office:value-type="float" office:value="2.005200434601" calcext:value-type="float">
            <text:p>2,00520043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424125" calcext:value-type="float">
            <text:p>0,424125</text:p>
          </table:table-cell>
          <table:table-cell table:formula="of:=([.B27]*[.$B$297])-([.B27]*[.$B$296])+[.$B$296]" office:value-type="float" office:value="25.7" calcext:value-type="float">
            <text:p>25,7</text:p>
          </table:table-cell>
          <table:table-cell table:formula="of:=([.C27]*[.$B$297])-([.C27]*[.$B$296])+[.$B$296]" office:value-type="float" office:value="26.013625" calcext:value-type="float">
            <text:p>26,013625</text:p>
          </table:table-cell>
          <table:table-cell table:formula="of:=([.D27]-[.E27])^2" office:value-type="float" office:value="0.0983606406249989" calcext:value-type="float">
            <text:p>0,09836064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4398" calcext:value-type="float">
            <text:p>0,504398</text:p>
          </table:table-cell>
          <table:table-cell table:formula="of:=([.B28]*[.$B$297])-([.B28]*[.$B$296])+[.$B$296]" office:value-type="float" office:value="26.600003" calcext:value-type="float">
            <text:p>26,600003</text:p>
          </table:table-cell>
          <table:table-cell table:formula="of:=([.C28]*[.$B$297])-([.C28]*[.$B$296])+[.$B$296]" office:value-type="float" office:value="27.057174" calcext:value-type="float">
            <text:p>27,057174</text:p>
          </table:table-cell>
          <table:table-cell table:formula="of:=([.D28]-[.E28])^2" office:value-type="float" office:value="0.209005323240999" calcext:value-type="float">
            <text:p>0,20900532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82458" calcext:value-type="float">
            <text:p>0,582458</text:p>
          </table:table-cell>
          <table:table-cell table:formula="of:=([.B29]*[.$B$297])-([.B29]*[.$B$296])+[.$B$296]" office:value-type="float" office:value="27.999999" calcext:value-type="float">
            <text:p>27,999999</text:p>
          </table:table-cell>
          <table:table-cell table:formula="of:=([.C29]*[.$B$297])-([.C29]*[.$B$296])+[.$B$296]" office:value-type="float" office:value="28.071954" calcext:value-type="float">
            <text:p>28,071954</text:p>
          </table:table-cell>
          <table:table-cell table:formula="of:=([.D29]-[.E29])^2" office:value-type="float" office:value="0.00517752202499936" calcext:value-type="float">
            <text:p>0,0051775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0427" calcext:value-type="float">
            <text:p>0,640427</text:p>
          </table:table-cell>
          <table:table-cell table:formula="of:=([.B30]*[.$B$297])-([.B30]*[.$B$296])+[.$B$296]" office:value-type="float" office:value="28.099995" calcext:value-type="float">
            <text:p>28,099995</text:p>
          </table:table-cell>
          <table:table-cell table:formula="of:=([.C30]*[.$B$297])-([.C30]*[.$B$296])+[.$B$296]" office:value-type="float" office:value="28.825551" calcext:value-type="float">
            <text:p>28,825551</text:p>
          </table:table-cell>
          <table:table-cell table:formula="of:=([.D30]-[.E30])^2" office:value-type="float" office:value="0.526431509135996" calcext:value-type="float">
            <text:p>0,5264315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4551" calcext:value-type="float">
            <text:p>0,64551</text:p>
          </table:table-cell>
          <table:table-cell table:formula="of:=([.B31]*[.$B$297])-([.B31]*[.$B$296])+[.$B$296]" office:value-type="float" office:value="27.999999" calcext:value-type="float">
            <text:p>27,999999</text:p>
          </table:table-cell>
          <table:table-cell table:formula="of:=([.C31]*[.$B$297])-([.C31]*[.$B$296])+[.$B$296]" office:value-type="float" office:value="28.89163" calcext:value-type="float">
            <text:p>28,89163</text:p>
          </table:table-cell>
          <table:table-cell table:formula="of:=([.D31]-[.E31])^2" office:value-type="float" office:value="0.795005840160994" calcext:value-type="float">
            <text:p>0,79500584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2201" calcext:value-type="float">
            <text:p>0,602201</text:p>
          </table:table-cell>
          <table:table-cell table:formula="of:=([.B32]*[.$B$297])-([.B32]*[.$B$296])+[.$B$296]" office:value-type="float" office:value="28.999998" calcext:value-type="float">
            <text:p>28,999998</text:p>
          </table:table-cell>
          <table:table-cell table:formula="of:=([.C32]*[.$B$297])-([.C32]*[.$B$296])+[.$B$296]" office:value-type="float" office:value="28.328613" calcext:value-type="float">
            <text:p>28,328613</text:p>
          </table:table-cell>
          <table:table-cell table:formula="of:=([.D32]-[.E32])^2" office:value-type="float" office:value="0.450757818224996" calcext:value-type="float">
            <text:p>0,45075781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9622" calcext:value-type="float">
            <text:p>0,649622</text:p>
          </table:table-cell>
          <table:table-cell table:formula="of:=([.B33]*[.$B$297])-([.B33]*[.$B$296])+[.$B$296]" office:value-type="float" office:value="29.699996" calcext:value-type="float">
            <text:p>29,699996</text:p>
          </table:table-cell>
          <table:table-cell table:formula="of:=([.C33]*[.$B$297])-([.C33]*[.$B$296])+[.$B$296]" office:value-type="float" office:value="28.945086" calcext:value-type="float">
            <text:p>28,945086</text:p>
          </table:table-cell>
          <table:table-cell table:formula="of:=([.D33]-[.E33])^2" office:value-type="float" office:value="0.569889108099998" calcext:value-type="float">
            <text:p>0,56988910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76807" calcext:value-type="float">
            <text:p>0,676807</text:p>
          </table:table-cell>
          <table:table-cell table:formula="of:=([.B34]*[.$B$297])-([.B34]*[.$B$296])+[.$B$296]" office:value-type="float" office:value="31.500002" calcext:value-type="float">
            <text:p>31,500002</text:p>
          </table:table-cell>
          <table:table-cell table:formula="of:=([.C34]*[.$B$297])-([.C34]*[.$B$296])+[.$B$296]" office:value-type="float" office:value="29.298491" calcext:value-type="float">
            <text:p>29,298491</text:p>
          </table:table-cell>
          <table:table-cell table:formula="of:=([.D34]-[.E34])^2" office:value-type="float" office:value="4.84665068312102" calcext:value-type="float">
            <text:p>4,84665068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95238" calcext:value-type="float">
            <text:p>0,795238</text:p>
          </table:table-cell>
          <table:table-cell table:formula="of:=([.B35]*[.$B$297])-([.B35]*[.$B$296])+[.$B$296]" office:value-type="float" office:value="29.800005" calcext:value-type="float">
            <text:p>29,800005</text:p>
          </table:table-cell>
          <table:table-cell table:formula="of:=([.C35]*[.$B$297])-([.C35]*[.$B$296])+[.$B$296]" office:value-type="float" office:value="30.838094" calcext:value-type="float">
            <text:p>30,838094</text:p>
          </table:table-cell>
          <table:table-cell table:formula="of:=([.D35]-[.E35])^2" office:value-type="float" office:value="1.07762877192101" calcext:value-type="float">
            <text:p>1,07762877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80649" calcext:value-type="float">
            <text:p>0,680649</text:p>
          </table:table-cell>
          <table:table-cell table:formula="of:=([.B36]*[.$B$297])-([.B36]*[.$B$296])+[.$B$296]" office:value-type="float" office:value="28.399996" calcext:value-type="float">
            <text:p>28,399996</text:p>
          </table:table-cell>
          <table:table-cell table:formula="of:=([.C36]*[.$B$297])-([.C36]*[.$B$296])+[.$B$296]" office:value-type="float" office:value="29.348437" calcext:value-type="float">
            <text:p>29,348437</text:p>
          </table:table-cell>
          <table:table-cell table:formula="of:=([.D36]-[.E36])^2" office:value-type="float" office:value="0.899540330480991" calcext:value-type="float">
            <text:p>0,89954033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88392" calcext:value-type="float">
            <text:p>0,588392</text:p>
          </table:table-cell>
          <table:table-cell table:formula="of:=([.B37]*[.$B$297])-([.B37]*[.$B$296])+[.$B$296]" office:value-type="float" office:value="27.900003" calcext:value-type="float">
            <text:p>27,900003</text:p>
          </table:table-cell>
          <table:table-cell table:formula="of:=([.C37]*[.$B$297])-([.C37]*[.$B$296])+[.$B$296]" office:value-type="float" office:value="28.149096" calcext:value-type="float">
            <text:p>28,149096</text:p>
          </table:table-cell>
          <table:table-cell table:formula="of:=([.D37]-[.E37])^2" office:value-type="float" office:value="0.062047322649001" calcext:value-type="float">
            <text:p>0,06204732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6033" calcext:value-type="float">
            <text:p>0,56033</text:p>
          </table:table-cell>
          <table:table-cell table:formula="of:=([.B38]*[.$B$297])-([.B38]*[.$B$296])+[.$B$296]" office:value-type="float" office:value="26.600003" calcext:value-type="float">
            <text:p>26,600003</text:p>
          </table:table-cell>
          <table:table-cell table:formula="of:=([.C38]*[.$B$297])-([.C38]*[.$B$296])+[.$B$296]" office:value-type="float" office:value="27.78429" calcext:value-type="float">
            <text:p>27,78429</text:p>
          </table:table-cell>
          <table:table-cell table:formula="of:=([.D38]-[.E38])^2" office:value-type="float" office:value="1.40253569836899" calcext:value-type="float">
            <text:p>1,40253569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2593" calcext:value-type="float">
            <text:p>0,472593</text:p>
          </table:table-cell>
          <table:table-cell table:formula="of:=([.B39]*[.$B$297])-([.B39]*[.$B$296])+[.$B$296]" office:value-type="float" office:value="26.399998" calcext:value-type="float">
            <text:p>26,399998</text:p>
          </table:table-cell>
          <table:table-cell table:formula="of:=([.C39]*[.$B$297])-([.C39]*[.$B$296])+[.$B$296]" office:value-type="float" office:value="26.643709" calcext:value-type="float">
            <text:p>26,643709</text:p>
          </table:table-cell>
          <table:table-cell table:formula="of:=([.D39]-[.E39])^2" office:value-type="float" office:value="0.0593950515210006" calcext:value-type="float">
            <text:p>0,05939505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3085" calcext:value-type="float">
            <text:p>0,463085</text:p>
          </table:table-cell>
          <table:table-cell table:formula="of:=([.B40]*[.$B$297])-([.B40]*[.$B$296])+[.$B$296]" office:value-type="float" office:value="26.300002" calcext:value-type="float">
            <text:p>26,300002</text:p>
          </table:table-cell>
          <table:table-cell table:formula="of:=([.C40]*[.$B$297])-([.C40]*[.$B$296])+[.$B$296]" office:value-type="float" office:value="26.520105" calcext:value-type="float">
            <text:p>26,520105</text:p>
          </table:table-cell>
          <table:table-cell table:formula="of:=([.D40]-[.E40])^2" office:value-type="float" office:value="0.0484453306090008" calcext:value-type="float">
            <text:p>0,04844533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0013" calcext:value-type="float">
            <text:p>0,460013</text:p>
          </table:table-cell>
          <table:table-cell table:formula="of:=([.B41]*[.$B$297])-([.B41]*[.$B$296])+[.$B$296]" office:value-type="float" office:value="26.399998" calcext:value-type="float">
            <text:p>26,399998</text:p>
          </table:table-cell>
          <table:table-cell table:formula="of:=([.C41]*[.$B$297])-([.C41]*[.$B$296])+[.$B$296]" office:value-type="float" office:value="26.480169" calcext:value-type="float">
            <text:p>26,480169</text:p>
          </table:table-cell>
          <table:table-cell table:formula="of:=([.D41]-[.E41])^2" office:value-type="float" office:value="0.006427389241" calcext:value-type="float">
            <text:p>0,00642738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9962" calcext:value-type="float">
            <text:p>0,459962</text:p>
          </table:table-cell>
          <table:table-cell table:formula="of:=([.B42]*[.$B$297])-([.B42]*[.$B$296])+[.$B$296]" office:value-type="float" office:value="26.000001" calcext:value-type="float">
            <text:p>26,000001</text:p>
          </table:table-cell>
          <table:table-cell table:formula="of:=([.C42]*[.$B$297])-([.C42]*[.$B$296])+[.$B$296]" office:value-type="float" office:value="26.479506" calcext:value-type="float">
            <text:p>26,479506</text:p>
          </table:table-cell>
          <table:table-cell table:formula="of:=([.D42]-[.E42])^2" office:value-type="float" office:value="0.229925045025" calcext:value-type="float">
            <text:p>0,2299250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5277" calcext:value-type="float">
            <text:p>0,455277</text:p>
          </table:table-cell>
          <table:table-cell table:formula="of:=([.B43]*[.$B$297])-([.B43]*[.$B$296])+[.$B$296]" office:value-type="float" office:value="26.200006" calcext:value-type="float">
            <text:p>26,200006</text:p>
          </table:table-cell>
          <table:table-cell table:formula="of:=([.C43]*[.$B$297])-([.C43]*[.$B$296])+[.$B$296]" office:value-type="float" office:value="26.418601" calcext:value-type="float">
            <text:p>26,418601</text:p>
          </table:table-cell>
          <table:table-cell table:formula="of:=([.D43]-[.E43])^2" office:value-type="float" office:value="0.0477837740250002" calcext:value-type="float">
            <text:p>0,0477837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581" calcext:value-type="float">
            <text:p>0,46581</text:p>
          </table:table-cell>
          <table:table-cell table:formula="of:=([.B44]*[.$B$297])-([.B44]*[.$B$296])+[.$B$296]" office:value-type="float" office:value="26.200006" calcext:value-type="float">
            <text:p>26,200006</text:p>
          </table:table-cell>
          <table:table-cell table:formula="of:=([.C44]*[.$B$297])-([.C44]*[.$B$296])+[.$B$296]" office:value-type="float" office:value="26.55553" calcext:value-type="float">
            <text:p>26,55553</text:p>
          </table:table-cell>
          <table:table-cell table:formula="of:=([.D44]-[.E44])^2" office:value-type="float" office:value="0.126397314575999" calcext:value-type="float">
            <text:p>0,12639731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2287" calcext:value-type="float">
            <text:p>0,472287</text:p>
          </table:table-cell>
          <table:table-cell table:formula="of:=([.B45]*[.$B$297])-([.B45]*[.$B$296])+[.$B$296]" office:value-type="float" office:value="26.000001" calcext:value-type="float">
            <text:p>26,000001</text:p>
          </table:table-cell>
          <table:table-cell table:formula="of:=([.C45]*[.$B$297])-([.C45]*[.$B$296])+[.$B$296]" office:value-type="float" office:value="26.639731" calcext:value-type="float">
            <text:p>26,639731</text:p>
          </table:table-cell>
          <table:table-cell table:formula="of:=([.D45]-[.E45])^2" office:value-type="float" office:value="0.409254472899996" calcext:value-type="float">
            <text:p>0,40925447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7067" calcext:value-type="float">
            <text:p>0,457067</text:p>
          </table:table-cell>
          <table:table-cell table:formula="of:=([.B46]*[.$B$297])-([.B46]*[.$B$296])+[.$B$296]" office:value-type="float" office:value="25.900005" calcext:value-type="float">
            <text:p>25,900005</text:p>
          </table:table-cell>
          <table:table-cell table:formula="of:=([.C46]*[.$B$297])-([.C46]*[.$B$296])+[.$B$296]" office:value-type="float" office:value="26.441871" calcext:value-type="float">
            <text:p>26,441871</text:p>
          </table:table-cell>
          <table:table-cell table:formula="of:=([.D46]-[.E46])^2" office:value-type="float" office:value="0.293618761955999" calcext:value-type="float">
            <text:p>0,2936187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55704" calcext:value-type="float">
            <text:p>0,455704</text:p>
          </table:table-cell>
          <table:table-cell table:formula="of:=([.B47]*[.$B$297])-([.B47]*[.$B$296])+[.$B$296]" office:value-type="float" office:value="24.799997" calcext:value-type="float">
            <text:p>24,799997</text:p>
          </table:table-cell>
          <table:table-cell table:formula="of:=([.C47]*[.$B$297])-([.C47]*[.$B$296])+[.$B$296]" office:value-type="float" office:value="26.424152" calcext:value-type="float">
            <text:p>26,424152</text:p>
          </table:table-cell>
          <table:table-cell table:formula="of:=([.D47]-[.E47])^2" office:value-type="float" office:value="2.63787946402499" calcext:value-type="float">
            <text:p>2,6378794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046" calcext:value-type="float">
            <text:p>0,40046</text:p>
          </table:table-cell>
          <table:table-cell table:formula="of:=([.B48]*[.$B$297])-([.B48]*[.$B$296])+[.$B$296]" office:value-type="float" office:value="25.399999" calcext:value-type="float">
            <text:p>25,399999</text:p>
          </table:table-cell>
          <table:table-cell table:formula="of:=([.C48]*[.$B$297])-([.C48]*[.$B$296])+[.$B$296]" office:value-type="float" office:value="25.70598" calcext:value-type="float">
            <text:p>25,70598</text:p>
          </table:table-cell>
          <table:table-cell table:formula="of:=([.D48]-[.E48])^2" office:value-type="float" office:value="0.0936243723609995" calcext:value-type="float">
            <text:p>0,09362437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0618" calcext:value-type="float">
            <text:p>0,420618</text:p>
          </table:table-cell>
          <table:table-cell table:formula="of:=([.B49]*[.$B$297])-([.B49]*[.$B$296])+[.$B$296]" office:value-type="float" office:value="25.099998" calcext:value-type="float">
            <text:p>25,099998</text:p>
          </table:table-cell>
          <table:table-cell table:formula="of:=([.C49]*[.$B$297])-([.C49]*[.$B$296])+[.$B$296]" office:value-type="float" office:value="25.968034" calcext:value-type="float">
            <text:p>25,968034</text:p>
          </table:table-cell>
          <table:table-cell table:formula="of:=([.D49]-[.E49])^2" office:value-type="float" office:value="0.753486497296" calcext:value-type="float">
            <text:p>0,75348649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2269" calcext:value-type="float">
            <text:p>0,42269</text:p>
          </table:table-cell>
          <table:table-cell table:formula="of:=([.B50]*[.$B$297])-([.B50]*[.$B$296])+[.$B$296]" office:value-type="float" office:value="25.000002" calcext:value-type="float">
            <text:p>25,000002</text:p>
          </table:table-cell>
          <table:table-cell table:formula="of:=([.C50]*[.$B$297])-([.C50]*[.$B$296])+[.$B$296]" office:value-type="float" office:value="25.99497" calcext:value-type="float">
            <text:p>25,99497</text:p>
          </table:table-cell>
          <table:table-cell table:formula="of:=([.D50]-[.E50])^2" office:value-type="float" office:value="0.989961321024007" calcext:value-type="float">
            <text:p>0,9899613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08749" calcext:value-type="float">
            <text:p>0,408749</text:p>
          </table:table-cell>
          <table:table-cell table:formula="of:=([.B51]*[.$B$297])-([.B51]*[.$B$296])+[.$B$296]" office:value-type="float" office:value="24.700001" calcext:value-type="float">
            <text:p>24,700001</text:p>
          </table:table-cell>
          <table:table-cell table:formula="of:=([.C51]*[.$B$297])-([.C51]*[.$B$296])+[.$B$296]" office:value-type="float" office:value="25.813737" calcext:value-type="float">
            <text:p>25,813737</text:p>
          </table:table-cell>
          <table:table-cell table:formula="of:=([.D51]-[.E51])^2" office:value-type="float" office:value="1.240407877696" calcext:value-type="float">
            <text:p>1,24040787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9243" calcext:value-type="float">
            <text:p>0,409243</text:p>
          </table:table-cell>
          <table:table-cell table:formula="of:=([.B52]*[.$B$297])-([.B52]*[.$B$296])+[.$B$296]" office:value-type="float" office:value="25.000002" calcext:value-type="float">
            <text:p>25,000002</text:p>
          </table:table-cell>
          <table:table-cell table:formula="of:=([.C52]*[.$B$297])-([.C52]*[.$B$296])+[.$B$296]" office:value-type="float" office:value="25.820159" calcext:value-type="float">
            <text:p>25,820159</text:p>
          </table:table-cell>
          <table:table-cell table:formula="of:=([.D52]-[.E52])^2" office:value-type="float" office:value="0.672657504649003" calcext:value-type="float">
            <text:p>0,67265750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4412" calcext:value-type="float">
            <text:p>0,414412</text:p>
          </table:table-cell>
          <table:table-cell table:formula="of:=([.B53]*[.$B$297])-([.B53]*[.$B$296])+[.$B$296]" office:value-type="float" office:value="24.900006" calcext:value-type="float">
            <text:p>24,900006</text:p>
          </table:table-cell>
          <table:table-cell table:formula="of:=([.C53]*[.$B$297])-([.C53]*[.$B$296])+[.$B$296]" office:value-type="float" office:value="25.887356" calcext:value-type="float">
            <text:p>25,887356</text:p>
          </table:table-cell>
          <table:table-cell table:formula="of:=([.D53]-[.E53])^2" office:value-type="float" office:value="0.974860022500006" calcext:value-type="float">
            <text:p>0,97486002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20891" calcext:value-type="float">
            <text:p>0,420891</text:p>
          </table:table-cell>
          <table:table-cell table:formula="of:=([.B54]*[.$B$297])-([.B54]*[.$B$296])+[.$B$296]" office:value-type="float" office:value="26.600003" calcext:value-type="float">
            <text:p>26,600003</text:p>
          </table:table-cell>
          <table:table-cell table:formula="of:=([.C54]*[.$B$297])-([.C54]*[.$B$296])+[.$B$296]" office:value-type="float" office:value="25.971583" calcext:value-type="float">
            <text:p>25,971583</text:p>
          </table:table-cell>
          <table:table-cell table:formula="of:=([.D54]-[.E54])^2" office:value-type="float" office:value="0.394911696400002" calcext:value-type="float">
            <text:p>0,39491169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51079" calcext:value-type="float">
            <text:p>0,51079</text:p>
          </table:table-cell>
          <table:table-cell table:formula="of:=([.B55]*[.$B$297])-([.B55]*[.$B$296])+[.$B$296]" office:value-type="float" office:value="28.600001" calcext:value-type="float">
            <text:p>28,600001</text:p>
          </table:table-cell>
          <table:table-cell table:formula="of:=([.C55]*[.$B$297])-([.C55]*[.$B$296])+[.$B$296]" office:value-type="float" office:value="27.14027" calcext:value-type="float">
            <text:p>27,14027</text:p>
          </table:table-cell>
          <table:table-cell table:formula="of:=([.D55]-[.E55])^2" office:value-type="float" office:value="2.13081459236099" calcext:value-type="float">
            <text:p>2,13081459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76898" calcext:value-type="float">
            <text:p>0,676898</text:p>
          </table:table-cell>
          <table:table-cell table:formula="of:=([.B56]*[.$B$297])-([.B56]*[.$B$296])+[.$B$296]" office:value-type="float" office:value="29.399995" calcext:value-type="float">
            <text:p>29,399995</text:p>
          </table:table-cell>
          <table:table-cell table:formula="of:=([.C56]*[.$B$297])-([.C56]*[.$B$296])+[.$B$296]" office:value-type="float" office:value="29.299674" calcext:value-type="float">
            <text:p>29,299674</text:p>
          </table:table-cell>
          <table:table-cell table:formula="of:=([.D56]-[.E56])^2" office:value-type="float" office:value="0.0100643030410009" calcext:value-type="float">
            <text:p>0,0100643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27045" calcext:value-type="float">
            <text:p>0,727045</text:p>
          </table:table-cell>
          <table:table-cell table:formula="of:=([.B57]*[.$B$297])-([.B57]*[.$B$296])+[.$B$296]" office:value-type="float" office:value="29.800005" calcext:value-type="float">
            <text:p>29,800005</text:p>
          </table:table-cell>
          <table:table-cell table:formula="of:=([.C57]*[.$B$297])-([.C57]*[.$B$296])+[.$B$296]" office:value-type="float" office:value="29.951585" calcext:value-type="float">
            <text:p>29,951585</text:p>
          </table:table-cell>
          <table:table-cell table:formula="of:=([.D57]-[.E57])^2" office:value-type="float" office:value="0.0229764963999997" calcext:value-type="float">
            <text:p>0,02297649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0262" calcext:value-type="float">
            <text:p>0,730262</text:p>
          </table:table-cell>
          <table:table-cell table:formula="of:=([.B58]*[.$B$297])-([.B58]*[.$B$296])+[.$B$296]" office:value-type="float" office:value="30.9" calcext:value-type="float">
            <text:p>30,9</text:p>
          </table:table-cell>
          <table:table-cell table:formula="of:=([.C58]*[.$B$297])-([.C58]*[.$B$296])+[.$B$296]" office:value-type="float" office:value="29.993406" calcext:value-type="float">
            <text:p>29,993406</text:p>
          </table:table-cell>
          <table:table-cell table:formula="of:=([.D58]-[.E58])^2" office:value-type="float" office:value="0.821912680835997" calcext:value-type="float">
            <text:p>0,82191268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78964" calcext:value-type="float">
            <text:p>0,778964</text:p>
          </table:table-cell>
          <table:table-cell table:formula="of:=([.B59]*[.$B$297])-([.B59]*[.$B$296])+[.$B$296]" office:value-type="float" office:value="29.900001" calcext:value-type="float">
            <text:p>29,900001</text:p>
          </table:table-cell>
          <table:table-cell table:formula="of:=([.C59]*[.$B$297])-([.C59]*[.$B$296])+[.$B$296]" office:value-type="float" office:value="30.626532" calcext:value-type="float">
            <text:p>30,626532</text:p>
          </table:table-cell>
          <table:table-cell table:formula="of:=([.D59]-[.E59])^2" office:value-type="float" office:value="0.527847293961002" calcext:value-type="float">
            <text:p>0,5278472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4944" calcext:value-type="float">
            <text:p>0,674944</text:p>
          </table:table-cell>
          <table:table-cell table:formula="of:=([.B60]*[.$B$297])-([.B60]*[.$B$296])+[.$B$296]" office:value-type="float" office:value="30.500003" calcext:value-type="float">
            <text:p>30,500003</text:p>
          </table:table-cell>
          <table:table-cell table:formula="of:=([.C60]*[.$B$297])-([.C60]*[.$B$296])+[.$B$296]" office:value-type="float" office:value="29.274272" calcext:value-type="float">
            <text:p>29,274272</text:p>
          </table:table-cell>
          <table:table-cell table:formula="of:=([.D60]-[.E60])^2" office:value-type="float" office:value="1.50241648436099" calcext:value-type="float">
            <text:p>1,50241648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88125" calcext:value-type="float">
            <text:p>0,688125</text:p>
          </table:table-cell>
          <table:table-cell table:formula="of:=([.B61]*[.$B$297])-([.B61]*[.$B$296])+[.$B$296]" office:value-type="float" office:value="30.200002" calcext:value-type="float">
            <text:p>30,200002</text:p>
          </table:table-cell>
          <table:table-cell table:formula="of:=([.C61]*[.$B$297])-([.C61]*[.$B$296])+[.$B$296]" office:value-type="float" office:value="29.445625" calcext:value-type="float">
            <text:p>29,445625</text:p>
          </table:table-cell>
          <table:table-cell table:formula="of:=([.D61]-[.E61])^2" office:value-type="float" office:value="0.569084658128997" calcext:value-type="float">
            <text:p>0,56908465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57844" calcext:value-type="float">
            <text:p>0,657844</text:p>
          </table:table-cell>
          <table:table-cell table:formula="of:=([.B62]*[.$B$297])-([.B62]*[.$B$296])+[.$B$296]" office:value-type="float" office:value="30.200002" calcext:value-type="float">
            <text:p>30,200002</text:p>
          </table:table-cell>
          <table:table-cell table:formula="of:=([.C62]*[.$B$297])-([.C62]*[.$B$296])+[.$B$296]" office:value-type="float" office:value="29.051972" calcext:value-type="float">
            <text:p>29,051972</text:p>
          </table:table-cell>
          <table:table-cell table:formula="of:=([.D62]-[.E62])^2" office:value-type="float" office:value="1.3179728809" calcext:value-type="float">
            <text:p>1,31797288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35878" calcext:value-type="float">
            <text:p>0,635878</text:p>
          </table:table-cell>
          <table:table-cell table:formula="of:=([.B63]*[.$B$297])-([.B63]*[.$B$296])+[.$B$296]" office:value-type="float" office:value="29.500004" calcext:value-type="float">
            <text:p>29,500004</text:p>
          </table:table-cell>
          <table:table-cell table:formula="of:=([.C63]*[.$B$297])-([.C63]*[.$B$296])+[.$B$296]" office:value-type="float" office:value="28.766414" calcext:value-type="float">
            <text:p>28,766414</text:p>
          </table:table-cell>
          <table:table-cell table:formula="of:=([.D63]-[.E63])^2" office:value-type="float" office:value="0.538154288099994" calcext:value-type="float">
            <text:p>0,53815428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18862" calcext:value-type="float">
            <text:p>0,618862</text:p>
          </table:table-cell>
          <table:table-cell table:formula="of:=([.B64]*[.$B$297])-([.B64]*[.$B$296])+[.$B$296]" office:value-type="float" office:value="27.399997" calcext:value-type="float">
            <text:p>27,399997</text:p>
          </table:table-cell>
          <table:table-cell table:formula="of:=([.C64]*[.$B$297])-([.C64]*[.$B$296])+[.$B$296]" office:value-type="float" office:value="28.545206" calcext:value-type="float">
            <text:p>28,545206</text:p>
          </table:table-cell>
          <table:table-cell table:formula="of:=([.D64]-[.E64])^2" office:value-type="float" office:value="1.311503653681" calcext:value-type="float">
            <text:p>1,31150365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9092" calcext:value-type="float">
            <text:p>0,519092</text:p>
          </table:table-cell>
          <table:table-cell table:formula="of:=([.B65]*[.$B$297])-([.B65]*[.$B$296])+[.$B$296]" office:value-type="float" office:value="25.600004" calcext:value-type="float">
            <text:p>25,600004</text:p>
          </table:table-cell>
          <table:table-cell table:formula="of:=([.C65]*[.$B$297])-([.C65]*[.$B$296])+[.$B$296]" office:value-type="float" office:value="27.248196" calcext:value-type="float">
            <text:p>27,248196</text:p>
          </table:table-cell>
          <table:table-cell table:formula="of:=([.D65]-[.E65])^2" office:value-type="float" office:value="2.71653686886401" calcext:value-type="float">
            <text:p>2,71653686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75175" calcext:value-type="float">
            <text:p>0,475175</text:p>
          </table:table-cell>
          <table:table-cell table:formula="of:=([.B66]*[.$B$297])-([.B66]*[.$B$296])+[.$B$296]" office:value-type="float" office:value="25.300003" calcext:value-type="float">
            <text:p>25,300003</text:p>
          </table:table-cell>
          <table:table-cell table:formula="of:=([.C66]*[.$B$297])-([.C66]*[.$B$296])+[.$B$296]" office:value-type="float" office:value="26.677275" calcext:value-type="float">
            <text:p>26,677275</text:p>
          </table:table-cell>
          <table:table-cell table:formula="of:=([.D66]-[.E66])^2" office:value-type="float" office:value="1.896878161984" calcext:value-type="float">
            <text:p>1,8968781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5182" calcext:value-type="float">
            <text:p>0,445182</text:p>
          </table:table-cell>
          <table:table-cell table:formula="of:=([.B67]*[.$B$297])-([.B67]*[.$B$296])+[.$B$296]" office:value-type="float" office:value="26.300002" calcext:value-type="float">
            <text:p>26,300002</text:p>
          </table:table-cell>
          <table:table-cell table:formula="of:=([.C67]*[.$B$297])-([.C67]*[.$B$296])+[.$B$296]" office:value-type="float" office:value="26.287366" calcext:value-type="float">
            <text:p>26,287366</text:p>
          </table:table-cell>
          <table:table-cell table:formula="of:=([.D67]-[.E67])^2" office:value-type="float" office:value="0.000159668496000014" calcext:value-type="float">
            <text:p>0,00015966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4254" calcext:value-type="float">
            <text:p>0,444254</text:p>
          </table:table-cell>
          <table:table-cell table:formula="of:=([.B68]*[.$B$297])-([.B68]*[.$B$296])+[.$B$296]" office:value-type="float" office:value="25.900005" calcext:value-type="float">
            <text:p>25,900005</text:p>
          </table:table-cell>
          <table:table-cell table:formula="of:=([.C68]*[.$B$297])-([.C68]*[.$B$296])+[.$B$296]" office:value-type="float" office:value="26.275302" calcext:value-type="float">
            <text:p>26,275302</text:p>
          </table:table-cell>
          <table:table-cell table:formula="of:=([.D68]-[.E68])^2" office:value-type="float" office:value="0.140847838209" calcext:value-type="float">
            <text:p>0,14084783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6523" calcext:value-type="float">
            <text:p>0,446523</text:p>
          </table:table-cell>
          <table:table-cell table:formula="of:=([.B69]*[.$B$297])-([.B69]*[.$B$296])+[.$B$296]" office:value-type="float" office:value="25.900005" calcext:value-type="float">
            <text:p>25,900005</text:p>
          </table:table-cell>
          <table:table-cell table:formula="of:=([.C69]*[.$B$297])-([.C69]*[.$B$296])+[.$B$296]" office:value-type="float" office:value="26.304799" calcext:value-type="float">
            <text:p>26,304799</text:p>
          </table:table-cell>
          <table:table-cell table:formula="of:=([.D69]-[.E69])^2" office:value-type="float" office:value="0.163858182436002" calcext:value-type="float">
            <text:p>0,16385818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0007" calcext:value-type="float">
            <text:p>0,460007</text:p>
          </table:table-cell>
          <table:table-cell table:formula="of:=([.B70]*[.$B$297])-([.B70]*[.$B$296])+[.$B$296]" office:value-type="float" office:value="25.499995" calcext:value-type="float">
            <text:p>25,499995</text:p>
          </table:table-cell>
          <table:table-cell table:formula="of:=([.C70]*[.$B$297])-([.C70]*[.$B$296])+[.$B$296]" office:value-type="float" office:value="26.480091" calcext:value-type="float">
            <text:p>26,480091</text:p>
          </table:table-cell>
          <table:table-cell table:formula="of:=([.D70]-[.E70])^2" office:value-type="float" office:value="0.960588169216006" calcext:value-type="float">
            <text:p>0,96058816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5917" calcext:value-type="float">
            <text:p>0,445917</text:p>
          </table:table-cell>
          <table:table-cell table:formula="of:=([.B71]*[.$B$297])-([.B71]*[.$B$296])+[.$B$296]" office:value-type="float" office:value="25.099998" calcext:value-type="float">
            <text:p>25,099998</text:p>
          </table:table-cell>
          <table:table-cell table:formula="of:=([.C71]*[.$B$297])-([.C71]*[.$B$296])+[.$B$296]" office:value-type="float" office:value="26.296921" calcext:value-type="float">
            <text:p>26,296921</text:p>
          </table:table-cell>
          <table:table-cell table:formula="of:=([.D71]-[.E71])^2" office:value-type="float" office:value="1.432624667929" calcext:value-type="float">
            <text:p>1,43262466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0436" calcext:value-type="float">
            <text:p>0,410436</text:p>
          </table:table-cell>
          <table:table-cell table:formula="of:=([.B72]*[.$B$297])-([.B72]*[.$B$296])+[.$B$296]" office:value-type="float" office:value="24.799997" calcext:value-type="float">
            <text:p>24,799997</text:p>
          </table:table-cell>
          <table:table-cell table:formula="of:=([.C72]*[.$B$297])-([.C72]*[.$B$296])+[.$B$296]" office:value-type="float" office:value="25.835668" calcext:value-type="float">
            <text:p>25,835668</text:p>
          </table:table-cell>
          <table:table-cell table:formula="of:=([.D72]-[.E72])^2" office:value-type="float" office:value="1.07261442024099" calcext:value-type="float">
            <text:p>1,07261442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1452" calcext:value-type="float">
            <text:p>0,401452</text:p>
          </table:table-cell>
          <table:table-cell table:formula="of:=([.B73]*[.$B$297])-([.B73]*[.$B$296])+[.$B$296]" office:value-type="float" office:value="24.799997" calcext:value-type="float">
            <text:p>24,799997</text:p>
          </table:table-cell>
          <table:table-cell table:formula="of:=([.C73]*[.$B$297])-([.C73]*[.$B$296])+[.$B$296]" office:value-type="float" office:value="25.718876" calcext:value-type="float">
            <text:p>25,718876</text:p>
          </table:table-cell>
          <table:table-cell table:formula="of:=([.D73]-[.E73])^2" office:value-type="float" office:value="0.844338616641001" calcext:value-type="float">
            <text:p>0,84433861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0089" calcext:value-type="float">
            <text:p>0,40089</text:p>
          </table:table-cell>
          <table:table-cell table:formula="of:=([.B74]*[.$B$297])-([.B74]*[.$B$296])+[.$B$296]" office:value-type="float" office:value="24.499996" calcext:value-type="float">
            <text:p>24,499996</text:p>
          </table:table-cell>
          <table:table-cell table:formula="of:=([.C74]*[.$B$297])-([.C74]*[.$B$296])+[.$B$296]" office:value-type="float" office:value="25.71157" calcext:value-type="float">
            <text:p>25,71157</text:p>
          </table:table-cell>
          <table:table-cell table:formula="of:=([.D74]-[.E74])^2" office:value-type="float" office:value="1.46791155747601" calcext:value-type="float">
            <text:p>1,46791155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2422" calcext:value-type="float">
            <text:p>0,392422</text:p>
          </table:table-cell>
          <table:table-cell table:formula="of:=([.B75]*[.$B$297])-([.B75]*[.$B$296])+[.$B$296]" office:value-type="float" office:value="24.900006" calcext:value-type="float">
            <text:p>24,900006</text:p>
          </table:table-cell>
          <table:table-cell table:formula="of:=([.C75]*[.$B$297])-([.C75]*[.$B$296])+[.$B$296]" office:value-type="float" office:value="25.601486" calcext:value-type="float">
            <text:p>25,601486</text:p>
          </table:table-cell>
          <table:table-cell table:formula="of:=([.D75]-[.E75])^2" office:value-type="float" office:value="0.492074190400005" calcext:value-type="float">
            <text:p>0,49207419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3114" calcext:value-type="float">
            <text:p>0,413114</text:p>
          </table:table-cell>
          <table:table-cell table:formula="of:=([.B76]*[.$B$297])-([.B76]*[.$B$296])+[.$B$296]" office:value-type="float" office:value="25.300003" calcext:value-type="float">
            <text:p>25,300003</text:p>
          </table:table-cell>
          <table:table-cell table:formula="of:=([.C76]*[.$B$297])-([.C76]*[.$B$296])+[.$B$296]" office:value-type="float" office:value="25.870482" calcext:value-type="float">
            <text:p>25,870482</text:p>
          </table:table-cell>
          <table:table-cell table:formula="of:=([.D76]-[.E76])^2" office:value-type="float" office:value="0.325446289441003" calcext:value-type="float">
            <text:p>0,32544628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51928" calcext:value-type="float">
            <text:p>0,451928</text:p>
          </table:table-cell>
          <table:table-cell table:formula="of:=([.B77]*[.$B$297])-([.B77]*[.$B$296])+[.$B$296]" office:value-type="float" office:value="26.699999" calcext:value-type="float">
            <text:p>26,699999</text:p>
          </table:table-cell>
          <table:table-cell table:formula="of:=([.C77]*[.$B$297])-([.C77]*[.$B$296])+[.$B$296]" office:value-type="float" office:value="26.375064" calcext:value-type="float">
            <text:p>26,375064</text:p>
          </table:table-cell>
          <table:table-cell table:formula="of:=([.D77]-[.E77])^2" office:value-type="float" office:value="0.105582754224998" calcext:value-type="float">
            <text:p>0,10558275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37396" calcext:value-type="float">
            <text:p>0,537396</text:p>
          </table:table-cell>
          <table:table-cell table:formula="of:=([.B78]*[.$B$297])-([.B78]*[.$B$296])+[.$B$296]" office:value-type="float" office:value="25.600004" calcext:value-type="float">
            <text:p>25,600004</text:p>
          </table:table-cell>
          <table:table-cell table:formula="of:=([.C78]*[.$B$297])-([.C78]*[.$B$296])+[.$B$296]" office:value-type="float" office:value="27.486148" calcext:value-type="float">
            <text:p>27,486148</text:p>
          </table:table-cell>
          <table:table-cell table:formula="of:=([.D78]-[.E78])^2" office:value-type="float" office:value="3.55753918873601" calcext:value-type="float">
            <text:p>3,55753918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83301" calcext:value-type="float">
            <text:p>0,483301</text:p>
          </table:table-cell>
          <table:table-cell table:formula="of:=([.B79]*[.$B$297])-([.B79]*[.$B$296])+[.$B$296]" office:value-type="float" office:value="24.600005" calcext:value-type="float">
            <text:p>24,600005</text:p>
          </table:table-cell>
          <table:table-cell table:formula="of:=([.C79]*[.$B$297])-([.C79]*[.$B$296])+[.$B$296]" office:value-type="float" office:value="26.782913" calcext:value-type="float">
            <text:p>26,782913</text:p>
          </table:table-cell>
          <table:table-cell table:formula="of:=([.D79]-[.E79])^2" office:value-type="float" office:value="4.76508733646401" calcext:value-type="float">
            <text:p>4,76508733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6768" calcext:value-type="float">
            <text:p>0,396768</text:p>
          </table:table-cell>
          <table:table-cell table:formula="of:=([.B80]*[.$B$297])-([.B80]*[.$B$296])+[.$B$296]" office:value-type="float" office:value="24.799997" calcext:value-type="float">
            <text:p>24,799997</text:p>
          </table:table-cell>
          <table:table-cell table:formula="of:=([.C80]*[.$B$297])-([.C80]*[.$B$296])+[.$B$296]" office:value-type="float" office:value="25.657984" calcext:value-type="float">
            <text:p>25,657984</text:p>
          </table:table-cell>
          <table:table-cell table:formula="of:=([.D80]-[.E80])^2" office:value-type="float" office:value="0.736141692168996" calcext:value-type="float">
            <text:p>0,73614169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11753" calcext:value-type="float">
            <text:p>0,411753</text:p>
          </table:table-cell>
          <table:table-cell table:formula="of:=([.B81]*[.$B$297])-([.B81]*[.$B$296])+[.$B$296]" office:value-type="float" office:value="26.799995" calcext:value-type="float">
            <text:p>26,799995</text:p>
          </table:table-cell>
          <table:table-cell table:formula="of:=([.C81]*[.$B$297])-([.C81]*[.$B$296])+[.$B$296]" office:value-type="float" office:value="25.852789" calcext:value-type="float">
            <text:p>25,852789</text:p>
          </table:table-cell>
          <table:table-cell table:formula="of:=([.D81]-[.E81])^2" office:value-type="float" office:value="0.897199206435996" calcext:value-type="float">
            <text:p>0,89719920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88345" calcext:value-type="float">
            <text:p>0,488345</text:p>
          </table:table-cell>
          <table:table-cell table:formula="of:=([.B82]*[.$B$297])-([.B82]*[.$B$296])+[.$B$296]" office:value-type="float" office:value="27" calcext:value-type="float">
            <text:p>27</text:p>
          </table:table-cell>
          <table:table-cell table:formula="of:=([.C82]*[.$B$297])-([.C82]*[.$B$296])+[.$B$296]" office:value-type="float" office:value="26.848485" calcext:value-type="float">
            <text:p>26,848485</text:p>
          </table:table-cell>
          <table:table-cell table:formula="of:=([.D82]-[.E82])^2" office:value-type="float" office:value="0.022956795225001" calcext:value-type="float">
            <text:p>0,02295679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74972" calcext:value-type="float">
            <text:p>0,574972</text:p>
          </table:table-cell>
          <table:table-cell table:formula="of:=([.B83]*[.$B$297])-([.B83]*[.$B$296])+[.$B$296]" office:value-type="float" office:value="28.699997" calcext:value-type="float">
            <text:p>28,699997</text:p>
          </table:table-cell>
          <table:table-cell table:formula="of:=([.C83]*[.$B$297])-([.C83]*[.$B$296])+[.$B$296]" office:value-type="float" office:value="27.974636" calcext:value-type="float">
            <text:p>27,974636</text:p>
          </table:table-cell>
          <table:table-cell table:formula="of:=([.D83]-[.E83])^2" office:value-type="float" office:value="0.52614858032101" calcext:value-type="float">
            <text:p>0,52614858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63042" calcext:value-type="float">
            <text:p>0,663042</text:p>
          </table:table-cell>
          <table:table-cell table:formula="of:=([.B84]*[.$B$297])-([.B84]*[.$B$296])+[.$B$296]" office:value-type="float" office:value="28.800006" calcext:value-type="float">
            <text:p>28,800006</text:p>
          </table:table-cell>
          <table:table-cell table:formula="of:=([.C84]*[.$B$297])-([.C84]*[.$B$296])+[.$B$296]" office:value-type="float" office:value="29.119546" calcext:value-type="float">
            <text:p>29,119546</text:p>
          </table:table-cell>
          <table:table-cell table:formula="of:=([.D84]-[.E84])^2" office:value-type="float" office:value="0.102105811600002" calcext:value-type="float">
            <text:p>0,10210581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81223" calcext:value-type="float">
            <text:p>0,681223</text:p>
          </table:table-cell>
          <table:table-cell table:formula="of:=([.B85]*[.$B$297])-([.B85]*[.$B$296])+[.$B$296]" office:value-type="float" office:value="27.799994" calcext:value-type="float">
            <text:p>27,799994</text:p>
          </table:table-cell>
          <table:table-cell table:formula="of:=([.C85]*[.$B$297])-([.C85]*[.$B$296])+[.$B$296]" office:value-type="float" office:value="29.355899" calcext:value-type="float">
            <text:p>29,355899</text:p>
          </table:table-cell>
          <table:table-cell table:formula="of:=([.D85]-[.E85])^2" office:value-type="float" office:value="2.420840369025" calcext:value-type="float">
            <text:p>2,4208403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70496" calcext:value-type="float">
            <text:p>0,570496</text:p>
          </table:table-cell>
          <table:table-cell table:formula="of:=([.B86]*[.$B$297])-([.B86]*[.$B$296])+[.$B$296]" office:value-type="float" office:value="28.099995" calcext:value-type="float">
            <text:p>28,099995</text:p>
          </table:table-cell>
          <table:table-cell table:formula="of:=([.C86]*[.$B$297])-([.C86]*[.$B$296])+[.$B$296]" office:value-type="float" office:value="27.916448" calcext:value-type="float">
            <text:p>27,916448</text:p>
          </table:table-cell>
          <table:table-cell table:formula="of:=([.D86]-[.E86])^2" office:value-type="float" office:value="0.033689501208999" calcext:value-type="float">
            <text:p>0,03368950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83139" calcext:value-type="float">
            <text:p>0,583139</text:p>
          </table:table-cell>
          <table:table-cell table:formula="of:=([.B87]*[.$B$297])-([.B87]*[.$B$296])+[.$B$296]" office:value-type="float" office:value="26.900004" calcext:value-type="float">
            <text:p>26,900004</text:p>
          </table:table-cell>
          <table:table-cell table:formula="of:=([.C87]*[.$B$297])-([.C87]*[.$B$296])+[.$B$296]" office:value-type="float" office:value="28.080807" calcext:value-type="float">
            <text:p>28,080807</text:p>
          </table:table-cell>
          <table:table-cell table:formula="of:=([.D87]-[.E87])^2" office:value-type="float" office:value="1.39429572480901" calcext:value-type="float">
            <text:p>1,39429572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2517" calcext:value-type="float">
            <text:p>0,492517</text:p>
          </table:table-cell>
          <table:table-cell table:formula="of:=([.B88]*[.$B$297])-([.B88]*[.$B$296])+[.$B$296]" office:value-type="float" office:value="26.200006" calcext:value-type="float">
            <text:p>26,200006</text:p>
          </table:table-cell>
          <table:table-cell table:formula="of:=([.C88]*[.$B$297])-([.C88]*[.$B$296])+[.$B$296]" office:value-type="float" office:value="26.902721" calcext:value-type="float">
            <text:p>26,902721</text:p>
          </table:table-cell>
          <table:table-cell table:formula="of:=([.D88]-[.E88])^2" office:value-type="float" office:value="0.493808371224997" calcext:value-type="float">
            <text:p>0,49380837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7417" calcext:value-type="float">
            <text:p>0,457417</text:p>
          </table:table-cell>
          <table:table-cell table:formula="of:=([.B89]*[.$B$297])-([.B89]*[.$B$296])+[.$B$296]" office:value-type="float" office:value="25.300003" calcext:value-type="float">
            <text:p>25,300003</text:p>
          </table:table-cell>
          <table:table-cell table:formula="of:=([.C89]*[.$B$297])-([.C89]*[.$B$296])+[.$B$296]" office:value-type="float" office:value="26.446421" calcext:value-type="float">
            <text:p>26,446421</text:p>
          </table:table-cell>
          <table:table-cell table:formula="of:=([.D89]-[.E89])^2" office:value-type="float" office:value="1.314274230724" calcext:value-type="float">
            <text:p>1,31427423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34606" calcext:value-type="float">
            <text:p>0,434606</text:p>
          </table:table-cell>
          <table:table-cell table:formula="of:=([.B90]*[.$B$297])-([.B90]*[.$B$296])+[.$B$296]" office:value-type="float" office:value="25.399999" calcext:value-type="float">
            <text:p>25,399999</text:p>
          </table:table-cell>
          <table:table-cell table:formula="of:=([.C90]*[.$B$297])-([.C90]*[.$B$296])+[.$B$296]" office:value-type="float" office:value="26.149878" calcext:value-type="float">
            <text:p>26,149878</text:p>
          </table:table-cell>
          <table:table-cell table:formula="of:=([.D90]-[.E90])^2" office:value-type="float" office:value="0.562318514641" calcext:value-type="float">
            <text:p>0,56231851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0139" calcext:value-type="float">
            <text:p>0,420139</text:p>
          </table:table-cell>
          <table:table-cell table:formula="of:=([.B91]*[.$B$297])-([.B91]*[.$B$296])+[.$B$296]" office:value-type="float" office:value="25.399999" calcext:value-type="float">
            <text:p>25,399999</text:p>
          </table:table-cell>
          <table:table-cell table:formula="of:=([.C91]*[.$B$297])-([.C91]*[.$B$296])+[.$B$296]" office:value-type="float" office:value="25.961807" calcext:value-type="float">
            <text:p>25,961807</text:p>
          </table:table-cell>
          <table:table-cell table:formula="of:=([.D91]-[.E91])^2" office:value-type="float" office:value="0.315628228863999" calcext:value-type="float">
            <text:p>0,31562822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4673" calcext:value-type="float">
            <text:p>0,424673</text:p>
          </table:table-cell>
          <table:table-cell table:formula="of:=([.B92]*[.$B$297])-([.B92]*[.$B$296])+[.$B$296]" office:value-type="float" office:value="25.399999" calcext:value-type="float">
            <text:p>25,399999</text:p>
          </table:table-cell>
          <table:table-cell table:formula="of:=([.C92]*[.$B$297])-([.C92]*[.$B$296])+[.$B$296]" office:value-type="float" office:value="26.020749" calcext:value-type="float">
            <text:p>26,020749</text:p>
          </table:table-cell>
          <table:table-cell table:formula="of:=([.D92]-[.E92])^2" office:value-type="float" office:value="0.385330562499997" calcext:value-type="float">
            <text:p>0,38533056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808" calcext:value-type="float">
            <text:p>0,42808</text:p>
          </table:table-cell>
          <table:table-cell table:formula="of:=([.B93]*[.$B$297])-([.B93]*[.$B$296])+[.$B$296]" office:value-type="float" office:value="25.099998" calcext:value-type="float">
            <text:p>25,099998</text:p>
          </table:table-cell>
          <table:table-cell table:formula="of:=([.C93]*[.$B$297])-([.C93]*[.$B$296])+[.$B$296]" office:value-type="float" office:value="26.06504" calcext:value-type="float">
            <text:p>26,06504</text:p>
          </table:table-cell>
          <table:table-cell table:formula="of:=([.D93]-[.E93])^2" office:value-type="float" office:value="0.931306061764001" calcext:value-type="float">
            <text:p>0,93130606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23024" calcext:value-type="float">
            <text:p>0,423024</text:p>
          </table:table-cell>
          <table:table-cell table:formula="of:=([.B94]*[.$B$297])-([.B94]*[.$B$296])+[.$B$296]" office:value-type="float" office:value="24.799997" calcext:value-type="float">
            <text:p>24,799997</text:p>
          </table:table-cell>
          <table:table-cell table:formula="of:=([.C94]*[.$B$297])-([.C94]*[.$B$296])+[.$B$296]" office:value-type="float" office:value="25.999312" calcext:value-type="float">
            <text:p>25,999312</text:p>
          </table:table-cell>
          <table:table-cell table:formula="of:=([.D94]-[.E94])^2" office:value-type="float" office:value="1.438356469225" calcext:value-type="float">
            <text:p>1,43835646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4274" calcext:value-type="float">
            <text:p>0,404274</text:p>
          </table:table-cell>
          <table:table-cell table:formula="of:=([.B95]*[.$B$297])-([.B95]*[.$B$296])+[.$B$296]" office:value-type="float" office:value="24.799997" calcext:value-type="float">
            <text:p>24,799997</text:p>
          </table:table-cell>
          <table:table-cell table:formula="of:=([.C95]*[.$B$297])-([.C95]*[.$B$296])+[.$B$296]" office:value-type="float" office:value="25.755562" calcext:value-type="float">
            <text:p>25,755562</text:p>
          </table:table-cell>
          <table:table-cell table:formula="of:=([.D95]-[.E95])^2" office:value-type="float" office:value="0.913104469224993" calcext:value-type="float">
            <text:p>0,91310446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405166" calcext:value-type="float">
            <text:p>0,405166</text:p>
          </table:table-cell>
          <table:table-cell table:formula="of:=([.B96]*[.$B$297])-([.B96]*[.$B$296])+[.$B$296]" office:value-type="float" office:value="24.4" calcext:value-type="float">
            <text:p>24,4</text:p>
          </table:table-cell>
          <table:table-cell table:formula="of:=([.C96]*[.$B$297])-([.C96]*[.$B$296])+[.$B$296]" office:value-type="float" office:value="25.767158" calcext:value-type="float">
            <text:p>25,767158</text:p>
          </table:table-cell>
          <table:table-cell table:formula="of:=([.D96]-[.E96])^2" office:value-type="float" office:value="1.86912099696401" calcext:value-type="float">
            <text:p>1,8691209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88752" calcext:value-type="float">
            <text:p>0,388752</text:p>
          </table:table-cell>
          <table:table-cell table:formula="of:=([.B97]*[.$B$297])-([.B97]*[.$B$296])+[.$B$296]" office:value-type="float" office:value="25.7" calcext:value-type="float">
            <text:p>25,7</text:p>
          </table:table-cell>
          <table:table-cell table:formula="of:=([.C97]*[.$B$297])-([.C97]*[.$B$296])+[.$B$296]" office:value-type="float" office:value="25.553776" calcext:value-type="float">
            <text:p>25,553776</text:p>
          </table:table-cell>
          <table:table-cell table:formula="of:=([.D97]-[.E97])^2" office:value-type="float" office:value="0.021381458176" calcext:value-type="float">
            <text:p>0,02138145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50248" calcext:value-type="float">
            <text:p>0,450248</text:p>
          </table:table-cell>
          <table:table-cell table:formula="of:=([.B98]*[.$B$297])-([.B98]*[.$B$296])+[.$B$296]" office:value-type="float" office:value="24.499996" calcext:value-type="float">
            <text:p>24,499996</text:p>
          </table:table-cell>
          <table:table-cell table:formula="of:=([.C98]*[.$B$297])-([.C98]*[.$B$296])+[.$B$296]" office:value-type="float" office:value="26.353224" calcext:value-type="float">
            <text:p>26,353224</text:p>
          </table:table-cell>
          <table:table-cell table:formula="of:=([.D98]-[.E98])^2" office:value-type="float" office:value="3.43445401998399" calcext:value-type="float">
            <text:p>3,434454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1463" calcext:value-type="float">
            <text:p>0,41463</text:p>
          </table:table-cell>
          <table:table-cell table:formula="of:=([.B99]*[.$B$297])-([.B99]*[.$B$296])+[.$B$296]" office:value-type="float" office:value="24.099999" calcext:value-type="float">
            <text:p>24,099999</text:p>
          </table:table-cell>
          <table:table-cell table:formula="of:=([.C99]*[.$B$297])-([.C99]*[.$B$296])+[.$B$296]" office:value-type="float" office:value="25.89019" calcext:value-type="float">
            <text:p>25,89019</text:p>
          </table:table-cell>
          <table:table-cell table:formula="of:=([.D99]-[.E99])^2" office:value-type="float" office:value="3.204783816481" calcext:value-type="float">
            <text:p>3,20478381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70921" calcext:value-type="float">
            <text:p>0,370921</text:p>
          </table:table-cell>
          <table:table-cell table:formula="of:=([.B100]*[.$B$297])-([.B100]*[.$B$296])+[.$B$296]" office:value-type="float" office:value="24.300004" calcext:value-type="float">
            <text:p>24,300004</text:p>
          </table:table-cell>
          <table:table-cell table:formula="of:=([.C100]*[.$B$297])-([.C100]*[.$B$296])+[.$B$296]" office:value-type="float" office:value="25.321973" calcext:value-type="float">
            <text:p>25,321973</text:p>
          </table:table-cell>
          <table:table-cell table:formula="of:=([.D100]-[.E100])^2" office:value-type="float" office:value="1.044420636961" calcext:value-type="float">
            <text:p>1,044420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96671" calcext:value-type="float">
            <text:p>0,396671</text:p>
          </table:table-cell>
          <table:table-cell table:formula="of:=([.B101]*[.$B$297])-([.B101]*[.$B$296])+[.$B$296]" office:value-type="float" office:value="26.600003" calcext:value-type="float">
            <text:p>26,600003</text:p>
          </table:table-cell>
          <table:table-cell table:formula="of:=([.C101]*[.$B$297])-([.C101]*[.$B$296])+[.$B$296]" office:value-type="float" office:value="25.656723" calcext:value-type="float">
            <text:p>25,656723</text:p>
          </table:table-cell>
          <table:table-cell table:formula="of:=([.D101]-[.E101])^2" office:value-type="float" office:value="0.889777158400003" calcext:value-type="float">
            <text:p>0,88977715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88089" calcext:value-type="float">
            <text:p>0,488089</text:p>
          </table:table-cell>
          <table:table-cell table:formula="of:=([.B102]*[.$B$297])-([.B102]*[.$B$296])+[.$B$296]" office:value-type="float" office:value="25.799996" calcext:value-type="float">
            <text:p>25,799996</text:p>
          </table:table-cell>
          <table:table-cell table:formula="of:=([.C102]*[.$B$297])-([.C102]*[.$B$296])+[.$B$296]" office:value-type="float" office:value="26.845157" calcext:value-type="float">
            <text:p>26,845157</text:p>
          </table:table-cell>
          <table:table-cell table:formula="of:=([.D102]-[.E102])^2" office:value-type="float" office:value="1.092361515921" calcext:value-type="float">
            <text:p>1,09236151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19822" calcext:value-type="float">
            <text:p>0,519822</text:p>
          </table:table-cell>
          <table:table-cell table:formula="of:=([.B103]*[.$B$297])-([.B103]*[.$B$296])+[.$B$296]" office:value-type="float" office:value="24.799997" calcext:value-type="float">
            <text:p>24,799997</text:p>
          </table:table-cell>
          <table:table-cell table:formula="of:=([.C103]*[.$B$297])-([.C103]*[.$B$296])+[.$B$296]" office:value-type="float" office:value="27.257686" calcext:value-type="float">
            <text:p>27,257686</text:p>
          </table:table-cell>
          <table:table-cell table:formula="of:=([.D103]-[.E103])^2" office:value-type="float" office:value="6.04023522072099" calcext:value-type="float">
            <text:p>6,04023522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18202" calcext:value-type="float">
            <text:p>0,418202</text:p>
          </table:table-cell>
          <table:table-cell table:formula="of:=([.B104]*[.$B$297])-([.B104]*[.$B$296])+[.$B$296]" office:value-type="float" office:value="27.300001" calcext:value-type="float">
            <text:p>27,300001</text:p>
          </table:table-cell>
          <table:table-cell table:formula="of:=([.C104]*[.$B$297])-([.C104]*[.$B$296])+[.$B$296]" office:value-type="float" office:value="25.936626" calcext:value-type="float">
            <text:p>25,936626</text:p>
          </table:table-cell>
          <table:table-cell table:formula="of:=([.D104]-[.E104])^2" office:value-type="float" office:value="1.85879139062501" calcext:value-type="float">
            <text:p>1,85879139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25256" calcext:value-type="float">
            <text:p>0,525256</text:p>
          </table:table-cell>
          <table:table-cell table:formula="of:=([.B105]*[.$B$297])-([.B105]*[.$B$296])+[.$B$296]" office:value-type="float" office:value="27.900003" calcext:value-type="float">
            <text:p>27,900003</text:p>
          </table:table-cell>
          <table:table-cell table:formula="of:=([.C105]*[.$B$297])-([.C105]*[.$B$296])+[.$B$296]" office:value-type="float" office:value="27.328328" calcext:value-type="float">
            <text:p>27,328328</text:p>
          </table:table-cell>
          <table:table-cell table:formula="of:=([.D105]-[.E105])^2" office:value-type="float" office:value="0.326812305624999" calcext:value-type="float">
            <text:p>0,32681230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1382" calcext:value-type="float">
            <text:p>0,61382</text:p>
          </table:table-cell>
          <table:table-cell table:formula="of:=([.B106]*[.$B$297])-([.B106]*[.$B$296])+[.$B$296]" office:value-type="float" office:value="28.399996" calcext:value-type="float">
            <text:p>28,399996</text:p>
          </table:table-cell>
          <table:table-cell table:formula="of:=([.C106]*[.$B$297])-([.C106]*[.$B$296])+[.$B$296]" office:value-type="float" office:value="28.47966" calcext:value-type="float">
            <text:p>28,47966</text:p>
          </table:table-cell>
          <table:table-cell table:formula="of:=([.D106]-[.E106])^2" office:value-type="float" office:value="0.0063463528959996" calcext:value-type="float">
            <text:p>0,00634635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39037" calcext:value-type="float">
            <text:p>0,639037</text:p>
          </table:table-cell>
          <table:table-cell table:formula="of:=([.B107]*[.$B$297])-([.B107]*[.$B$296])+[.$B$296]" office:value-type="float" office:value="28.999998" calcext:value-type="float">
            <text:p>28,999998</text:p>
          </table:table-cell>
          <table:table-cell table:formula="of:=([.C107]*[.$B$297])-([.C107]*[.$B$296])+[.$B$296]" office:value-type="float" office:value="28.807481" calcext:value-type="float">
            <text:p>28,807481</text:p>
          </table:table-cell>
          <table:table-cell table:formula="of:=([.D107]-[.E107])^2" office:value-type="float" office:value="0.0370627952889995" calcext:value-type="float">
            <text:p>0,037062795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80831" calcext:value-type="float">
            <text:p>0,680831</text:p>
          </table:table-cell>
          <table:table-cell table:formula="of:=([.B108]*[.$B$297])-([.B108]*[.$B$296])+[.$B$296]" office:value-type="float" office:value="26.799995" calcext:value-type="float">
            <text:p>26,799995</text:p>
          </table:table-cell>
          <table:table-cell table:formula="of:=([.C108]*[.$B$297])-([.C108]*[.$B$296])+[.$B$296]" office:value-type="float" office:value="29.350803" calcext:value-type="float">
            <text:p>29,350803</text:p>
          </table:table-cell>
          <table:table-cell table:formula="of:=([.D108]-[.E108])^2" office:value-type="float" office:value="6.506621452864" calcext:value-type="float">
            <text:p>6,50662145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04178" calcext:value-type="float">
            <text:p>0,504178</text:p>
          </table:table-cell>
          <table:table-cell table:formula="of:=([.B109]*[.$B$297])-([.B109]*[.$B$296])+[.$B$296]" office:value-type="float" office:value="27.099996" calcext:value-type="float">
            <text:p>27,099996</text:p>
          </table:table-cell>
          <table:table-cell table:formula="of:=([.C109]*[.$B$297])-([.C109]*[.$B$296])+[.$B$296]" office:value-type="float" office:value="27.054314" calcext:value-type="float">
            <text:p>27,054314</text:p>
          </table:table-cell>
          <table:table-cell table:formula="of:=([.D109]-[.E109])^2" office:value-type="float" office:value="0.00208684512400026" calcext:value-type="float">
            <text:p>0,00208684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14608" calcext:value-type="float">
            <text:p>0,514608</text:p>
          </table:table-cell>
          <table:table-cell table:formula="of:=([.B110]*[.$B$297])-([.B110]*[.$B$296])+[.$B$296]" office:value-type="float" office:value="26.600003" calcext:value-type="float">
            <text:p>26,600003</text:p>
          </table:table-cell>
          <table:table-cell table:formula="of:=([.C110]*[.$B$297])-([.C110]*[.$B$296])+[.$B$296]" office:value-type="float" office:value="27.189904" calcext:value-type="float">
            <text:p>27,189904</text:p>
          </table:table-cell>
          <table:table-cell table:formula="of:=([.D110]-[.E110])^2" office:value-type="float" office:value="0.347983189800997" calcext:value-type="float">
            <text:p>0,34798318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6391" calcext:value-type="float">
            <text:p>0,486391</text:p>
          </table:table-cell>
          <table:table-cell table:formula="of:=([.B111]*[.$B$297])-([.B111]*[.$B$296])+[.$B$296]" office:value-type="float" office:value="25.499995" calcext:value-type="float">
            <text:p>25,499995</text:p>
          </table:table-cell>
          <table:table-cell table:formula="of:=([.C111]*[.$B$297])-([.C111]*[.$B$296])+[.$B$296]" office:value-type="float" office:value="26.823083" calcext:value-type="float">
            <text:p>26,823083</text:p>
          </table:table-cell>
          <table:table-cell table:formula="of:=([.D111]-[.E111])^2" office:value-type="float" office:value="1.75056185574401" calcext:value-type="float">
            <text:p>1,75056185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6596" calcext:value-type="float">
            <text:p>0,416596</text:p>
          </table:table-cell>
          <table:table-cell table:formula="of:=([.B112]*[.$B$297])-([.B112]*[.$B$296])+[.$B$296]" office:value-type="float" office:value="24.900006" calcext:value-type="float">
            <text:p>24,900006</text:p>
          </table:table-cell>
          <table:table-cell table:formula="of:=([.C112]*[.$B$297])-([.C112]*[.$B$296])+[.$B$296]" office:value-type="float" office:value="25.915748" calcext:value-type="float">
            <text:p>25,915748</text:p>
          </table:table-cell>
          <table:table-cell table:formula="of:=([.D112]-[.E112])^2" office:value-type="float" office:value="1.03173181056401" calcext:value-type="float">
            <text:p>1,03173181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11563" calcext:value-type="float">
            <text:p>0,411563</text:p>
          </table:table-cell>
          <table:table-cell table:formula="of:=([.B113]*[.$B$297])-([.B113]*[.$B$296])+[.$B$296]" office:value-type="float" office:value="26.799995" calcext:value-type="float">
            <text:p>26,799995</text:p>
          </table:table-cell>
          <table:table-cell table:formula="of:=([.C113]*[.$B$297])-([.C113]*[.$B$296])+[.$B$296]" office:value-type="float" office:value="25.850319" calcext:value-type="float">
            <text:p>25,850319</text:p>
          </table:table-cell>
          <table:table-cell table:formula="of:=([.D113]-[.E113])^2" office:value-type="float" office:value="0.901884504976" calcext:value-type="float">
            <text:p>0,9018845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5028" calcext:value-type="float">
            <text:p>0,475028</text:p>
          </table:table-cell>
          <table:table-cell table:formula="of:=([.B114]*[.$B$297])-([.B114]*[.$B$296])+[.$B$296]" office:value-type="float" office:value="26.300002" calcext:value-type="float">
            <text:p>26,300002</text:p>
          </table:table-cell>
          <table:table-cell table:formula="of:=([.C114]*[.$B$297])-([.C114]*[.$B$296])+[.$B$296]" office:value-type="float" office:value="26.675364" calcext:value-type="float">
            <text:p>26,675364</text:p>
          </table:table-cell>
          <table:table-cell table:formula="of:=([.D114]-[.E114])^2" office:value-type="float" office:value="0.140896631043999" calcext:value-type="float">
            <text:p>0,1408966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5389" calcext:value-type="float">
            <text:p>0,495389</text:p>
          </table:table-cell>
          <table:table-cell table:formula="of:=([.B115]*[.$B$297])-([.B115]*[.$B$296])+[.$B$296]" office:value-type="float" office:value="26.000001" calcext:value-type="float">
            <text:p>26,000001</text:p>
          </table:table-cell>
          <table:table-cell table:formula="of:=([.C115]*[.$B$297])-([.C115]*[.$B$296])+[.$B$296]" office:value-type="float" office:value="26.940057" calcext:value-type="float">
            <text:p>26,940057</text:p>
          </table:table-cell>
          <table:table-cell table:formula="of:=([.D115]-[.E115])^2" office:value-type="float" office:value="0.883705283136004" calcext:value-type="float">
            <text:p>0,88370528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9261" calcext:value-type="float">
            <text:p>0,469261</text:p>
          </table:table-cell>
          <table:table-cell table:formula="of:=([.B116]*[.$B$297])-([.B116]*[.$B$296])+[.$B$296]" office:value-type="float" office:value="26.200006" calcext:value-type="float">
            <text:p>26,200006</text:p>
          </table:table-cell>
          <table:table-cell table:formula="of:=([.C116]*[.$B$297])-([.C116]*[.$B$296])+[.$B$296]" office:value-type="float" office:value="26.600393" calcext:value-type="float">
            <text:p>26,600393</text:p>
          </table:table-cell>
          <table:table-cell table:formula="of:=([.D116]-[.E116])^2" office:value-type="float" office:value="0.160309749768996" calcext:value-type="float">
            <text:p>0,16030974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0983" calcext:value-type="float">
            <text:p>0,490983</text:p>
          </table:table-cell>
          <table:table-cell table:formula="of:=([.B117]*[.$B$297])-([.B117]*[.$B$296])+[.$B$296]" office:value-type="float" office:value="26.799995" calcext:value-type="float">
            <text:p>26,799995</text:p>
          </table:table-cell>
          <table:table-cell table:formula="of:=([.C117]*[.$B$297])-([.C117]*[.$B$296])+[.$B$296]" office:value-type="float" office:value="26.882779" calcext:value-type="float">
            <text:p>26,882779</text:p>
          </table:table-cell>
          <table:table-cell table:formula="of:=([.D117]-[.E117])^2" office:value-type="float" office:value="0.00685319065600003" calcext:value-type="float">
            <text:p>0,00685319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9913" calcext:value-type="float">
            <text:p>0,499913</text:p>
          </table:table-cell>
          <table:table-cell table:formula="of:=([.B118]*[.$B$297])-([.B118]*[.$B$296])+[.$B$296]" office:value-type="float" office:value="26.000001" calcext:value-type="float">
            <text:p>26,000001</text:p>
          </table:table-cell>
          <table:table-cell table:formula="of:=([.C118]*[.$B$297])-([.C118]*[.$B$296])+[.$B$296]" office:value-type="float" office:value="26.998869" calcext:value-type="float">
            <text:p>26,998869</text:p>
          </table:table-cell>
          <table:table-cell table:formula="of:=([.D118]-[.E118])^2" office:value-type="float" office:value="0.997737281423996" calcext:value-type="float">
            <text:p>0,99773728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2715" calcext:value-type="float">
            <text:p>0,462715</text:p>
          </table:table-cell>
          <table:table-cell table:formula="of:=([.B119]*[.$B$297])-([.B119]*[.$B$296])+[.$B$296]" office:value-type="float" office:value="26.200006" calcext:value-type="float">
            <text:p>26,200006</text:p>
          </table:table-cell>
          <table:table-cell table:formula="of:=([.C119]*[.$B$297])-([.C119]*[.$B$296])+[.$B$296]" office:value-type="float" office:value="26.515295" calcext:value-type="float">
            <text:p>26,515295</text:p>
          </table:table-cell>
          <table:table-cell table:formula="of:=([.D119]-[.E119])^2" office:value-type="float" office:value="0.0994071535209999" calcext:value-type="float">
            <text:p>0,09940715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8338" calcext:value-type="float">
            <text:p>0,468338</text:p>
          </table:table-cell>
          <table:table-cell table:formula="of:=([.B120]*[.$B$297])-([.B120]*[.$B$296])+[.$B$296]" office:value-type="float" office:value="25.499995" calcext:value-type="float">
            <text:p>25,499995</text:p>
          </table:table-cell>
          <table:table-cell table:formula="of:=([.C120]*[.$B$297])-([.C120]*[.$B$296])+[.$B$296]" office:value-type="float" office:value="26.588394" calcext:value-type="float">
            <text:p>26,588394</text:p>
          </table:table-cell>
          <table:table-cell table:formula="of:=([.D120]-[.E120])^2" office:value-type="float" office:value="1.18461238320101" calcext:value-type="float">
            <text:p>1,18461238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7821" calcext:value-type="float">
            <text:p>0,437821</text:p>
          </table:table-cell>
          <table:table-cell table:formula="of:=([.B121]*[.$B$297])-([.B121]*[.$B$296])+[.$B$296]" office:value-type="float" office:value="25.300003" calcext:value-type="float">
            <text:p>25,300003</text:p>
          </table:table-cell>
          <table:table-cell table:formula="of:=([.C121]*[.$B$297])-([.C121]*[.$B$296])+[.$B$296]" office:value-type="float" office:value="26.191673" calcext:value-type="float">
            <text:p>26,191673</text:p>
          </table:table-cell>
          <table:table-cell table:formula="of:=([.D121]-[.E121])^2" office:value-type="float" office:value="0.795075388900002" calcext:value-type="float">
            <text:p>0,79507538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5243" calcext:value-type="float">
            <text:p>0,415243</text:p>
          </table:table-cell>
          <table:table-cell table:formula="of:=([.B122]*[.$B$297])-([.B122]*[.$B$296])+[.$B$296]" office:value-type="float" office:value="25.000002" calcext:value-type="float">
            <text:p>25,000002</text:p>
          </table:table-cell>
          <table:table-cell table:formula="of:=([.C122]*[.$B$297])-([.C122]*[.$B$296])+[.$B$296]" office:value-type="float" office:value="25.898159" calcext:value-type="float">
            <text:p>25,898159</text:p>
          </table:table-cell>
          <table:table-cell table:formula="of:=([.D122]-[.E122])^2" office:value-type="float" office:value="0.806685996649002" calcext:value-type="float">
            <text:p>0,80668599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2401" calcext:value-type="float">
            <text:p>0,412401</text:p>
          </table:table-cell>
          <table:table-cell table:formula="of:=([.B123]*[.$B$297])-([.B123]*[.$B$296])+[.$B$296]" office:value-type="float" office:value="25.199994" calcext:value-type="float">
            <text:p>25,199994</text:p>
          </table:table-cell>
          <table:table-cell table:formula="of:=([.C123]*[.$B$297])-([.C123]*[.$B$296])+[.$B$296]" office:value-type="float" office:value="25.861213" calcext:value-type="float">
            <text:p>25,861213</text:p>
          </table:table-cell>
          <table:table-cell table:formula="of:=([.D123]-[.E123])^2" office:value-type="float" office:value="0.437210565961004" calcext:value-type="float">
            <text:p>0,4372105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1621" calcext:value-type="float">
            <text:p>0,41621</text:p>
          </table:table-cell>
          <table:table-cell table:formula="of:=([.B124]*[.$B$297])-([.B124]*[.$B$296])+[.$B$296]" office:value-type="float" office:value="24.600005" calcext:value-type="float">
            <text:p>24,600005</text:p>
          </table:table-cell>
          <table:table-cell table:formula="of:=([.C124]*[.$B$297])-([.C124]*[.$B$296])+[.$B$296]" office:value-type="float" office:value="25.91073" calcext:value-type="float">
            <text:p>25,91073</text:p>
          </table:table-cell>
          <table:table-cell table:formula="of:=([.D124]-[.E124])^2" office:value-type="float" office:value="1.718000025625" calcext:value-type="float">
            <text:p>1,71800002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7734" calcext:value-type="float">
            <text:p>0,397734</text:p>
          </table:table-cell>
          <table:table-cell table:formula="of:=([.B125]*[.$B$297])-([.B125]*[.$B$296])+[.$B$296]" office:value-type="float" office:value="26.699999" calcext:value-type="float">
            <text:p>26,699999</text:p>
          </table:table-cell>
          <table:table-cell table:formula="of:=([.C125]*[.$B$297])-([.C125]*[.$B$296])+[.$B$296]" office:value-type="float" office:value="25.670542" calcext:value-type="float">
            <text:p>25,670542</text:p>
          </table:table-cell>
          <table:table-cell table:formula="of:=([.D125]-[.E125])^2" office:value-type="float" office:value="1.059781714849" calcext:value-type="float">
            <text:p>1,05978171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91943" calcext:value-type="float">
            <text:p>0,491943</text:p>
          </table:table-cell>
          <table:table-cell table:formula="of:=([.B126]*[.$B$297])-([.B126]*[.$B$296])+[.$B$296]" office:value-type="float" office:value="28.800006" calcext:value-type="float">
            <text:p>28,800006</text:p>
          </table:table-cell>
          <table:table-cell table:formula="of:=([.C126]*[.$B$297])-([.C126]*[.$B$296])+[.$B$296]" office:value-type="float" office:value="26.895259" calcext:value-type="float">
            <text:p>26,895259</text:p>
          </table:table-cell>
          <table:table-cell table:formula="of:=([.D126]-[.E126])^2" office:value-type="float" office:value="3.62806113400899" calcext:value-type="float">
            <text:p>3,6280611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889" calcext:value-type="float">
            <text:p>0,6889</text:p>
          </table:table-cell>
          <table:table-cell table:formula="of:=([.B127]*[.$B$297])-([.B127]*[.$B$296])+[.$B$296]" office:value-type="float" office:value="29.200003" calcext:value-type="float">
            <text:p>29,200003</text:p>
          </table:table-cell>
          <table:table-cell table:formula="of:=([.C127]*[.$B$297])-([.C127]*[.$B$296])+[.$B$296]" office:value-type="float" office:value="29.4557" calcext:value-type="float">
            <text:p>29,4557</text:p>
          </table:table-cell>
          <table:table-cell table:formula="of:=([.D127]-[.E127])^2" office:value-type="float" office:value="0.0653809558089989" calcext:value-type="float">
            <text:p>0,06538095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1361" calcext:value-type="float">
            <text:p>0,711361</text:p>
          </table:table-cell>
          <table:table-cell table:formula="of:=([.B128]*[.$B$297])-([.B128]*[.$B$296])+[.$B$296]" office:value-type="float" office:value="30.399994" calcext:value-type="float">
            <text:p>30,399994</text:p>
          </table:table-cell>
          <table:table-cell table:formula="of:=([.C128]*[.$B$297])-([.C128]*[.$B$296])+[.$B$296]" office:value-type="float" office:value="29.747693" calcext:value-type="float">
            <text:p>29,747693</text:p>
          </table:table-cell>
          <table:table-cell table:formula="of:=([.D128]-[.E128])^2" office:value-type="float" office:value="0.425496594601002" calcext:value-type="float">
            <text:p>0,42549659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63812" calcext:value-type="float">
            <text:p>0,763812</text:p>
          </table:table-cell>
          <table:table-cell table:formula="of:=([.B129]*[.$B$297])-([.B129]*[.$B$296])+[.$B$296]" office:value-type="float" office:value="30.999996" calcext:value-type="float">
            <text:p>30,999996</text:p>
          </table:table-cell>
          <table:table-cell table:formula="of:=([.C129]*[.$B$297])-([.C129]*[.$B$296])+[.$B$296]" office:value-type="float" office:value="30.429556" calcext:value-type="float">
            <text:p>30,429556</text:p>
          </table:table-cell>
          <table:table-cell table:formula="of:=([.D129]-[.E129])^2" office:value-type="float" office:value="0.325401793600002" calcext:value-type="float">
            <text:p>0,32540179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86553" calcext:value-type="float">
            <text:p>0,786553</text:p>
          </table:table-cell>
          <table:table-cell table:formula="of:=([.B130]*[.$B$297])-([.B130]*[.$B$296])+[.$B$296]" office:value-type="float" office:value="30.500003" calcext:value-type="float">
            <text:p>30,500003</text:p>
          </table:table-cell>
          <table:table-cell table:formula="of:=([.C130]*[.$B$297])-([.C130]*[.$B$296])+[.$B$296]" office:value-type="float" office:value="30.725189" calcext:value-type="float">
            <text:p>30,725189</text:p>
          </table:table-cell>
          <table:table-cell table:formula="of:=([.D130]-[.E130])^2" office:value-type="float" office:value="0.0507087345960004" calcext:value-type="float">
            <text:p>0,05070873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2092" calcext:value-type="float">
            <text:p>0,712092</text:p>
          </table:table-cell>
          <table:table-cell table:formula="of:=([.B131]*[.$B$297])-([.B131]*[.$B$296])+[.$B$296]" office:value-type="float" office:value="30.9" calcext:value-type="float">
            <text:p>30,9</text:p>
          </table:table-cell>
          <table:table-cell table:formula="of:=([.C131]*[.$B$297])-([.C131]*[.$B$296])+[.$B$296]" office:value-type="float" office:value="29.757196" calcext:value-type="float">
            <text:p>29,757196</text:p>
          </table:table-cell>
          <table:table-cell table:formula="of:=([.D131]-[.E131])^2" office:value-type="float" office:value="1.306000982416" calcext:value-type="float">
            <text:p>1,30600098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14599" calcext:value-type="float">
            <text:p>0,714599</text:p>
          </table:table-cell>
          <table:table-cell table:formula="of:=([.B132]*[.$B$297])-([.B132]*[.$B$296])+[.$B$296]" office:value-type="float" office:value="31.500002" calcext:value-type="float">
            <text:p>31,500002</text:p>
          </table:table-cell>
          <table:table-cell table:formula="of:=([.C132]*[.$B$297])-([.C132]*[.$B$296])+[.$B$296]" office:value-type="float" office:value="29.789787" calcext:value-type="float">
            <text:p>29,789787</text:p>
          </table:table-cell>
          <table:table-cell table:formula="of:=([.D132]-[.E132])^2" office:value-type="float" office:value="2.92483534622502" calcext:value-type="float">
            <text:p>2,92483534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20692" calcext:value-type="float">
            <text:p>0,720692</text:p>
          </table:table-cell>
          <table:table-cell table:formula="of:=([.B133]*[.$B$297])-([.B133]*[.$B$296])+[.$B$296]" office:value-type="float" office:value="30.500003" calcext:value-type="float">
            <text:p>30,500003</text:p>
          </table:table-cell>
          <table:table-cell table:formula="of:=([.C133]*[.$B$297])-([.C133]*[.$B$296])+[.$B$296]" office:value-type="float" office:value="29.868996" calcext:value-type="float">
            <text:p>29,868996</text:p>
          </table:table-cell>
          <table:table-cell table:formula="of:=([.D133]-[.E133])^2" office:value-type="float" office:value="0.398169834049" calcext:value-type="float">
            <text:p>0,3981698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55468" calcext:value-type="float">
            <text:p>0,655468</text:p>
          </table:table-cell>
          <table:table-cell table:formula="of:=([.B134]*[.$B$297])-([.B134]*[.$B$296])+[.$B$296]" office:value-type="float" office:value="29.800005" calcext:value-type="float">
            <text:p>29,800005</text:p>
          </table:table-cell>
          <table:table-cell table:formula="of:=([.C134]*[.$B$297])-([.C134]*[.$B$296])+[.$B$296]" office:value-type="float" office:value="29.021084" calcext:value-type="float">
            <text:p>29,021084</text:p>
          </table:table-cell>
          <table:table-cell table:formula="of:=([.D134]-[.E134])^2" office:value-type="float" office:value="0.606717924241001" calcext:value-type="float">
            <text:p>0,60671792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8189" calcext:value-type="float">
            <text:p>0,628189</text:p>
          </table:table-cell>
          <table:table-cell table:formula="of:=([.B135]*[.$B$297])-([.B135]*[.$B$296])+[.$B$296]" office:value-type="float" office:value="28.099995" calcext:value-type="float">
            <text:p>28,099995</text:p>
          </table:table-cell>
          <table:table-cell table:formula="of:=([.C135]*[.$B$297])-([.C135]*[.$B$296])+[.$B$296]" office:value-type="float" office:value="28.666457" calcext:value-type="float">
            <text:p>28,666457</text:p>
          </table:table-cell>
          <table:table-cell table:formula="of:=([.D135]-[.E135])^2" office:value-type="float" office:value="0.320879197443997" calcext:value-type="float">
            <text:p>0,32087919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50749" calcext:value-type="float">
            <text:p>0,550749</text:p>
          </table:table-cell>
          <table:table-cell table:formula="of:=([.B136]*[.$B$297])-([.B136]*[.$B$296])+[.$B$296]" office:value-type="float" office:value="27" calcext:value-type="float">
            <text:p>27</text:p>
          </table:table-cell>
          <table:table-cell table:formula="of:=([.C136]*[.$B$297])-([.C136]*[.$B$296])+[.$B$296]" office:value-type="float" office:value="27.659737" calcext:value-type="float">
            <text:p>27,659737</text:p>
          </table:table-cell>
          <table:table-cell table:formula="of:=([.D136]-[.E136])^2" office:value-type="float" office:value="0.435252909169" calcext:value-type="float">
            <text:p>0,43525290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04353" calcext:value-type="float">
            <text:p>0,504353</text:p>
          </table:table-cell>
          <table:table-cell table:formula="of:=([.B137]*[.$B$297])-([.B137]*[.$B$296])+[.$B$296]" office:value-type="float" office:value="29.099994" calcext:value-type="float">
            <text:p>29,099994</text:p>
          </table:table-cell>
          <table:table-cell table:formula="of:=([.C137]*[.$B$297])-([.C137]*[.$B$296])+[.$B$296]" office:value-type="float" office:value="27.056589" calcext:value-type="float">
            <text:p>27,056589</text:p>
          </table:table-cell>
          <table:table-cell table:formula="of:=([.D137]-[.E137])^2" office:value-type="float" office:value="4.17550399402501" calcext:value-type="float">
            <text:p>4,1755039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51598" calcext:value-type="float">
            <text:p>0,551598</text:p>
          </table:table-cell>
          <table:table-cell table:formula="of:=([.B138]*[.$B$297])-([.B138]*[.$B$296])+[.$B$296]" office:value-type="float" office:value="26.499994" calcext:value-type="float">
            <text:p>26,499994</text:p>
          </table:table-cell>
          <table:table-cell table:formula="of:=([.C138]*[.$B$297])-([.C138]*[.$B$296])+[.$B$296]" office:value-type="float" office:value="27.670774" calcext:value-type="float">
            <text:p>27,670774</text:p>
          </table:table-cell>
          <table:table-cell table:formula="of:=([.D138]-[.E138])^2" office:value-type="float" office:value="1.3707258084" calcext:value-type="float">
            <text:p>1,37072580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4247" calcext:value-type="float">
            <text:p>0,444247</text:p>
          </table:table-cell>
          <table:table-cell table:formula="of:=([.B139]*[.$B$297])-([.B139]*[.$B$296])+[.$B$296]" office:value-type="float" office:value="26.300002" calcext:value-type="float">
            <text:p>26,300002</text:p>
          </table:table-cell>
          <table:table-cell table:formula="of:=([.C139]*[.$B$297])-([.C139]*[.$B$296])+[.$B$296]" office:value-type="float" office:value="26.275211" calcext:value-type="float">
            <text:p>26,275211</text:p>
          </table:table-cell>
          <table:table-cell table:formula="of:=([.D139]-[.E139])^2" office:value-type="float" office:value="0.000614593681000022" calcext:value-type="float">
            <text:p>0,00061459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65846" calcext:value-type="float">
            <text:p>0,465846</text:p>
          </table:table-cell>
          <table:table-cell table:formula="of:=([.B140]*[.$B$297])-([.B140]*[.$B$296])+[.$B$296]" office:value-type="float" office:value="30.100006" calcext:value-type="float">
            <text:p>30,100006</text:p>
          </table:table-cell>
          <table:table-cell table:formula="of:=([.C140]*[.$B$297])-([.C140]*[.$B$296])+[.$B$296]" office:value-type="float" office:value="26.555998" calcext:value-type="float">
            <text:p>26,555998</text:p>
          </table:table-cell>
          <table:table-cell table:formula="of:=([.D140]-[.E140])^2" office:value-type="float" office:value="12.559992704064" calcext:value-type="float">
            <text:p>12,55999270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42562" calcext:value-type="float">
            <text:p>0,642562</text:p>
          </table:table-cell>
          <table:table-cell table:formula="of:=([.B141]*[.$B$297])-([.B141]*[.$B$296])+[.$B$296]" office:value-type="float" office:value="26.300002" calcext:value-type="float">
            <text:p>26,300002</text:p>
          </table:table-cell>
          <table:table-cell table:formula="of:=([.C141]*[.$B$297])-([.C141]*[.$B$296])+[.$B$296]" office:value-type="float" office:value="28.853306" calcext:value-type="float">
            <text:p>28,853306</text:p>
          </table:table-cell>
          <table:table-cell table:formula="of:=([.D141]-[.E141])^2" office:value-type="float" office:value="6.519361316416" calcext:value-type="float">
            <text:p>6,51936131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15" calcext:value-type="float">
            <text:p>0,4315</text:p>
          </table:table-cell>
          <table:table-cell table:formula="of:=([.B142]*[.$B$297])-([.B142]*[.$B$296])+[.$B$296]" office:value-type="float" office:value="26.300002" calcext:value-type="float">
            <text:p>26,300002</text:p>
          </table:table-cell>
          <table:table-cell table:formula="of:=([.C142]*[.$B$297])-([.C142]*[.$B$296])+[.$B$296]" office:value-type="float" office:value="26.1095" calcext:value-type="float">
            <text:p>26,1095</text:p>
          </table:table-cell>
          <table:table-cell table:formula="of:=([.D142]-[.E142])^2" office:value-type="float" office:value="0.0362910120040008" calcext:value-type="float">
            <text:p>0,0362910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883" calcext:value-type="float">
            <text:p>0,47883</text:p>
          </table:table-cell>
          <table:table-cell table:formula="of:=([.B143]*[.$B$297])-([.B143]*[.$B$296])+[.$B$296]" office:value-type="float" office:value="25.900005" calcext:value-type="float">
            <text:p>25,900005</text:p>
          </table:table-cell>
          <table:table-cell table:formula="of:=([.C143]*[.$B$297])-([.C143]*[.$B$296])+[.$B$296]" office:value-type="float" office:value="26.72479" calcext:value-type="float">
            <text:p>26,72479</text:p>
          </table:table-cell>
          <table:table-cell table:formula="of:=([.D143]-[.E143])^2" office:value-type="float" office:value="0.680270296225003" calcext:value-type="float">
            <text:p>0,68027029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14468" calcext:value-type="float">
            <text:p>0,514468</text:p>
          </table:table-cell>
          <table:table-cell table:formula="of:=([.B144]*[.$B$297])-([.B144]*[.$B$296])+[.$B$296]" office:value-type="float" office:value="31.100005" calcext:value-type="float">
            <text:p>31,100005</text:p>
          </table:table-cell>
          <table:table-cell table:formula="of:=([.C144]*[.$B$297])-([.C144]*[.$B$296])+[.$B$296]" office:value-type="float" office:value="27.188084" calcext:value-type="float">
            <text:p>27,188084</text:p>
          </table:table-cell>
          <table:table-cell table:formula="of:=([.D144]-[.E144])^2" office:value-type="float" office:value="15.303125910241" calcext:value-type="float">
            <text:p>15,30312591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52344" calcext:value-type="float">
            <text:p>0,552344</text:p>
          </table:table-cell>
          <table:table-cell table:formula="of:=([.B145]*[.$B$297])-([.B145]*[.$B$296])+[.$B$296]" office:value-type="float" office:value="25.600004" calcext:value-type="float">
            <text:p>25,600004</text:p>
          </table:table-cell>
          <table:table-cell table:formula="of:=([.C145]*[.$B$297])-([.C145]*[.$B$296])+[.$B$296]" office:value-type="float" office:value="27.680472" calcext:value-type="float">
            <text:p>27,680472</text:p>
          </table:table-cell>
          <table:table-cell table:formula="of:=([.D145]-[.E145])^2" office:value-type="float" office:value="4.32834709902401" calcext:value-type="float">
            <text:p>4,3283470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27341" calcext:value-type="float">
            <text:p>0,427341</text:p>
          </table:table-cell>
          <table:table-cell table:formula="of:=([.B146]*[.$B$297])-([.B146]*[.$B$296])+[.$B$296]" office:value-type="float" office:value="28.500005" calcext:value-type="float">
            <text:p>28,500005</text:p>
          </table:table-cell>
          <table:table-cell table:formula="of:=([.C146]*[.$B$297])-([.C146]*[.$B$296])+[.$B$296]" office:value-type="float" office:value="26.055433" calcext:value-type="float">
            <text:p>26,055433</text:p>
          </table:table-cell>
          <table:table-cell table:formula="of:=([.D146]-[.E146])^2" office:value-type="float" office:value="5.975932263184" calcext:value-type="float">
            <text:p>5,97593226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7065" calcext:value-type="float">
            <text:p>0,527065</text:p>
          </table:table-cell>
          <table:table-cell table:formula="of:=([.B147]*[.$B$297])-([.B147]*[.$B$296])+[.$B$296]" office:value-type="float" office:value="25.600004" calcext:value-type="float">
            <text:p>25,600004</text:p>
          </table:table-cell>
          <table:table-cell table:formula="of:=([.C147]*[.$B$297])-([.C147]*[.$B$296])+[.$B$296]" office:value-type="float" office:value="27.351845" calcext:value-type="float">
            <text:p>27,351845</text:p>
          </table:table-cell>
          <table:table-cell table:formula="of:=([.D147]-[.E147])^2" office:value-type="float" office:value="3.06894688928101" calcext:value-type="float">
            <text:p>3,06894688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28892" calcext:value-type="float">
            <text:p>0,528892</text:p>
          </table:table-cell>
          <table:table-cell table:formula="of:=([.B148]*[.$B$297])-([.B148]*[.$B$296])+[.$B$296]" office:value-type="float" office:value="25.300003" calcext:value-type="float">
            <text:p>25,300003</text:p>
          </table:table-cell>
          <table:table-cell table:formula="of:=([.C148]*[.$B$297])-([.C148]*[.$B$296])+[.$B$296]" office:value-type="float" office:value="27.375596" calcext:value-type="float">
            <text:p>27,375596</text:p>
          </table:table-cell>
          <table:table-cell table:formula="of:=([.D148]-[.E148])^2" office:value-type="float" office:value="4.30808630164899" calcext:value-type="float">
            <text:p>4,30808630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98526" calcext:value-type="float">
            <text:p>0,398526</text:p>
          </table:table-cell>
          <table:table-cell table:formula="of:=([.B149]*[.$B$297])-([.B149]*[.$B$296])+[.$B$296]" office:value-type="float" office:value="30.800004" calcext:value-type="float">
            <text:p>30,800004</text:p>
          </table:table-cell>
          <table:table-cell table:formula="of:=([.C149]*[.$B$297])-([.C149]*[.$B$296])+[.$B$296]" office:value-type="float" office:value="25.680838" calcext:value-type="float">
            <text:p>25,680838</text:p>
          </table:table-cell>
          <table:table-cell table:formula="of:=([.D149]-[.E149])^2" office:value-type="float" office:value="26.205860535556" calcext:value-type="float">
            <text:p>26,20586053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1473" calcext:value-type="float">
            <text:p>0,61473</text:p>
          </table:table-cell>
          <table:table-cell table:formula="of:=([.B150]*[.$B$297])-([.B150]*[.$B$296])+[.$B$296]" office:value-type="float" office:value="25.399999" calcext:value-type="float">
            <text:p>25,399999</text:p>
          </table:table-cell>
          <table:table-cell table:formula="of:=([.C150]*[.$B$297])-([.C150]*[.$B$296])+[.$B$296]" office:value-type="float" office:value="28.49149" calcext:value-type="float">
            <text:p>28,49149</text:p>
          </table:table-cell>
          <table:table-cell table:formula="of:=([.D150]-[.E150])^2" office:value-type="float" office:value="9.55731660308099" calcext:value-type="float">
            <text:p>9,5573166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78373" calcext:value-type="float">
            <text:p>0,378373</text:p>
          </table:table-cell>
          <table:table-cell table:formula="of:=([.B151]*[.$B$297])-([.B151]*[.$B$296])+[.$B$296]" office:value-type="float" office:value="30.999996" calcext:value-type="float">
            <text:p>30,999996</text:p>
          </table:table-cell>
          <table:table-cell table:formula="of:=([.C151]*[.$B$297])-([.C151]*[.$B$296])+[.$B$296]" office:value-type="float" office:value="25.418849" calcext:value-type="float">
            <text:p>25,418849</text:p>
          </table:table-cell>
          <table:table-cell table:formula="of:=([.D151]-[.E151])^2" office:value-type="float" office:value="31.149201835609" calcext:value-type="float">
            <text:p>31,14920183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73459" calcext:value-type="float">
            <text:p>0,573459</text:p>
          </table:table-cell>
          <table:table-cell table:formula="of:=([.B152]*[.$B$297])-([.B152]*[.$B$296])+[.$B$296]" office:value-type="float" office:value="25.499995" calcext:value-type="float">
            <text:p>25,499995</text:p>
          </table:table-cell>
          <table:table-cell table:formula="of:=([.C152]*[.$B$297])-([.C152]*[.$B$296])+[.$B$296]" office:value-type="float" office:value="27.954967" calcext:value-type="float">
            <text:p>27,954967</text:p>
          </table:table-cell>
          <table:table-cell table:formula="of:=([.D152]-[.E152])^2" office:value-type="float" office:value="6.02688752078399" calcext:value-type="float">
            <text:p>6,02688752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500365" calcext:value-type="float">
            <text:p>0,500365</text:p>
          </table:table-cell>
          <table:table-cell table:formula="of:=([.B153]*[.$B$297])-([.B153]*[.$B$296])+[.$B$296]" office:value-type="float" office:value="31.400006" calcext:value-type="float">
            <text:p>31,400006</text:p>
          </table:table-cell>
          <table:table-cell table:formula="of:=([.C153]*[.$B$297])-([.C153]*[.$B$296])+[.$B$296]" office:value-type="float" office:value="27.004745" calcext:value-type="float">
            <text:p>27,004745</text:p>
          </table:table-cell>
          <table:table-cell table:formula="of:=([.D153]-[.E153])^2" office:value-type="float" office:value="19.318319258121" calcext:value-type="float">
            <text:p>19,318319258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498068" calcext:value-type="float">
            <text:p>0,498068</text:p>
          </table:table-cell>
          <table:table-cell table:formula="of:=([.B154]*[.$B$297])-([.B154]*[.$B$296])+[.$B$296]" office:value-type="float" office:value="27.600002" calcext:value-type="float">
            <text:p>27,600002</text:p>
          </table:table-cell>
          <table:table-cell table:formula="of:=([.C154]*[.$B$297])-([.C154]*[.$B$296])+[.$B$296]" office:value-type="float" office:value="26.974884" calcext:value-type="float">
            <text:p>26,974884</text:p>
          </table:table-cell>
          <table:table-cell table:formula="of:=([.D154]-[.E154])^2" office:value-type="float" office:value="0.390772513924001" calcext:value-type="float">
            <text:p>0,39077251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602568" calcext:value-type="float">
            <text:p>0,602568</text:p>
          </table:table-cell>
          <table:table-cell table:formula="of:=([.B155]*[.$B$297])-([.B155]*[.$B$296])+[.$B$296]" office:value-type="float" office:value="26.699999" calcext:value-type="float">
            <text:p>26,699999</text:p>
          </table:table-cell>
          <table:table-cell table:formula="of:=([.C155]*[.$B$297])-([.C155]*[.$B$296])+[.$B$296]" office:value-type="float" office:value="28.333384" calcext:value-type="float">
            <text:p>28,333384</text:p>
          </table:table-cell>
          <table:table-cell table:formula="of:=([.D155]-[.E155])^2" office:value-type="float" office:value="2.66794655822501" calcext:value-type="float">
            <text:p>2,66794655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60061" calcext:value-type="float">
            <text:p>0,460061</text:p>
          </table:table-cell>
          <table:table-cell table:formula="of:=([.B156]*[.$B$297])-([.B156]*[.$B$296])+[.$B$296]" office:value-type="float" office:value="26.600003" calcext:value-type="float">
            <text:p>26,600003</text:p>
          </table:table-cell>
          <table:table-cell table:formula="of:=([.C156]*[.$B$297])-([.C156]*[.$B$296])+[.$B$296]" office:value-type="float" office:value="26.480793" calcext:value-type="float">
            <text:p>26,480793</text:p>
          </table:table-cell>
          <table:table-cell table:formula="of:=([.D156]-[.E156])^2" office:value-type="float" office:value="0.0142110241000006" calcext:value-type="float">
            <text:p>0,01421102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55931" calcext:value-type="float">
            <text:p>0,555931</text:p>
          </table:table-cell>
          <table:table-cell table:formula="of:=([.B157]*[.$B$297])-([.B157]*[.$B$296])+[.$B$296]" office:value-type="float" office:value="30.800004" calcext:value-type="float">
            <text:p>30,800004</text:p>
          </table:table-cell>
          <table:table-cell table:formula="of:=([.C157]*[.$B$297])-([.C157]*[.$B$296])+[.$B$296]" office:value-type="float" office:value="27.727103" calcext:value-type="float">
            <text:p>27,727103</text:p>
          </table:table-cell>
          <table:table-cell table:formula="of:=([.D157]-[.E157])^2" office:value-type="float" office:value="9.44272055580101" calcext:value-type="float">
            <text:p>9,44272055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47433" calcext:value-type="float">
            <text:p>0,547433</text:p>
          </table:table-cell>
          <table:table-cell table:formula="of:=([.B158]*[.$B$297])-([.B158]*[.$B$296])+[.$B$296]" office:value-type="float" office:value="29.6" calcext:value-type="float">
            <text:p>29,6</text:p>
          </table:table-cell>
          <table:table-cell table:formula="of:=([.C158]*[.$B$297])-([.C158]*[.$B$296])+[.$B$296]" office:value-type="float" office:value="27.616629" calcext:value-type="float">
            <text:p>27,616629</text:p>
          </table:table-cell>
          <table:table-cell table:formula="of:=([.D158]-[.E158])^2" office:value-type="float" office:value="3.93376052364101" calcext:value-type="float">
            <text:p>3,93376052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96904" calcext:value-type="float">
            <text:p>0,696904</text:p>
          </table:table-cell>
          <table:table-cell table:formula="of:=([.B159]*[.$B$297])-([.B159]*[.$B$296])+[.$B$296]" office:value-type="float" office:value="27.900003" calcext:value-type="float">
            <text:p>27,900003</text:p>
          </table:table-cell>
          <table:table-cell table:formula="of:=([.C159]*[.$B$297])-([.C159]*[.$B$296])+[.$B$296]" office:value-type="float" office:value="29.559752" calcext:value-type="float">
            <text:p>29,559752</text:p>
          </table:table-cell>
          <table:table-cell table:formula="of:=([.D159]-[.E159])^2" office:value-type="float" office:value="2.75476674300099" calcext:value-type="float">
            <text:p>2,7547667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83692" calcext:value-type="float">
            <text:p>0,583692</text:p>
          </table:table-cell>
          <table:table-cell table:formula="of:=([.B160]*[.$B$297])-([.B160]*[.$B$296])+[.$B$296]" office:value-type="float" office:value="27" calcext:value-type="float">
            <text:p>27</text:p>
          </table:table-cell>
          <table:table-cell table:formula="of:=([.C160]*[.$B$297])-([.C160]*[.$B$296])+[.$B$296]" office:value-type="float" office:value="28.087996" calcext:value-type="float">
            <text:p>28,087996</text:p>
          </table:table-cell>
          <table:table-cell table:formula="of:=([.D160]-[.E160])^2" office:value-type="float" office:value="1.18373529601599" calcext:value-type="float">
            <text:p>1,1837352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3641" calcext:value-type="float">
            <text:p>0,553641</text:p>
          </table:table-cell>
          <table:table-cell table:formula="of:=([.B161]*[.$B$297])-([.B161]*[.$B$296])+[.$B$296]" office:value-type="float" office:value="26.600003" calcext:value-type="float">
            <text:p>26,600003</text:p>
          </table:table-cell>
          <table:table-cell table:formula="of:=([.C161]*[.$B$297])-([.C161]*[.$B$296])+[.$B$296]" office:value-type="float" office:value="27.697333" calcext:value-type="float">
            <text:p>27,697333</text:p>
          </table:table-cell>
          <table:table-cell table:formula="of:=([.D161]-[.E161])^2" office:value-type="float" office:value="1.20413312889999" calcext:value-type="float">
            <text:p>1,20413312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6265" calcext:value-type="float">
            <text:p>0,476265</text:p>
          </table:table-cell>
          <table:table-cell table:formula="of:=([.B162]*[.$B$297])-([.B162]*[.$B$296])+[.$B$296]" office:value-type="float" office:value="26.699999" calcext:value-type="float">
            <text:p>26,699999</text:p>
          </table:table-cell>
          <table:table-cell table:formula="of:=([.C162]*[.$B$297])-([.C162]*[.$B$296])+[.$B$296]" office:value-type="float" office:value="26.691445" calcext:value-type="float">
            <text:p>26,691445</text:p>
          </table:table-cell>
          <table:table-cell table:formula="of:=([.D162]-[.E162])^2" office:value-type="float" office:value="0.0000731709159999422" calcext:value-type="float">
            <text:p>7,31709159999422E-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4163" calcext:value-type="float">
            <text:p>0,464163</text:p>
          </table:table-cell>
          <table:table-cell table:formula="of:=([.B163]*[.$B$297])-([.B163]*[.$B$296])+[.$B$296]" office:value-type="float" office:value="26.399998" calcext:value-type="float">
            <text:p>26,399998</text:p>
          </table:table-cell>
          <table:table-cell table:formula="of:=([.C163]*[.$B$297])-([.C163]*[.$B$296])+[.$B$296]" office:value-type="float" office:value="26.534119" calcext:value-type="float">
            <text:p>26,534119</text:p>
          </table:table-cell>
          <table:table-cell table:formula="of:=([.D163]-[.E163])^2" office:value-type="float" office:value="0.0179884426410001" calcext:value-type="float">
            <text:p>0,01798844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1887" calcext:value-type="float">
            <text:p>0,461887</text:p>
          </table:table-cell>
          <table:table-cell table:formula="of:=([.B164]*[.$B$297])-([.B164]*[.$B$296])+[.$B$296]" office:value-type="float" office:value="26.300002" calcext:value-type="float">
            <text:p>26,300002</text:p>
          </table:table-cell>
          <table:table-cell table:formula="of:=([.C164]*[.$B$297])-([.C164]*[.$B$296])+[.$B$296]" office:value-type="float" office:value="26.504531" calcext:value-type="float">
            <text:p>26,504531</text:p>
          </table:table-cell>
          <table:table-cell table:formula="of:=([.D164]-[.E164])^2" office:value-type="float" office:value="0.0418321118410003" calcext:value-type="float">
            <text:p>0,04183211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5052" calcext:value-type="float">
            <text:p>0,465052</text:p>
          </table:table-cell>
          <table:table-cell table:formula="of:=([.B165]*[.$B$297])-([.B165]*[.$B$296])+[.$B$296]" office:value-type="float" office:value="26.699999" calcext:value-type="float">
            <text:p>26,699999</text:p>
          </table:table-cell>
          <table:table-cell table:formula="of:=([.C165]*[.$B$297])-([.C165]*[.$B$296])+[.$B$296]" office:value-type="float" office:value="26.545676" calcext:value-type="float">
            <text:p>26,545676</text:p>
          </table:table-cell>
          <table:table-cell table:formula="of:=([.D165]-[.E165])^2" office:value-type="float" office:value="0.0238155883289994" calcext:value-type="float">
            <text:p>0,02381558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475" calcext:value-type="float">
            <text:p>0,49475</text:p>
          </table:table-cell>
          <table:table-cell table:formula="of:=([.B166]*[.$B$297])-([.B166]*[.$B$296])+[.$B$296]" office:value-type="float" office:value="26.399998" calcext:value-type="float">
            <text:p>26,399998</text:p>
          </table:table-cell>
          <table:table-cell table:formula="of:=([.C166]*[.$B$297])-([.C166]*[.$B$296])+[.$B$296]" office:value-type="float" office:value="26.93175" calcext:value-type="float">
            <text:p>26,93175</text:p>
          </table:table-cell>
          <table:table-cell table:formula="of:=([.D166]-[.E166])^2" office:value-type="float" office:value="0.282760189504001" calcext:value-type="float">
            <text:p>0,28276018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8701" calcext:value-type="float">
            <text:p>0,478701</text:p>
          </table:table-cell>
          <table:table-cell table:formula="of:=([.B167]*[.$B$297])-([.B167]*[.$B$296])+[.$B$296]" office:value-type="float" office:value="26.000001" calcext:value-type="float">
            <text:p>26,000001</text:p>
          </table:table-cell>
          <table:table-cell table:formula="of:=([.C167]*[.$B$297])-([.C167]*[.$B$296])+[.$B$296]" office:value-type="float" office:value="26.723113" calcext:value-type="float">
            <text:p>26,723113</text:p>
          </table:table-cell>
          <table:table-cell table:formula="of:=([.D167]-[.E167])^2" office:value-type="float" office:value="0.522890964543995" calcext:value-type="float">
            <text:p>0,52289096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5779" calcext:value-type="float">
            <text:p>0,455779</text:p>
          </table:table-cell>
          <table:table-cell table:formula="of:=([.B168]*[.$B$297])-([.B168]*[.$B$296])+[.$B$296]" office:value-type="float" office:value="25.799996" calcext:value-type="float">
            <text:p>25,799996</text:p>
          </table:table-cell>
          <table:table-cell table:formula="of:=([.C168]*[.$B$297])-([.C168]*[.$B$296])+[.$B$296]" office:value-type="float" office:value="26.425127" calcext:value-type="float">
            <text:p>26,425127</text:p>
          </table:table-cell>
          <table:table-cell table:formula="of:=([.D168]-[.E168])^2" office:value-type="float" office:value="0.390788767161" calcext:value-type="float">
            <text:p>0,39078876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7791" calcext:value-type="float">
            <text:p>0,447791</text:p>
          </table:table-cell>
          <table:table-cell table:formula="of:=([.B169]*[.$B$297])-([.B169]*[.$B$296])+[.$B$296]" office:value-type="float" office:value="25.300003" calcext:value-type="float">
            <text:p>25,300003</text:p>
          </table:table-cell>
          <table:table-cell table:formula="of:=([.C169]*[.$B$297])-([.C169]*[.$B$296])+[.$B$296]" office:value-type="float" office:value="26.321283" calcext:value-type="float">
            <text:p>26,321283</text:p>
          </table:table-cell>
          <table:table-cell table:formula="of:=([.D169]-[.E169])^2" office:value-type="float" office:value="1.0430128384" calcext:value-type="float">
            <text:p>1,04301283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9393" calcext:value-type="float">
            <text:p>0,419393</text:p>
          </table:table-cell>
          <table:table-cell table:formula="of:=([.B170]*[.$B$297])-([.B170]*[.$B$296])+[.$B$296]" office:value-type="float" office:value="25.300003" calcext:value-type="float">
            <text:p>25,300003</text:p>
          </table:table-cell>
          <table:table-cell table:formula="of:=([.C170]*[.$B$297])-([.C170]*[.$B$296])+[.$B$296]" office:value-type="float" office:value="25.952109" calcext:value-type="float">
            <text:p>25,952109</text:p>
          </table:table-cell>
          <table:table-cell table:formula="of:=([.D170]-[.E170])^2" office:value-type="float" office:value="0.425242235236" calcext:value-type="float">
            <text:p>0,42524223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9157" calcext:value-type="float">
            <text:p>0,419157</text:p>
          </table:table-cell>
          <table:table-cell table:formula="of:=([.B171]*[.$B$297])-([.B171]*[.$B$296])+[.$B$296]" office:value-type="float" office:value="25.099998" calcext:value-type="float">
            <text:p>25,099998</text:p>
          </table:table-cell>
          <table:table-cell table:formula="of:=([.C171]*[.$B$297])-([.C171]*[.$B$296])+[.$B$296]" office:value-type="float" office:value="25.949041" calcext:value-type="float">
            <text:p>25,949041</text:p>
          </table:table-cell>
          <table:table-cell table:formula="of:=([.D171]-[.E171])^2" office:value-type="float" office:value="0.720874015849003" calcext:value-type="float">
            <text:p>0,72087401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16191" calcext:value-type="float">
            <text:p>0,416191</text:p>
          </table:table-cell>
          <table:table-cell table:formula="of:=([.B172]*[.$B$297])-([.B172]*[.$B$296])+[.$B$296]" office:value-type="float" office:value="25.7" calcext:value-type="float">
            <text:p>25,7</text:p>
          </table:table-cell>
          <table:table-cell table:formula="of:=([.C172]*[.$B$297])-([.C172]*[.$B$296])+[.$B$296]" office:value-type="float" office:value="25.910483" calcext:value-type="float">
            <text:p>25,910483</text:p>
          </table:table-cell>
          <table:table-cell table:formula="of:=([.D172]-[.E172])^2" office:value-type="float" office:value="0.044303093289" calcext:value-type="float">
            <text:p>0,04430309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47255" calcext:value-type="float">
            <text:p>0,447255</text:p>
          </table:table-cell>
          <table:table-cell table:formula="of:=([.B173]*[.$B$297])-([.B173]*[.$B$296])+[.$B$296]" office:value-type="float" office:value="27.300001" calcext:value-type="float">
            <text:p>27,300001</text:p>
          </table:table-cell>
          <table:table-cell table:formula="of:=([.C173]*[.$B$297])-([.C173]*[.$B$296])+[.$B$296]" office:value-type="float" office:value="26.314315" calcext:value-type="float">
            <text:p>26,314315</text:p>
          </table:table-cell>
          <table:table-cell table:formula="of:=([.D173]-[.E173])^2" office:value-type="float" office:value="0.971576890596002" calcext:value-type="float">
            <text:p>0,97157689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67797" calcext:value-type="float">
            <text:p>0,567797</text:p>
          </table:table-cell>
          <table:table-cell table:formula="of:=([.B174]*[.$B$297])-([.B174]*[.$B$296])+[.$B$296]" office:value-type="float" office:value="28.699997" calcext:value-type="float">
            <text:p>28,699997</text:p>
          </table:table-cell>
          <table:table-cell table:formula="of:=([.C174]*[.$B$297])-([.C174]*[.$B$296])+[.$B$296]" office:value-type="float" office:value="27.881361" calcext:value-type="float">
            <text:p>27,881361</text:p>
          </table:table-cell>
          <table:table-cell table:formula="of:=([.D174]-[.E174])^2" office:value-type="float" office:value="0.670164900496002" calcext:value-type="float">
            <text:p>0,67016490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82005" calcext:value-type="float">
            <text:p>0,682005</text:p>
          </table:table-cell>
          <table:table-cell table:formula="of:=([.B175]*[.$B$297])-([.B175]*[.$B$296])+[.$B$296]" office:value-type="float" office:value="29.900001" calcext:value-type="float">
            <text:p>29,900001</text:p>
          </table:table-cell>
          <table:table-cell table:formula="of:=([.C175]*[.$B$297])-([.C175]*[.$B$296])+[.$B$296]" office:value-type="float" office:value="29.366065" calcext:value-type="float">
            <text:p>29,366065</text:p>
          </table:table-cell>
          <table:table-cell table:formula="of:=([.D175]-[.E175])^2" office:value-type="float" office:value="0.285087652095997" calcext:value-type="float">
            <text:p>0,28508765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49221" calcext:value-type="float">
            <text:p>0,749221</text:p>
          </table:table-cell>
          <table:table-cell table:formula="of:=([.B176]*[.$B$297])-([.B176]*[.$B$296])+[.$B$296]" office:value-type="float" office:value="31.699994" calcext:value-type="float">
            <text:p>31,699994</text:p>
          </table:table-cell>
          <table:table-cell table:formula="of:=([.C176]*[.$B$297])-([.C176]*[.$B$296])+[.$B$296]" office:value-type="float" office:value="30.239873" calcext:value-type="float">
            <text:p>30,239873</text:p>
          </table:table-cell>
          <table:table-cell table:formula="of:=([.D176]-[.E176])^2" office:value-type="float" office:value="2.13195333464099" calcext:value-type="float">
            <text:p>2,13195333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40781" calcext:value-type="float">
            <text:p>0,840781</text:p>
          </table:table-cell>
          <table:table-cell table:formula="of:=([.B177]*[.$B$297])-([.B177]*[.$B$296])+[.$B$296]" office:value-type="float" office:value="31.699994" calcext:value-type="float">
            <text:p>31,699994</text:p>
          </table:table-cell>
          <table:table-cell table:formula="of:=([.C177]*[.$B$297])-([.C177]*[.$B$296])+[.$B$296]" office:value-type="float" office:value="31.430153" calcext:value-type="float">
            <text:p>31,430153</text:p>
          </table:table-cell>
          <table:table-cell table:formula="of:=([.D177]-[.E177])^2" office:value-type="float" office:value="0.0728141652809998" calcext:value-type="float">
            <text:p>0,072814165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2589" calcext:value-type="float">
            <text:p>0,822589</text:p>
          </table:table-cell>
          <table:table-cell table:formula="of:=([.B178]*[.$B$297])-([.B178]*[.$B$296])+[.$B$296]" office:value-type="float" office:value="31.800003" calcext:value-type="float">
            <text:p>31,800003</text:p>
          </table:table-cell>
          <table:table-cell table:formula="of:=([.C178]*[.$B$297])-([.C178]*[.$B$296])+[.$B$296]" office:value-type="float" office:value="31.193657" calcext:value-type="float">
            <text:p>31,193657</text:p>
          </table:table-cell>
          <table:table-cell table:formula="of:=([.D178]-[.E178])^2" office:value-type="float" office:value="0.367655471715998" calcext:value-type="float">
            <text:p>0,36765547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88962" calcext:value-type="float">
            <text:p>0,788962</text:p>
          </table:table-cell>
          <table:table-cell table:formula="of:=([.B179]*[.$B$297])-([.B179]*[.$B$296])+[.$B$296]" office:value-type="float" office:value="31.500002" calcext:value-type="float">
            <text:p>31,500002</text:p>
          </table:table-cell>
          <table:table-cell table:formula="of:=([.C179]*[.$B$297])-([.C179]*[.$B$296])+[.$B$296]" office:value-type="float" office:value="30.756506" calcext:value-type="float">
            <text:p>30,756506</text:p>
          </table:table-cell>
          <table:table-cell table:formula="of:=([.D179]-[.E179])^2" office:value-type="float" office:value="0.552786302016006" calcext:value-type="float">
            <text:p>0,5527863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24651" calcext:value-type="float">
            <text:p>0,724651</text:p>
          </table:table-cell>
          <table:table-cell table:formula="of:=([.B180]*[.$B$297])-([.B180]*[.$B$296])+[.$B$296]" office:value-type="float" office:value="31.800003" calcext:value-type="float">
            <text:p>31,800003</text:p>
          </table:table-cell>
          <table:table-cell table:formula="of:=([.C180]*[.$B$297])-([.C180]*[.$B$296])+[.$B$296]" office:value-type="float" office:value="29.920463" calcext:value-type="float">
            <text:p>29,920463</text:p>
          </table:table-cell>
          <table:table-cell table:formula="of:=([.D180]-[.E180])^2" office:value-type="float" office:value="3.53267061160001" calcext:value-type="float">
            <text:p>3,53267061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04101" calcext:value-type="float">
            <text:p>0,704101</text:p>
          </table:table-cell>
          <table:table-cell table:formula="of:=([.B181]*[.$B$297])-([.B181]*[.$B$296])+[.$B$296]" office:value-type="float" office:value="30.699995" calcext:value-type="float">
            <text:p>30,699995</text:p>
          </table:table-cell>
          <table:table-cell table:formula="of:=([.C181]*[.$B$297])-([.C181]*[.$B$296])+[.$B$296]" office:value-type="float" office:value="29.653313" calcext:value-type="float">
            <text:p>29,653313</text:p>
          </table:table-cell>
          <table:table-cell table:formula="of:=([.D181]-[.E181])^2" office:value-type="float" office:value="1.095543209124" calcext:value-type="float">
            <text:p>1,09554320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48749" calcext:value-type="float">
            <text:p>0,648749</text:p>
          </table:table-cell>
          <table:table-cell table:formula="of:=([.B182]*[.$B$297])-([.B182]*[.$B$296])+[.$B$296]" office:value-type="float" office:value="30.100006" calcext:value-type="float">
            <text:p>30,100006</text:p>
          </table:table-cell>
          <table:table-cell table:formula="of:=([.C182]*[.$B$297])-([.C182]*[.$B$296])+[.$B$296]" office:value-type="float" office:value="28.933737" calcext:value-type="float">
            <text:p>28,933737</text:p>
          </table:table-cell>
          <table:table-cell table:formula="of:=([.D182]-[.E182])^2" office:value-type="float" office:value="1.360183380361" calcext:value-type="float">
            <text:p>1,36018338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0635" calcext:value-type="float">
            <text:p>0,620635</text:p>
          </table:table-cell>
          <table:table-cell table:formula="of:=([.B183]*[.$B$297])-([.B183]*[.$B$296])+[.$B$296]" office:value-type="float" office:value="28.099995" calcext:value-type="float">
            <text:p>28,099995</text:p>
          </table:table-cell>
          <table:table-cell table:formula="of:=([.C183]*[.$B$297])-([.C183]*[.$B$296])+[.$B$296]" office:value-type="float" office:value="28.568255" calcext:value-type="float">
            <text:p>28,568255</text:p>
          </table:table-cell>
          <table:table-cell table:formula="of:=([.D183]-[.E183])^2" office:value-type="float" office:value="0.219267427600001" calcext:value-type="float">
            <text:p>0,21926742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47005" calcext:value-type="float">
            <text:p>0,547005</text:p>
          </table:table-cell>
          <table:table-cell table:formula="of:=([.B184]*[.$B$297])-([.B184]*[.$B$296])+[.$B$296]" office:value-type="float" office:value="27.099996" calcext:value-type="float">
            <text:p>27,099996</text:p>
          </table:table-cell>
          <table:table-cell table:formula="of:=([.C184]*[.$B$297])-([.C184]*[.$B$296])+[.$B$296]" office:value-type="float" office:value="27.611065" calcext:value-type="float">
            <text:p>27,611065</text:p>
          </table:table-cell>
          <table:table-cell table:formula="of:=([.D184]-[.E184])^2" office:value-type="float" office:value="0.261191522760999" calcext:value-type="float">
            <text:p>0,26119152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09435" calcext:value-type="float">
            <text:p>0,509435</text:p>
          </table:table-cell>
          <table:table-cell table:formula="of:=([.B185]*[.$B$297])-([.B185]*[.$B$296])+[.$B$296]" office:value-type="float" office:value="26.799995" calcext:value-type="float">
            <text:p>26,799995</text:p>
          </table:table-cell>
          <table:table-cell table:formula="of:=([.C185]*[.$B$297])-([.C185]*[.$B$296])+[.$B$296]" office:value-type="float" office:value="27.122655" calcext:value-type="float">
            <text:p>27,122655</text:p>
          </table:table-cell>
          <table:table-cell table:formula="of:=([.D185]-[.E185])^2" office:value-type="float" office:value="0.104109475600002" calcext:value-type="float">
            <text:p>0,10410947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90766" calcext:value-type="float">
            <text:p>0,490766</text:p>
          </table:table-cell>
          <table:table-cell table:formula="of:=([.B186]*[.$B$297])-([.B186]*[.$B$296])+[.$B$296]" office:value-type="float" office:value="26.099997" calcext:value-type="float">
            <text:p>26,099997</text:p>
          </table:table-cell>
          <table:table-cell table:formula="of:=([.C186]*[.$B$297])-([.C186]*[.$B$296])+[.$B$296]" office:value-type="float" office:value="26.879958" calcext:value-type="float">
            <text:p>26,879958</text:p>
          </table:table-cell>
          <table:table-cell table:formula="of:=([.D186]-[.E186])^2" office:value-type="float" office:value="0.608339161520995" calcext:value-type="float">
            <text:p>0,60833916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3423" calcext:value-type="float">
            <text:p>0,443423</text:p>
          </table:table-cell>
          <table:table-cell table:formula="of:=([.B187]*[.$B$297])-([.B187]*[.$B$296])+[.$B$296]" office:value-type="float" office:value="26.399998" calcext:value-type="float">
            <text:p>26,399998</text:p>
          </table:table-cell>
          <table:table-cell table:formula="of:=([.C187]*[.$B$297])-([.C187]*[.$B$296])+[.$B$296]" office:value-type="float" office:value="26.264499" calcext:value-type="float">
            <text:p>26,264499</text:p>
          </table:table-cell>
          <table:table-cell table:formula="of:=([.D187]-[.E187])^2" office:value-type="float" office:value="0.0183599790009998" calcext:value-type="float">
            <text:p>0,0183599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8999" calcext:value-type="float">
            <text:p>0,458999</text:p>
          </table:table-cell>
          <table:table-cell table:formula="of:=([.B188]*[.$B$297])-([.B188]*[.$B$296])+[.$B$296]" office:value-type="float" office:value="26.499994" calcext:value-type="float">
            <text:p>26,499994</text:p>
          </table:table-cell>
          <table:table-cell table:formula="of:=([.C188]*[.$B$297])-([.C188]*[.$B$296])+[.$B$296]" office:value-type="float" office:value="26.466987" calcext:value-type="float">
            <text:p>26,466987</text:p>
          </table:table-cell>
          <table:table-cell table:formula="of:=([.D188]-[.E188])^2" office:value-type="float" office:value="0.00108946204900009" calcext:value-type="float">
            <text:p>0,0010894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8722" calcext:value-type="float">
            <text:p>0,478722</text:p>
          </table:table-cell>
          <table:table-cell table:formula="of:=([.B189]*[.$B$297])-([.B189]*[.$B$296])+[.$B$296]" office:value-type="float" office:value="26.099997" calcext:value-type="float">
            <text:p>26,099997</text:p>
          </table:table-cell>
          <table:table-cell table:formula="of:=([.C189]*[.$B$297])-([.C189]*[.$B$296])+[.$B$296]" office:value-type="float" office:value="26.723386" calcext:value-type="float">
            <text:p>26,723386</text:p>
          </table:table-cell>
          <table:table-cell table:formula="of:=([.D189]-[.E189])^2" office:value-type="float" office:value="0.388613845320995" calcext:value-type="float">
            <text:p>0,38861384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7825" calcext:value-type="float">
            <text:p>0,457825</text:p>
          </table:table-cell>
          <table:table-cell table:formula="of:=([.B190]*[.$B$297])-([.B190]*[.$B$296])+[.$B$296]" office:value-type="float" office:value="26.000001" calcext:value-type="float">
            <text:p>26,000001</text:p>
          </table:table-cell>
          <table:table-cell table:formula="of:=([.C190]*[.$B$297])-([.C190]*[.$B$296])+[.$B$296]" office:value-type="float" office:value="26.451725" calcext:value-type="float">
            <text:p>26,451725</text:p>
          </table:table-cell>
          <table:table-cell table:formula="of:=([.D190]-[.E190])^2" office:value-type="float" office:value="0.204054572175999" calcext:value-type="float">
            <text:p>0,20405457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9071" calcext:value-type="float">
            <text:p>0,459071</text:p>
          </table:table-cell>
          <table:table-cell table:formula="of:=([.B191]*[.$B$297])-([.B191]*[.$B$296])+[.$B$296]" office:value-type="float" office:value="25.600004" calcext:value-type="float">
            <text:p>25,600004</text:p>
          </table:table-cell>
          <table:table-cell table:formula="of:=([.C191]*[.$B$297])-([.C191]*[.$B$296])+[.$B$296]" office:value-type="float" office:value="26.467923" calcext:value-type="float">
            <text:p>26,467923</text:p>
          </table:table-cell>
          <table:table-cell table:formula="of:=([.D191]-[.E191])^2" office:value-type="float" office:value="0.753283390561001" calcext:value-type="float">
            <text:p>0,75328339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6871" calcext:value-type="float">
            <text:p>0,436871</text:p>
          </table:table-cell>
          <table:table-cell table:formula="of:=([.B192]*[.$B$297])-([.B192]*[.$B$296])+[.$B$296]" office:value-type="float" office:value="25.799996" calcext:value-type="float">
            <text:p>25,799996</text:p>
          </table:table-cell>
          <table:table-cell table:formula="of:=([.C192]*[.$B$297])-([.C192]*[.$B$296])+[.$B$296]" office:value-type="float" office:value="26.179323" calcext:value-type="float">
            <text:p>26,179323</text:p>
          </table:table-cell>
          <table:table-cell table:formula="of:=([.D192]-[.E192])^2" office:value-type="float" office:value="0.143888972929" calcext:value-type="float">
            <text:p>0,14388897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2937" calcext:value-type="float">
            <text:p>0,442937</text:p>
          </table:table-cell>
          <table:table-cell table:formula="of:=([.B193]*[.$B$297])-([.B193]*[.$B$296])+[.$B$296]" office:value-type="float" office:value="25.799996" calcext:value-type="float">
            <text:p>25,799996</text:p>
          </table:table-cell>
          <table:table-cell table:formula="of:=([.C193]*[.$B$297])-([.C193]*[.$B$296])+[.$B$296]" office:value-type="float" office:value="26.258181" calcext:value-type="float">
            <text:p>26,258181</text:p>
          </table:table-cell>
          <table:table-cell table:formula="of:=([.D193]-[.E193])^2" office:value-type="float" office:value="0.209933494225" calcext:value-type="float">
            <text:p>0,20993349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2721" calcext:value-type="float">
            <text:p>0,452721</text:p>
          </table:table-cell>
          <table:table-cell table:formula="of:=([.B194]*[.$B$297])-([.B194]*[.$B$296])+[.$B$296]" office:value-type="float" office:value="25.499995" calcext:value-type="float">
            <text:p>25,499995</text:p>
          </table:table-cell>
          <table:table-cell table:formula="of:=([.C194]*[.$B$297])-([.C194]*[.$B$296])+[.$B$296]" office:value-type="float" office:value="26.385373" calcext:value-type="float">
            <text:p>26,385373</text:p>
          </table:table-cell>
          <table:table-cell table:formula="of:=([.D194]-[.E194])^2" office:value-type="float" office:value="0.783894202884005" calcext:value-type="float">
            <text:p>0,78389420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4835" calcext:value-type="float">
            <text:p>0,434835</text:p>
          </table:table-cell>
          <table:table-cell table:formula="of:=([.B195]*[.$B$297])-([.B195]*[.$B$296])+[.$B$296]" office:value-type="float" office:value="25.099998" calcext:value-type="float">
            <text:p>25,099998</text:p>
          </table:table-cell>
          <table:table-cell table:formula="of:=([.C195]*[.$B$297])-([.C195]*[.$B$296])+[.$B$296]" office:value-type="float" office:value="26.152855" calcext:value-type="float">
            <text:p>26,152855</text:p>
          </table:table-cell>
          <table:table-cell table:formula="of:=([.D195]-[.E195])^2" office:value-type="float" office:value="1.108507862449" calcext:value-type="float">
            <text:p>1,10850786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7122" calcext:value-type="float">
            <text:p>0,417122</text:p>
          </table:table-cell>
          <table:table-cell table:formula="of:=([.B196]*[.$B$297])-([.B196]*[.$B$296])+[.$B$296]" office:value-type="float" office:value="25.099998" calcext:value-type="float">
            <text:p>25,099998</text:p>
          </table:table-cell>
          <table:table-cell table:formula="of:=([.C196]*[.$B$297])-([.C196]*[.$B$296])+[.$B$296]" office:value-type="float" office:value="25.922586" calcext:value-type="float">
            <text:p>25,922586</text:p>
          </table:table-cell>
          <table:table-cell table:formula="of:=([.D196]-[.E196])^2" office:value-type="float" office:value="0.676651017744005" calcext:value-type="float">
            <text:p>0,676651017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15273" calcext:value-type="float">
            <text:p>0,415273</text:p>
          </table:table-cell>
          <table:table-cell table:formula="of:=([.B197]*[.$B$297])-([.B197]*[.$B$296])+[.$B$296]" office:value-type="float" office:value="26.499994" calcext:value-type="float">
            <text:p>26,499994</text:p>
          </table:table-cell>
          <table:table-cell table:formula="of:=([.C197]*[.$B$297])-([.C197]*[.$B$296])+[.$B$296]" office:value-type="float" office:value="25.898549" calcext:value-type="float">
            <text:p>25,898549</text:p>
          </table:table-cell>
          <table:table-cell table:formula="of:=([.D197]-[.E197])^2" office:value-type="float" office:value="0.361736088024998" calcext:value-type="float">
            <text:p>0,3617360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93632" calcext:value-type="float">
            <text:p>0,493632</text:p>
          </table:table-cell>
          <table:table-cell table:formula="of:=([.B198]*[.$B$297])-([.B198]*[.$B$296])+[.$B$296]" office:value-type="float" office:value="27.099996" calcext:value-type="float">
            <text:p>27,099996</text:p>
          </table:table-cell>
          <table:table-cell table:formula="of:=([.C198]*[.$B$297])-([.C198]*[.$B$296])+[.$B$296]" office:value-type="float" office:value="26.917216" calcext:value-type="float">
            <text:p>26,917216</text:p>
          </table:table-cell>
          <table:table-cell table:formula="of:=([.D198]-[.E198])^2" office:value-type="float" office:value="0.0334085284000017" calcext:value-type="float">
            <text:p>0,03340852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71898" calcext:value-type="float">
            <text:p>0,571898</text:p>
          </table:table-cell>
          <table:table-cell table:formula="of:=([.B199]*[.$B$297])-([.B199]*[.$B$296])+[.$B$296]" office:value-type="float" office:value="29.399995" calcext:value-type="float">
            <text:p>29,399995</text:p>
          </table:table-cell>
          <table:table-cell table:formula="of:=([.C199]*[.$B$297])-([.C199]*[.$B$296])+[.$B$296]" office:value-type="float" office:value="27.934674" calcext:value-type="float">
            <text:p>27,934674</text:p>
          </table:table-cell>
          <table:table-cell table:formula="of:=([.D199]-[.E199])^2" office:value-type="float" office:value="2.147165633041" calcext:value-type="float">
            <text:p>2,1471656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02949" calcext:value-type="float">
            <text:p>0,702949</text:p>
          </table:table-cell>
          <table:table-cell table:formula="of:=([.B200]*[.$B$297])-([.B200]*[.$B$296])+[.$B$296]" office:value-type="float" office:value="30.699995" calcext:value-type="float">
            <text:p>30,699995</text:p>
          </table:table-cell>
          <table:table-cell table:formula="of:=([.C200]*[.$B$297])-([.C200]*[.$B$296])+[.$B$296]" office:value-type="float" office:value="29.638337" calcext:value-type="float">
            <text:p>29,638337</text:p>
          </table:table-cell>
          <table:table-cell table:formula="of:=([.D200]-[.E200])^2" office:value-type="float" office:value="1.127117708964" calcext:value-type="float">
            <text:p>1,127117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96857" calcext:value-type="float">
            <text:p>0,796857</text:p>
          </table:table-cell>
          <table:table-cell table:formula="of:=([.B201]*[.$B$297])-([.B201]*[.$B$296])+[.$B$296]" office:value-type="float" office:value="31.100005" calcext:value-type="float">
            <text:p>31,100005</text:p>
          </table:table-cell>
          <table:table-cell table:formula="of:=([.C201]*[.$B$297])-([.C201]*[.$B$296])+[.$B$296]" office:value-type="float" office:value="30.859141" calcext:value-type="float">
            <text:p>30,859141</text:p>
          </table:table-cell>
          <table:table-cell table:formula="of:=([.D201]-[.E201])^2" office:value-type="float" office:value="0.0580154664959992" calcext:value-type="float">
            <text:p>0,058015466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00941" calcext:value-type="float">
            <text:p>0,800941</text:p>
          </table:table-cell>
          <table:table-cell table:formula="of:=([.B202]*[.$B$297])-([.B202]*[.$B$296])+[.$B$296]" office:value-type="float" office:value="31.800003" calcext:value-type="float">
            <text:p>31,800003</text:p>
          </table:table-cell>
          <table:table-cell table:formula="of:=([.C202]*[.$B$297])-([.C202]*[.$B$296])+[.$B$296]" office:value-type="float" office:value="30.912233" calcext:value-type="float">
            <text:p>30,912233</text:p>
          </table:table-cell>
          <table:table-cell table:formula="of:=([.D202]-[.E202])^2" office:value-type="float" office:value="0.7881355729" calcext:value-type="float">
            <text:p>0,78813557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0519" calcext:value-type="float">
            <text:p>0,820519</text:p>
          </table:table-cell>
          <table:table-cell table:formula="of:=([.B203]*[.$B$297])-([.B203]*[.$B$296])+[.$B$296]" office:value-type="float" office:value="31.800003" calcext:value-type="float">
            <text:p>31,800003</text:p>
          </table:table-cell>
          <table:table-cell table:formula="of:=([.C203]*[.$B$297])-([.C203]*[.$B$296])+[.$B$296]" office:value-type="float" office:value="31.166747" calcext:value-type="float">
            <text:p>31,166747</text:p>
          </table:table-cell>
          <table:table-cell table:formula="of:=([.D203]-[.E203])^2" office:value-type="float" office:value="0.401013161535999" calcext:value-type="float">
            <text:p>0,40101316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68356" calcext:value-type="float">
            <text:p>0,768356</text:p>
          </table:table-cell>
          <table:table-cell table:formula="of:=([.B204]*[.$B$297])-([.B204]*[.$B$296])+[.$B$296]" office:value-type="float" office:value="31.599998" calcext:value-type="float">
            <text:p>31,599998</text:p>
          </table:table-cell>
          <table:table-cell table:formula="of:=([.C204]*[.$B$297])-([.C204]*[.$B$296])+[.$B$296]" office:value-type="float" office:value="30.488628" calcext:value-type="float">
            <text:p>30,488628</text:p>
          </table:table-cell>
          <table:table-cell table:formula="of:=([.D204]-[.E204])^2" office:value-type="float" office:value="1.2351432769" calcext:value-type="float">
            <text:p>1,23514327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23396" calcext:value-type="float">
            <text:p>0,723396</text:p>
          </table:table-cell>
          <table:table-cell table:formula="of:=([.B205]*[.$B$297])-([.B205]*[.$B$296])+[.$B$296]" office:value-type="float" office:value="31.100005" calcext:value-type="float">
            <text:p>31,100005</text:p>
          </table:table-cell>
          <table:table-cell table:formula="of:=([.C205]*[.$B$297])-([.C205]*[.$B$296])+[.$B$296]" office:value-type="float" office:value="29.904148" calcext:value-type="float">
            <text:p>29,904148</text:p>
          </table:table-cell>
          <table:table-cell table:formula="of:=([.D205]-[.E205])^2" office:value-type="float" office:value="1.430073964449" calcext:value-type="float">
            <text:p>1,43007396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80152" calcext:value-type="float">
            <text:p>0,680152</text:p>
          </table:table-cell>
          <table:table-cell table:formula="of:=([.B206]*[.$B$297])-([.B206]*[.$B$296])+[.$B$296]" office:value-type="float" office:value="30.100006" calcext:value-type="float">
            <text:p>30,100006</text:p>
          </table:table-cell>
          <table:table-cell table:formula="of:=([.C206]*[.$B$297])-([.C206]*[.$B$296])+[.$B$296]" office:value-type="float" office:value="29.341976" calcext:value-type="float">
            <text:p>29,341976</text:p>
          </table:table-cell>
          <table:table-cell table:formula="of:=([.D206]-[.E206])^2" office:value-type="float" office:value="0.574609480900002" calcext:value-type="float">
            <text:p>0,574609480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19294" calcext:value-type="float">
            <text:p>0,619294</text:p>
          </table:table-cell>
          <table:table-cell table:formula="of:=([.B207]*[.$B$297])-([.B207]*[.$B$296])+[.$B$296]" office:value-type="float" office:value="27.999999" calcext:value-type="float">
            <text:p>27,999999</text:p>
          </table:table-cell>
          <table:table-cell table:formula="of:=([.C207]*[.$B$297])-([.C207]*[.$B$296])+[.$B$296]" office:value-type="float" office:value="28.550822" calcext:value-type="float">
            <text:p>28,550822</text:p>
          </table:table-cell>
          <table:table-cell table:formula="of:=([.D207]-[.E207])^2" office:value-type="float" office:value="0.303405977329001" calcext:value-type="float">
            <text:p>0,30340597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269" calcext:value-type="float">
            <text:p>0,54269</text:p>
          </table:table-cell>
          <table:table-cell table:formula="of:=([.B208]*[.$B$297])-([.B208]*[.$B$296])+[.$B$296]" office:value-type="float" office:value="27" calcext:value-type="float">
            <text:p>27</text:p>
          </table:table-cell>
          <table:table-cell table:formula="of:=([.C208]*[.$B$297])-([.C208]*[.$B$296])+[.$B$296]" office:value-type="float" office:value="27.55497" calcext:value-type="float">
            <text:p>27,55497</text:p>
          </table:table-cell>
          <table:table-cell table:formula="of:=([.D208]-[.E208])^2" office:value-type="float" office:value="0.307991700900001" calcext:value-type="float">
            <text:p>0,30799170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13609" calcext:value-type="float">
            <text:p>0,513609</text:p>
          </table:table-cell>
          <table:table-cell table:formula="of:=([.B209]*[.$B$297])-([.B209]*[.$B$296])+[.$B$296]" office:value-type="float" office:value="26.099997" calcext:value-type="float">
            <text:p>26,099997</text:p>
          </table:table-cell>
          <table:table-cell table:formula="of:=([.C209]*[.$B$297])-([.C209]*[.$B$296])+[.$B$296]" office:value-type="float" office:value="27.176917" calcext:value-type="float">
            <text:p>27,176917</text:p>
          </table:table-cell>
          <table:table-cell table:formula="of:=([.D209]-[.E209])^2" office:value-type="float" office:value="1.15975668639999" calcext:value-type="float">
            <text:p>1,15975668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8457" calcext:value-type="float">
            <text:p>0,468457</text:p>
          </table:table-cell>
          <table:table-cell table:formula="of:=([.B210]*[.$B$297])-([.B210]*[.$B$296])+[.$B$296]" office:value-type="float" office:value="26.200006" calcext:value-type="float">
            <text:p>26,200006</text:p>
          </table:table-cell>
          <table:table-cell table:formula="of:=([.C210]*[.$B$297])-([.C210]*[.$B$296])+[.$B$296]" office:value-type="float" office:value="26.589941" calcext:value-type="float">
            <text:p>26,589941</text:p>
          </table:table-cell>
          <table:table-cell table:formula="of:=([.D210]-[.E210])^2" office:value-type="float" office:value="0.152049304224998" calcext:value-type="float">
            <text:p>0,15204930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6861" calcext:value-type="float">
            <text:p>0,446861</text:p>
          </table:table-cell>
          <table:table-cell table:formula="of:=([.B211]*[.$B$297])-([.B211]*[.$B$296])+[.$B$296]" office:value-type="float" office:value="26.300002" calcext:value-type="float">
            <text:p>26,300002</text:p>
          </table:table-cell>
          <table:table-cell table:formula="of:=([.C211]*[.$B$297])-([.C211]*[.$B$296])+[.$B$296]" office:value-type="float" office:value="26.309193" calcext:value-type="float">
            <text:p>26,309193</text:p>
          </table:table-cell>
          <table:table-cell table:formula="of:=([.D211]-[.E211])^2" office:value-type="float" office:value="0.0000844744810000236" calcext:value-type="float">
            <text:p>8,44744810000236E-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7021" calcext:value-type="float">
            <text:p>0,457021</text:p>
          </table:table-cell>
          <table:table-cell table:formula="of:=([.B212]*[.$B$297])-([.B212]*[.$B$296])+[.$B$296]" office:value-type="float" office:value="26.099997" calcext:value-type="float">
            <text:p>26,099997</text:p>
          </table:table-cell>
          <table:table-cell table:formula="of:=([.C212]*[.$B$297])-([.C212]*[.$B$296])+[.$B$296]" office:value-type="float" office:value="26.441273" calcext:value-type="float">
            <text:p>26,441273</text:p>
          </table:table-cell>
          <table:table-cell table:formula="of:=([.D212]-[.E212])^2" office:value-type="float" office:value="0.116469308175998" calcext:value-type="float">
            <text:p>0,11646930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5314" calcext:value-type="float">
            <text:p>0,455314</text:p>
          </table:table-cell>
          <table:table-cell table:formula="of:=([.B213]*[.$B$297])-([.B213]*[.$B$296])+[.$B$296]" office:value-type="float" office:value="26.099997" calcext:value-type="float">
            <text:p>26,099997</text:p>
          </table:table-cell>
          <table:table-cell table:formula="of:=([.C213]*[.$B$297])-([.C213]*[.$B$296])+[.$B$296]" office:value-type="float" office:value="26.419082" calcext:value-type="float">
            <text:p>26,419082</text:p>
          </table:table-cell>
          <table:table-cell table:formula="of:=([.D213]-[.E213])^2" office:value-type="float" office:value="0.101815237224998" calcext:value-type="float">
            <text:p>0,10181523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65636" calcext:value-type="float">
            <text:p>0,465636</text:p>
          </table:table-cell>
          <table:table-cell table:formula="of:=([.B214]*[.$B$297])-([.B214]*[.$B$296])+[.$B$296]" office:value-type="float" office:value="25.7" calcext:value-type="float">
            <text:p>25,7</text:p>
          </table:table-cell>
          <table:table-cell table:formula="of:=([.C214]*[.$B$297])-([.C214]*[.$B$296])+[.$B$296]" office:value-type="float" office:value="26.553268" calcext:value-type="float">
            <text:p>26,553268</text:p>
          </table:table-cell>
          <table:table-cell table:formula="of:=([.D214]-[.E214])^2" office:value-type="float" office:value="0.728066279824" calcext:value-type="float">
            <text:p>0,72806627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3716" calcext:value-type="float">
            <text:p>0,443716</text:p>
          </table:table-cell>
          <table:table-cell table:formula="of:=([.B215]*[.$B$297])-([.B215]*[.$B$296])+[.$B$296]" office:value-type="float" office:value="26.000001" calcext:value-type="float">
            <text:p>26,000001</text:p>
          </table:table-cell>
          <table:table-cell table:formula="of:=([.C215]*[.$B$297])-([.C215]*[.$B$296])+[.$B$296]" office:value-type="float" office:value="26.268308" calcext:value-type="float">
            <text:p>26,268308</text:p>
          </table:table-cell>
          <table:table-cell table:formula="of:=([.D215]-[.E215])^2" office:value-type="float" office:value="0.0719886462489981" calcext:value-type="float">
            <text:p>0,07198864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55707" calcext:value-type="float">
            <text:p>0,455707</text:p>
          </table:table-cell>
          <table:table-cell table:formula="of:=([.B216]*[.$B$297])-([.B216]*[.$B$296])+[.$B$296]" office:value-type="float" office:value="25.7" calcext:value-type="float">
            <text:p>25,7</text:p>
          </table:table-cell>
          <table:table-cell table:formula="of:=([.C216]*[.$B$297])-([.C216]*[.$B$296])+[.$B$296]" office:value-type="float" office:value="26.424191" calcext:value-type="float">
            <text:p>26,424191</text:p>
          </table:table-cell>
          <table:table-cell table:formula="of:=([.D216]-[.E216])^2" office:value-type="float" office:value="0.524452604481002" calcext:value-type="float">
            <text:p>0,52445260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7382" calcext:value-type="float">
            <text:p>0,447382</text:p>
          </table:table-cell>
          <table:table-cell table:formula="of:=([.B217]*[.$B$297])-([.B217]*[.$B$296])+[.$B$296]" office:value-type="float" office:value="25.600004" calcext:value-type="float">
            <text:p>25,600004</text:p>
          </table:table-cell>
          <table:table-cell table:formula="of:=([.C217]*[.$B$297])-([.C217]*[.$B$296])+[.$B$296]" office:value-type="float" office:value="26.315966" calcext:value-type="float">
            <text:p>26,315966</text:p>
          </table:table-cell>
          <table:table-cell table:formula="of:=([.D217]-[.E217])^2" office:value-type="float" office:value="0.512601585444002" calcext:value-type="float">
            <text:p>0,512601585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6772" calcext:value-type="float">
            <text:p>0,436772</text:p>
          </table:table-cell>
          <table:table-cell table:formula="of:=([.B218]*[.$B$297])-([.B218]*[.$B$296])+[.$B$296]" office:value-type="float" office:value="25.199994" calcext:value-type="float">
            <text:p>25,199994</text:p>
          </table:table-cell>
          <table:table-cell table:formula="of:=([.C218]*[.$B$297])-([.C218]*[.$B$296])+[.$B$296]" office:value-type="float" office:value="26.178036" calcext:value-type="float">
            <text:p>26,178036</text:p>
          </table:table-cell>
          <table:table-cell table:formula="of:=([.D218]-[.E218])^2" office:value-type="float" office:value="0.956566153764004" calcext:value-type="float">
            <text:p>0,95656615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3225" calcext:value-type="float">
            <text:p>0,423225</text:p>
          </table:table-cell>
          <table:table-cell table:formula="of:=([.B219]*[.$B$297])-([.B219]*[.$B$296])+[.$B$296]" office:value-type="float" office:value="24.900006" calcext:value-type="float">
            <text:p>24,900006</text:p>
          </table:table-cell>
          <table:table-cell table:formula="of:=([.C219]*[.$B$297])-([.C219]*[.$B$296])+[.$B$296]" office:value-type="float" office:value="26.001925" calcext:value-type="float">
            <text:p>26,001925</text:p>
          </table:table-cell>
          <table:table-cell table:formula="of:=([.D219]-[.E219])^2" office:value-type="float" office:value="1.21422548256101" calcext:value-type="float">
            <text:p>1,21422548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352" calcext:value-type="float">
            <text:p>0,40352</text:p>
          </table:table-cell>
          <table:table-cell table:formula="of:=([.B220]*[.$B$297])-([.B220]*[.$B$296])+[.$B$296]" office:value-type="float" office:value="25.000002" calcext:value-type="float">
            <text:p>25,000002</text:p>
          </table:table-cell>
          <table:table-cell table:formula="of:=([.C220]*[.$B$297])-([.C220]*[.$B$296])+[.$B$296]" office:value-type="float" office:value="25.74576" calcext:value-type="float">
            <text:p>25,74576</text:p>
          </table:table-cell>
          <table:table-cell table:formula="of:=([.D220]-[.E220])^2" office:value-type="float" office:value="0.556154994564003" calcext:value-type="float">
            <text:p>0,55615499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12094" calcext:value-type="float">
            <text:p>0,412094</text:p>
          </table:table-cell>
          <table:table-cell table:formula="of:=([.B221]*[.$B$297])-([.B221]*[.$B$296])+[.$B$296]" office:value-type="float" office:value="26.200006" calcext:value-type="float">
            <text:p>26,200006</text:p>
          </table:table-cell>
          <table:table-cell table:formula="of:=([.C221]*[.$B$297])-([.C221]*[.$B$296])+[.$B$296]" office:value-type="float" office:value="25.857222" calcext:value-type="float">
            <text:p>25,857222</text:p>
          </table:table-cell>
          <table:table-cell table:formula="of:=([.D221]-[.E221])^2" office:value-type="float" office:value="0.117500870656001" calcext:value-type="float">
            <text:p>0,11750087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82474" calcext:value-type="float">
            <text:p>0,482474</text:p>
          </table:table-cell>
          <table:table-cell table:formula="of:=([.B222]*[.$B$297])-([.B222]*[.$B$296])+[.$B$296]" office:value-type="float" office:value="28.099995" calcext:value-type="float">
            <text:p>28,099995</text:p>
          </table:table-cell>
          <table:table-cell table:formula="of:=([.C222]*[.$B$297])-([.C222]*[.$B$296])+[.$B$296]" office:value-type="float" office:value="26.772162" calcext:value-type="float">
            <text:p>26,772162</text:p>
          </table:table-cell>
          <table:table-cell table:formula="of:=([.D222]-[.E222])^2" office:value-type="float" office:value="1.763140475889" calcext:value-type="float">
            <text:p>1,763140475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32684" calcext:value-type="float">
            <text:p>0,632684</text:p>
          </table:table-cell>
          <table:table-cell table:formula="of:=([.B223]*[.$B$297])-([.B223]*[.$B$296])+[.$B$296]" office:value-type="float" office:value="30.100006" calcext:value-type="float">
            <text:p>30,100006</text:p>
          </table:table-cell>
          <table:table-cell table:formula="of:=([.C223]*[.$B$297])-([.C223]*[.$B$296])+[.$B$296]" office:value-type="float" office:value="28.724892" calcext:value-type="float">
            <text:p>28,724892</text:p>
          </table:table-cell>
          <table:table-cell table:formula="of:=([.D223]-[.E223])^2" office:value-type="float" office:value="1.890938512996" calcext:value-type="float">
            <text:p>1,8909385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64659" calcext:value-type="float">
            <text:p>0,764659</text:p>
          </table:table-cell>
          <table:table-cell table:formula="of:=([.B224]*[.$B$297])-([.B224]*[.$B$296])+[.$B$296]" office:value-type="float" office:value="28.999998" calcext:value-type="float">
            <text:p>28,999998</text:p>
          </table:table-cell>
          <table:table-cell table:formula="of:=([.C224]*[.$B$297])-([.C224]*[.$B$296])+[.$B$296]" office:value-type="float" office:value="30.440567" calcext:value-type="float">
            <text:p>30,440567</text:p>
          </table:table-cell>
          <table:table-cell table:formula="of:=([.D224]-[.E224])^2" office:value-type="float" office:value="2.075239043761" calcext:value-type="float">
            <text:p>2,07523904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7794" calcext:value-type="float">
            <text:p>0,67794</text:p>
          </table:table-cell>
          <table:table-cell table:formula="of:=([.B225]*[.$B$297])-([.B225]*[.$B$296])+[.$B$296]" office:value-type="float" office:value="31.200001" calcext:value-type="float">
            <text:p>31,200001</text:p>
          </table:table-cell>
          <table:table-cell table:formula="of:=([.C225]*[.$B$297])-([.C225]*[.$B$296])+[.$B$296]" office:value-type="float" office:value="29.31322" calcext:value-type="float">
            <text:p>29,31322</text:p>
          </table:table-cell>
          <table:table-cell table:formula="of:=([.D225]-[.E225])^2" office:value-type="float" office:value="3.559942541961" calcext:value-type="float">
            <text:p>3,55994254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5988" calcext:value-type="float">
            <text:p>0,785988</text:p>
          </table:table-cell>
          <table:table-cell table:formula="of:=([.B226]*[.$B$297])-([.B226]*[.$B$296])+[.$B$296]" office:value-type="float" office:value="31.100005" calcext:value-type="float">
            <text:p>31,100005</text:p>
          </table:table-cell>
          <table:table-cell table:formula="of:=([.C226]*[.$B$297])-([.C226]*[.$B$296])+[.$B$296]" office:value-type="float" office:value="30.717844" calcext:value-type="float">
            <text:p>30,717844</text:p>
          </table:table-cell>
          <table:table-cell table:formula="of:=([.D226]-[.E226])^2" office:value-type="float" office:value="0.146047029921" calcext:value-type="float">
            <text:p>0,14604702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60796" calcext:value-type="float">
            <text:p>0,760796</text:p>
          </table:table-cell>
          <table:table-cell table:formula="of:=([.B227]*[.$B$297])-([.B227]*[.$B$296])+[.$B$296]" office:value-type="float" office:value="31.800003" calcext:value-type="float">
            <text:p>31,800003</text:p>
          </table:table-cell>
          <table:table-cell table:formula="of:=([.C227]*[.$B$297])-([.C227]*[.$B$296])+[.$B$296]" office:value-type="float" office:value="30.390348" calcext:value-type="float">
            <text:p>30,390348</text:p>
          </table:table-cell>
          <table:table-cell table:formula="of:=([.D227]-[.E227])^2" office:value-type="float" office:value="1.98712721902501" calcext:value-type="float">
            <text:p>1,9871272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63758" calcext:value-type="float">
            <text:p>0,763758</text:p>
          </table:table-cell>
          <table:table-cell table:formula="of:=([.B228]*[.$B$297])-([.B228]*[.$B$296])+[.$B$296]" office:value-type="float" office:value="30.9" calcext:value-type="float">
            <text:p>30,9</text:p>
          </table:table-cell>
          <table:table-cell table:formula="of:=([.C228]*[.$B$297])-([.C228]*[.$B$296])+[.$B$296]" office:value-type="float" office:value="30.428854" calcext:value-type="float">
            <text:p>30,428854</text:p>
          </table:table-cell>
          <table:table-cell table:formula="of:=([.D228]-[.E228])^2" office:value-type="float" office:value="0.221978553315998" calcext:value-type="float">
            <text:p>0,22197855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11001" calcext:value-type="float">
            <text:p>0,711001</text:p>
          </table:table-cell>
          <table:table-cell table:formula="of:=([.B229]*[.$B$297])-([.B229]*[.$B$296])+[.$B$296]" office:value-type="float" office:value="31.299997" calcext:value-type="float">
            <text:p>31,299997</text:p>
          </table:table-cell>
          <table:table-cell table:formula="of:=([.C229]*[.$B$297])-([.C229]*[.$B$296])+[.$B$296]" office:value-type="float" office:value="29.743013" calcext:value-type="float">
            <text:p>29,743013</text:p>
          </table:table-cell>
          <table:table-cell table:formula="of:=([.D229]-[.E229])^2" office:value-type="float" office:value="2.42419917625599" calcext:value-type="float">
            <text:p>2,424199176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89946" calcext:value-type="float">
            <text:p>0,689946</text:p>
          </table:table-cell>
          <table:table-cell table:formula="of:=([.B230]*[.$B$297])-([.B230]*[.$B$296])+[.$B$296]" office:value-type="float" office:value="30.100006" calcext:value-type="float">
            <text:p>30,100006</text:p>
          </table:table-cell>
          <table:table-cell table:formula="of:=([.C230]*[.$B$297])-([.C230]*[.$B$296])+[.$B$296]" office:value-type="float" office:value="29.469298" calcext:value-type="float">
            <text:p>29,469298</text:p>
          </table:table-cell>
          <table:table-cell table:formula="of:=([.D230]-[.E230])^2" office:value-type="float" office:value="0.397792581264003" calcext:value-type="float">
            <text:p>0,39779258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27073" calcext:value-type="float">
            <text:p>0,627073</text:p>
          </table:table-cell>
          <table:table-cell table:formula="of:=([.B231]*[.$B$297])-([.B231]*[.$B$296])+[.$B$296]" office:value-type="float" office:value="27.900003" calcext:value-type="float">
            <text:p>27,900003</text:p>
          </table:table-cell>
          <table:table-cell table:formula="of:=([.C231]*[.$B$297])-([.C231]*[.$B$296])+[.$B$296]" office:value-type="float" office:value="28.651949" calcext:value-type="float">
            <text:p>28,651949</text:p>
          </table:table-cell>
          <table:table-cell table:formula="of:=([.D231]-[.E231])^2" office:value-type="float" office:value="0.565422786916006" calcext:value-type="float">
            <text:p>0,565422786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36923" calcext:value-type="float">
            <text:p>0,536923</text:p>
          </table:table-cell>
          <table:table-cell table:formula="of:=([.B232]*[.$B$297])-([.B232]*[.$B$296])+[.$B$296]" office:value-type="float" office:value="26.699999" calcext:value-type="float">
            <text:p>26,699999</text:p>
          </table:table-cell>
          <table:table-cell table:formula="of:=([.C232]*[.$B$297])-([.C232]*[.$B$296])+[.$B$296]" office:value-type="float" office:value="27.479999" calcext:value-type="float">
            <text:p>27,479999</text:p>
          </table:table-cell>
          <table:table-cell table:formula="of:=([.D232]-[.E232])^2" office:value-type="float" office:value="0.608400000000002" calcext:value-type="float">
            <text:p>0,60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1559" calcext:value-type="float">
            <text:p>0,51559</text:p>
          </table:table-cell>
          <table:table-cell table:formula="of:=([.B233]*[.$B$297])-([.B233]*[.$B$296])+[.$B$296]" office:value-type="float" office:value="27.200005" calcext:value-type="float">
            <text:p>27,200005</text:p>
          </table:table-cell>
          <table:table-cell table:formula="of:=([.C233]*[.$B$297])-([.C233]*[.$B$296])+[.$B$296]" office:value-type="float" office:value="27.20267" calcext:value-type="float">
            <text:p>27,20267</text:p>
          </table:table-cell>
          <table:table-cell table:formula="of:=([.D233]-[.E233])^2" office:value-type="float" office:value="0.00000710222500002086" calcext:value-type="float">
            <text:p>7,10222500002086E-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91575" calcext:value-type="float">
            <text:p>0,491575</text:p>
          </table:table-cell>
          <table:table-cell table:formula="of:=([.B234]*[.$B$297])-([.B234]*[.$B$296])+[.$B$296]" office:value-type="float" office:value="26.900004" calcext:value-type="float">
            <text:p>26,900004</text:p>
          </table:table-cell>
          <table:table-cell table:formula="of:=([.C234]*[.$B$297])-([.C234]*[.$B$296])+[.$B$296]" office:value-type="float" office:value="26.890475" calcext:value-type="float">
            <text:p>26,890475</text:p>
          </table:table-cell>
          <table:table-cell table:formula="of:=([.D234]-[.E234])^2" office:value-type="float" office:value="0.0000908018409998753" calcext:value-type="float">
            <text:p>9,08018409998753E-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503" calcext:value-type="float">
            <text:p>0,46503</text:p>
          </table:table-cell>
          <table:table-cell table:formula="of:=([.B235]*[.$B$297])-([.B235]*[.$B$296])+[.$B$296]" office:value-type="float" office:value="26.000001" calcext:value-type="float">
            <text:p>26,000001</text:p>
          </table:table-cell>
          <table:table-cell table:formula="of:=([.C235]*[.$B$297])-([.C235]*[.$B$296])+[.$B$296]" office:value-type="float" office:value="26.54539" calcext:value-type="float">
            <text:p>26,54539</text:p>
          </table:table-cell>
          <table:table-cell table:formula="of:=([.D235]-[.E235])^2" office:value-type="float" office:value="0.297449161321" calcext:value-type="float">
            <text:p>0,29744916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1983" calcext:value-type="float">
            <text:p>0,441983</text:p>
          </table:table-cell>
          <table:table-cell table:formula="of:=([.B236]*[.$B$297])-([.B236]*[.$B$296])+[.$B$296]" office:value-type="float" office:value="26.000001" calcext:value-type="float">
            <text:p>26,000001</text:p>
          </table:table-cell>
          <table:table-cell table:formula="of:=([.C236]*[.$B$297])-([.C236]*[.$B$296])+[.$B$296]" office:value-type="float" office:value="26.245779" calcext:value-type="float">
            <text:p>26,245779</text:p>
          </table:table-cell>
          <table:table-cell table:formula="of:=([.D236]-[.E236])^2" office:value-type="float" office:value="0.0604068252839989" calcext:value-type="float">
            <text:p>0,060406825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6125" calcext:value-type="float">
            <text:p>0,456125</text:p>
          </table:table-cell>
          <table:table-cell table:formula="of:=([.B237]*[.$B$297])-([.B237]*[.$B$296])+[.$B$296]" office:value-type="float" office:value="26.099997" calcext:value-type="float">
            <text:p>26,099997</text:p>
          </table:table-cell>
          <table:table-cell table:formula="of:=([.C237]*[.$B$297])-([.C237]*[.$B$296])+[.$B$296]" office:value-type="float" office:value="26.429625" calcext:value-type="float">
            <text:p>26,429625</text:p>
          </table:table-cell>
          <table:table-cell table:formula="of:=([.D237]-[.E237])^2" office:value-type="float" office:value="0.108654618384" calcext:value-type="float">
            <text:p>0,108654618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6007" calcext:value-type="float">
            <text:p>0,456007</text:p>
          </table:table-cell>
          <table:table-cell table:formula="of:=([.B238]*[.$B$297])-([.B238]*[.$B$296])+[.$B$296]" office:value-type="float" office:value="25.799996" calcext:value-type="float">
            <text:p>25,799996</text:p>
          </table:table-cell>
          <table:table-cell table:formula="of:=([.C238]*[.$B$297])-([.C238]*[.$B$296])+[.$B$296]" office:value-type="float" office:value="26.428091" calcext:value-type="float">
            <text:p>26,428091</text:p>
          </table:table-cell>
          <table:table-cell table:formula="of:=([.D238]-[.E238])^2" office:value-type="float" office:value="0.394503329025002" calcext:value-type="float">
            <text:p>0,39450332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0644" calcext:value-type="float">
            <text:p>0,440644</text:p>
          </table:table-cell>
          <table:table-cell table:formula="of:=([.B239]*[.$B$297])-([.B239]*[.$B$296])+[.$B$296]" office:value-type="float" office:value="26.699999" calcext:value-type="float">
            <text:p>26,699999</text:p>
          </table:table-cell>
          <table:table-cell table:formula="of:=([.C239]*[.$B$297])-([.C239]*[.$B$296])+[.$B$296]" office:value-type="float" office:value="26.228372" calcext:value-type="float">
            <text:p>26,228372</text:p>
          </table:table-cell>
          <table:table-cell table:formula="of:=([.D239]-[.E239])^2" office:value-type="float" office:value="0.222432027128998" calcext:value-type="float">
            <text:p>0,22243202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1336" calcext:value-type="float">
            <text:p>0,501336</text:p>
          </table:table-cell>
          <table:table-cell table:formula="of:=([.B240]*[.$B$297])-([.B240]*[.$B$296])+[.$B$296]" office:value-type="float" office:value="25.300003" calcext:value-type="float">
            <text:p>25,300003</text:p>
          </table:table-cell>
          <table:table-cell table:formula="of:=([.C240]*[.$B$297])-([.C240]*[.$B$296])+[.$B$296]" office:value-type="float" office:value="27.017368" calcext:value-type="float">
            <text:p>27,017368</text:p>
          </table:table-cell>
          <table:table-cell table:formula="of:=([.D240]-[.E240])^2" office:value-type="float" office:value="2.94934254322499" calcext:value-type="float">
            <text:p>2,94934254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9505" calcext:value-type="float">
            <text:p>0,429505</text:p>
          </table:table-cell>
          <table:table-cell table:formula="of:=([.B241]*[.$B$297])-([.B241]*[.$B$296])+[.$B$296]" office:value-type="float" office:value="25.300003" calcext:value-type="float">
            <text:p>25,300003</text:p>
          </table:table-cell>
          <table:table-cell table:formula="of:=([.C241]*[.$B$297])-([.C241]*[.$B$296])+[.$B$296]" office:value-type="float" office:value="26.083565" calcext:value-type="float">
            <text:p>26,083565</text:p>
          </table:table-cell>
          <table:table-cell table:formula="of:=([.D241]-[.E241])^2" office:value-type="float" office:value="0.613969407844" calcext:value-type="float">
            <text:p>0,61396940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6659" calcext:value-type="float">
            <text:p>0,416659</text:p>
          </table:table-cell>
          <table:table-cell table:formula="of:=([.B242]*[.$B$297])-([.B242]*[.$B$296])+[.$B$296]" office:value-type="float" office:value="25.199994" calcext:value-type="float">
            <text:p>25,199994</text:p>
          </table:table-cell>
          <table:table-cell table:formula="of:=([.C242]*[.$B$297])-([.C242]*[.$B$296])+[.$B$296]" office:value-type="float" office:value="25.916567" calcext:value-type="float">
            <text:p>25,916567</text:p>
          </table:table-cell>
          <table:table-cell table:formula="of:=([.D242]-[.E242])^2" office:value-type="float" office:value="0.513476864329006" calcext:value-type="float">
            <text:p>0,51347686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30565" calcext:value-type="float">
            <text:p>0,430565</text:p>
          </table:table-cell>
          <table:table-cell table:formula="of:=([.B243]*[.$B$297])-([.B243]*[.$B$296])+[.$B$296]" office:value-type="float" office:value="24.700001" calcext:value-type="float">
            <text:p>24,700001</text:p>
          </table:table-cell>
          <table:table-cell table:formula="of:=([.C243]*[.$B$297])-([.C243]*[.$B$296])+[.$B$296]" office:value-type="float" office:value="26.097345" calcext:value-type="float">
            <text:p>26,097345</text:p>
          </table:table-cell>
          <table:table-cell table:formula="of:=([.D243]-[.E243])^2" office:value-type="float" office:value="1.952570254336" calcext:value-type="float">
            <text:p>1,95257025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0589" calcext:value-type="float">
            <text:p>0,390589</text:p>
          </table:table-cell>
          <table:table-cell table:formula="of:=([.B244]*[.$B$297])-([.B244]*[.$B$296])+[.$B$296]" office:value-type="float" office:value="24.700001" calcext:value-type="float">
            <text:p>24,700001</text:p>
          </table:table-cell>
          <table:table-cell table:formula="of:=([.C244]*[.$B$297])-([.C244]*[.$B$296])+[.$B$296]" office:value-type="float" office:value="25.577657" calcext:value-type="float">
            <text:p>25,577657</text:p>
          </table:table-cell>
          <table:table-cell table:formula="of:=([.D244]-[.E244])^2" office:value-type="float" office:value="0.770280054335997" calcext:value-type="float">
            <text:p>0,77028005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99256" calcext:value-type="float">
            <text:p>0,399256</text:p>
          </table:table-cell>
          <table:table-cell table:formula="of:=([.B245]*[.$B$297])-([.B245]*[.$B$296])+[.$B$296]" office:value-type="float" office:value="25.199994" calcext:value-type="float">
            <text:p>25,199994</text:p>
          </table:table-cell>
          <table:table-cell table:formula="of:=([.C245]*[.$B$297])-([.C245]*[.$B$296])+[.$B$296]" office:value-type="float" office:value="25.690328" calcext:value-type="float">
            <text:p>25,690328</text:p>
          </table:table-cell>
          <table:table-cell table:formula="of:=([.D245]-[.E245])^2" office:value-type="float" office:value="0.240427431556004" calcext:value-type="float">
            <text:p>0,24042743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0432" calcext:value-type="float">
            <text:p>0,430432</text:p>
          </table:table-cell>
          <table:table-cell table:formula="of:=([.B246]*[.$B$297])-([.B246]*[.$B$296])+[.$B$296]" office:value-type="float" office:value="26.699999" calcext:value-type="float">
            <text:p>26,699999</text:p>
          </table:table-cell>
          <table:table-cell table:formula="of:=([.C246]*[.$B$297])-([.C246]*[.$B$296])+[.$B$296]" office:value-type="float" office:value="26.095616" calcext:value-type="float">
            <text:p>26,095616</text:p>
          </table:table-cell>
          <table:table-cell table:formula="of:=([.D246]-[.E246])^2" office:value-type="float" office:value="0.365278810688998" calcext:value-type="float">
            <text:p>0,36527881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29694" calcext:value-type="float">
            <text:p>0,529694</text:p>
          </table:table-cell>
          <table:table-cell table:formula="of:=([.B247]*[.$B$297])-([.B247]*[.$B$296])+[.$B$296]" office:value-type="float" office:value="28.800006" calcext:value-type="float">
            <text:p>28,800006</text:p>
          </table:table-cell>
          <table:table-cell table:formula="of:=([.C247]*[.$B$297])-([.C247]*[.$B$296])+[.$B$296]" office:value-type="float" office:value="27.386022" calcext:value-type="float">
            <text:p>27,386022</text:p>
          </table:table-cell>
          <table:table-cell table:formula="of:=([.D247]-[.E247])^2" office:value-type="float" office:value="1.999350752256" calcext:value-type="float">
            <text:p>1,999350752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85003" calcext:value-type="float">
            <text:p>0,685003</text:p>
          </table:table-cell>
          <table:table-cell table:formula="of:=([.B248]*[.$B$297])-([.B248]*[.$B$296])+[.$B$296]" office:value-type="float" office:value="30.399994" calcext:value-type="float">
            <text:p>30,399994</text:p>
          </table:table-cell>
          <table:table-cell table:formula="of:=([.C248]*[.$B$297])-([.C248]*[.$B$296])+[.$B$296]" office:value-type="float" office:value="29.405039" calcext:value-type="float">
            <text:p>29,405039</text:p>
          </table:table-cell>
          <table:table-cell table:formula="of:=([.D248]-[.E248])^2" office:value-type="float" office:value="0.989935452025002" calcext:value-type="float">
            <text:p>0,98993545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82289" calcext:value-type="float">
            <text:p>0,782289</text:p>
          </table:table-cell>
          <table:table-cell table:formula="of:=([.B249]*[.$B$297])-([.B249]*[.$B$296])+[.$B$296]" office:value-type="float" office:value="30.800004" calcext:value-type="float">
            <text:p>30,800004</text:p>
          </table:table-cell>
          <table:table-cell table:formula="of:=([.C249]*[.$B$297])-([.C249]*[.$B$296])+[.$B$296]" office:value-type="float" office:value="30.669757" calcext:value-type="float">
            <text:p>30,669757</text:p>
          </table:table-cell>
          <table:table-cell table:formula="of:=([.D249]-[.E249])^2" office:value-type="float" office:value="0.0169642810090002" calcext:value-type="float">
            <text:p>0,01696428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788862" calcext:value-type="float">
            <text:p>0,788862</text:p>
          </table:table-cell>
          <table:table-cell table:formula="of:=([.B250]*[.$B$297])-([.B250]*[.$B$296])+[.$B$296]" office:value-type="float" office:value="30.299998" calcext:value-type="float">
            <text:p>30,299998</text:p>
          </table:table-cell>
          <table:table-cell table:formula="of:=([.C250]*[.$B$297])-([.C250]*[.$B$296])+[.$B$296]" office:value-type="float" office:value="30.755206" calcext:value-type="float">
            <text:p>30,755206</text:p>
          </table:table-cell>
          <table:table-cell table:formula="of:=([.D250]-[.E250])^2" office:value-type="float" office:value="0.207214323263996" calcext:value-type="float">
            <text:p>0,20721432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3389" calcext:value-type="float">
            <text:p>0,73389</text:p>
          </table:table-cell>
          <table:table-cell table:formula="of:=([.B251]*[.$B$297])-([.B251]*[.$B$296])+[.$B$296]" office:value-type="float" office:value="30.599999" calcext:value-type="float">
            <text:p>30,599999</text:p>
          </table:table-cell>
          <table:table-cell table:formula="of:=([.C251]*[.$B$297])-([.C251]*[.$B$296])+[.$B$296]" office:value-type="float" office:value="30.04057" calcext:value-type="float">
            <text:p>30,04057</text:p>
          </table:table-cell>
          <table:table-cell table:formula="of:=([.D251]-[.E251])^2" office:value-type="float" office:value="0.312960806040994" calcext:value-type="float">
            <text:p>0,3129608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03288" calcext:value-type="float">
            <text:p>0,703288</text:p>
          </table:table-cell>
          <table:table-cell table:formula="of:=([.B252]*[.$B$297])-([.B252]*[.$B$296])+[.$B$296]" office:value-type="float" office:value="30.999996" calcext:value-type="float">
            <text:p>30,999996</text:p>
          </table:table-cell>
          <table:table-cell table:formula="of:=([.C252]*[.$B$297])-([.C252]*[.$B$296])+[.$B$296]" office:value-type="float" office:value="29.642744" calcext:value-type="float">
            <text:p>29,642744</text:p>
          </table:table-cell>
          <table:table-cell table:formula="of:=([.D252]-[.E252])^2" office:value-type="float" office:value="1.842132991504" calcext:value-type="float">
            <text:p>1,84213299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691403" calcext:value-type="float">
            <text:p>0,691403</text:p>
          </table:table-cell>
          <table:table-cell table:formula="of:=([.B253]*[.$B$297])-([.B253]*[.$B$296])+[.$B$296]" office:value-type="float" office:value="30.800004" calcext:value-type="float">
            <text:p>30,800004</text:p>
          </table:table-cell>
          <table:table-cell table:formula="of:=([.C253]*[.$B$297])-([.C253]*[.$B$296])+[.$B$296]" office:value-type="float" office:value="29.488239" calcext:value-type="float">
            <text:p>29,488239</text:p>
          </table:table-cell>
          <table:table-cell table:formula="of:=([.D253]-[.E253])^2" office:value-type="float" office:value="1.720727415225" calcext:value-type="float">
            <text:p>1,72072741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6118" calcext:value-type="float">
            <text:p>0,676118</text:p>
          </table:table-cell>
          <table:table-cell table:formula="of:=([.B254]*[.$B$297])-([.B254]*[.$B$296])+[.$B$296]" office:value-type="float" office:value="30.500003" calcext:value-type="float">
            <text:p>30,500003</text:p>
          </table:table-cell>
          <table:table-cell table:formula="of:=([.C254]*[.$B$297])-([.C254]*[.$B$296])+[.$B$296]" office:value-type="float" office:value="29.289534" calcext:value-type="float">
            <text:p>29,289534</text:p>
          </table:table-cell>
          <table:table-cell table:formula="of:=([.D254]-[.E254])^2" office:value-type="float" office:value="1.465235199961" calcext:value-type="float">
            <text:p>1,46523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68646" calcext:value-type="float">
            <text:p>0,668646</text:p>
          </table:table-cell>
          <table:table-cell table:formula="of:=([.B255]*[.$B$297])-([.B255]*[.$B$296])+[.$B$296]" office:value-type="float" office:value="29.999997" calcext:value-type="float">
            <text:p>29,999997</text:p>
          </table:table-cell>
          <table:table-cell table:formula="of:=([.C255]*[.$B$297])-([.C255]*[.$B$296])+[.$B$296]" office:value-type="float" office:value="29.192398" calcext:value-type="float">
            <text:p>29,192398</text:p>
          </table:table-cell>
          <table:table-cell table:formula="of:=([.D255]-[.E255])^2" office:value-type="float" office:value="0.652216144801005" calcext:value-type="float">
            <text:p>0,65221614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2308" calcext:value-type="float">
            <text:p>0,632308</text:p>
          </table:table-cell>
          <table:table-cell table:formula="of:=([.B256]*[.$B$297])-([.B256]*[.$B$296])+[.$B$296]" office:value-type="float" office:value="28.099995" calcext:value-type="float">
            <text:p>28,099995</text:p>
          </table:table-cell>
          <table:table-cell table:formula="of:=([.C256]*[.$B$297])-([.C256]*[.$B$296])+[.$B$296]" office:value-type="float" office:value="28.720004" calcext:value-type="float">
            <text:p>28,720004</text:p>
          </table:table-cell>
          <table:table-cell table:formula="of:=([.D256]-[.E256])^2" office:value-type="float" office:value="0.384411160080999" calcext:value-type="float">
            <text:p>0,38441116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3012" calcext:value-type="float">
            <text:p>0,543012</text:p>
          </table:table-cell>
          <table:table-cell table:formula="of:=([.B257]*[.$B$297])-([.B257]*[.$B$296])+[.$B$296]" office:value-type="float" office:value="25.600004" calcext:value-type="float">
            <text:p>25,600004</text:p>
          </table:table-cell>
          <table:table-cell table:formula="of:=([.C257]*[.$B$297])-([.C257]*[.$B$296])+[.$B$296]" office:value-type="float" office:value="27.559156" calcext:value-type="float">
            <text:p>27,559156</text:p>
          </table:table-cell>
          <table:table-cell table:formula="of:=([.D257]-[.E257])^2" office:value-type="float" office:value="3.83827655910401" calcext:value-type="float">
            <text:p>3,838276559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405" calcext:value-type="float">
            <text:p>0,47405</text:p>
          </table:table-cell>
          <table:table-cell table:formula="of:=([.B258]*[.$B$297])-([.B258]*[.$B$296])+[.$B$296]" office:value-type="float" office:value="25.799996" calcext:value-type="float">
            <text:p>25,799996</text:p>
          </table:table-cell>
          <table:table-cell table:formula="of:=([.C258]*[.$B$297])-([.C258]*[.$B$296])+[.$B$296]" office:value-type="float" office:value="26.66265" calcext:value-type="float">
            <text:p>26,66265</text:p>
          </table:table-cell>
          <table:table-cell table:formula="of:=([.D258]-[.E258])^2" office:value-type="float" office:value="0.744171923715999" calcext:value-type="float">
            <text:p>0,74417192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63857" calcext:value-type="float">
            <text:p>0,463857</text:p>
          </table:table-cell>
          <table:table-cell table:formula="of:=([.B259]*[.$B$297])-([.B259]*[.$B$296])+[.$B$296]" office:value-type="float" office:value="27.699998" calcext:value-type="float">
            <text:p>27,699998</text:p>
          </table:table-cell>
          <table:table-cell table:formula="of:=([.C259]*[.$B$297])-([.C259]*[.$B$296])+[.$B$296]" office:value-type="float" office:value="26.530141" calcext:value-type="float">
            <text:p>26,530141</text:p>
          </table:table-cell>
          <table:table-cell table:formula="of:=([.D259]-[.E259])^2" office:value-type="float" office:value="1.368565400449" calcext:value-type="float">
            <text:p>1,36856540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8661" calcext:value-type="float">
            <text:p>0,48661</text:p>
          </table:table-cell>
          <table:table-cell table:formula="of:=([.B260]*[.$B$297])-([.B260]*[.$B$296])+[.$B$296]" office:value-type="float" office:value="29.099994" calcext:value-type="float">
            <text:p>29,099994</text:p>
          </table:table-cell>
          <table:table-cell table:formula="of:=([.C260]*[.$B$297])-([.C260]*[.$B$296])+[.$B$296]" office:value-type="float" office:value="26.82593" calcext:value-type="float">
            <text:p>26,82593</text:p>
          </table:table-cell>
          <table:table-cell table:formula="of:=([.D260]-[.E260])^2" office:value-type="float" office:value="5.17136707609601" calcext:value-type="float">
            <text:p>5,17136707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44234" calcext:value-type="float">
            <text:p>0,644234</text:p>
          </table:table-cell>
          <table:table-cell table:formula="of:=([.B261]*[.$B$297])-([.B261]*[.$B$296])+[.$B$296]" office:value-type="float" office:value="31.100005" calcext:value-type="float">
            <text:p>31,100005</text:p>
          </table:table-cell>
          <table:table-cell table:formula="of:=([.C261]*[.$B$297])-([.C261]*[.$B$296])+[.$B$296]" office:value-type="float" office:value="28.875042" calcext:value-type="float">
            <text:p>28,875042</text:p>
          </table:table-cell>
          <table:table-cell table:formula="of:=([.D261]-[.E261])^2" office:value-type="float" office:value="4.950460351369" calcext:value-type="float">
            <text:p>4,95046035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11385" calcext:value-type="float">
            <text:p>0,811385</text:p>
          </table:table-cell>
          <table:table-cell table:formula="of:=([.B262]*[.$B$297])-([.B262]*[.$B$296])+[.$B$296]" office:value-type="float" office:value="29.099994" calcext:value-type="float">
            <text:p>29,099994</text:p>
          </table:table-cell>
          <table:table-cell table:formula="of:=([.C262]*[.$B$297])-([.C262]*[.$B$296])+[.$B$296]" office:value-type="float" office:value="31.048005" calcext:value-type="float">
            <text:p>31,048005</text:p>
          </table:table-cell>
          <table:table-cell table:formula="of:=([.D262]-[.E262])^2" office:value-type="float" office:value="3.79474685612098" calcext:value-type="float">
            <text:p>3,79474685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6798" calcext:value-type="float">
            <text:p>0,66798</text:p>
          </table:table-cell>
          <table:table-cell table:formula="of:=([.B263]*[.$B$297])-([.B263]*[.$B$296])+[.$B$296]" office:value-type="float" office:value="29.299999" calcext:value-type="float">
            <text:p>29,299999</text:p>
          </table:table-cell>
          <table:table-cell table:formula="of:=([.C263]*[.$B$297])-([.C263]*[.$B$296])+[.$B$296]" office:value-type="float" office:value="29.18374" calcext:value-type="float">
            <text:p>29,18374</text:p>
          </table:table-cell>
          <table:table-cell table:formula="of:=([.D263]-[.E263])^2" office:value-type="float" office:value="0.0135161550809999" calcext:value-type="float">
            <text:p>0,01351615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4948" calcext:value-type="float">
            <text:p>0,64948</text:p>
          </table:table-cell>
          <table:table-cell table:formula="of:=([.B264]*[.$B$297])-([.B264]*[.$B$296])+[.$B$296]" office:value-type="float" office:value="29.500004" calcext:value-type="float">
            <text:p>29,500004</text:p>
          </table:table-cell>
          <table:table-cell table:formula="of:=([.C264]*[.$B$297])-([.C264]*[.$B$296])+[.$B$296]" office:value-type="float" office:value="28.94324" calcext:value-type="float">
            <text:p>28,94324</text:p>
          </table:table-cell>
          <table:table-cell table:formula="of:=([.D264]-[.E264])^2" office:value-type="float" office:value="0.309986151695997" calcext:value-type="float">
            <text:p>0,30998615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29319" calcext:value-type="float">
            <text:p>0,629319</text:p>
          </table:table-cell>
          <table:table-cell table:formula="of:=([.B265]*[.$B$297])-([.B265]*[.$B$296])+[.$B$296]" office:value-type="float" office:value="32.2" calcext:value-type="float">
            <text:p>32,2</text:p>
          </table:table-cell>
          <table:table-cell table:formula="of:=([.C265]*[.$B$297])-([.C265]*[.$B$296])+[.$B$296]" office:value-type="float" office:value="28.681147" calcext:value-type="float">
            <text:p>28,681147</text:p>
          </table:table-cell>
          <table:table-cell table:formula="of:=([.D265]-[.E265])^2" office:value-type="float" office:value="12.382326435609" calcext:value-type="float">
            <text:p>12,38232643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21955" calcext:value-type="float">
            <text:p>0,721955</text:p>
          </table:table-cell>
          <table:table-cell table:formula="of:=([.B266]*[.$B$297])-([.B266]*[.$B$296])+[.$B$296]" office:value-type="float" office:value="32.400005" calcext:value-type="float">
            <text:p>32,400005</text:p>
          </table:table-cell>
          <table:table-cell table:formula="of:=([.C266]*[.$B$297])-([.C266]*[.$B$296])+[.$B$296]" office:value-type="float" office:value="29.885415" calcext:value-type="float">
            <text:p>29,885415</text:p>
          </table:table-cell>
          <table:table-cell table:formula="of:=([.D266]-[.E266])^2" office:value-type="float" office:value="6.32316286810001" calcext:value-type="float">
            <text:p>6,32316286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35739" calcext:value-type="float">
            <text:p>0,835739</text:p>
          </table:table-cell>
          <table:table-cell table:formula="of:=([.B267]*[.$B$297])-([.B267]*[.$B$296])+[.$B$296]" office:value-type="float" office:value="31.500002" calcext:value-type="float">
            <text:p>31,500002</text:p>
          </table:table-cell>
          <table:table-cell table:formula="of:=([.C267]*[.$B$297])-([.C267]*[.$B$296])+[.$B$296]" office:value-type="float" office:value="31.364607" calcext:value-type="float">
            <text:p>31,364607</text:p>
          </table:table-cell>
          <table:table-cell table:formula="of:=([.D267]-[.E267])^2" office:value-type="float" office:value="0.0183318060250007" calcext:value-type="float">
            <text:p>0,0183318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62221" calcext:value-type="float">
            <text:p>0,762221</text:p>
          </table:table-cell>
          <table:table-cell table:formula="of:=([.B268]*[.$B$297])-([.B268]*[.$B$296])+[.$B$296]" office:value-type="float" office:value="29.699996" calcext:value-type="float">
            <text:p>29,699996</text:p>
          </table:table-cell>
          <table:table-cell table:formula="of:=([.C268]*[.$B$297])-([.C268]*[.$B$296])+[.$B$296]" office:value-type="float" office:value="30.408873" calcext:value-type="float">
            <text:p>30,408873</text:p>
          </table:table-cell>
          <table:table-cell table:formula="of:=([.D268]-[.E268])^2" office:value-type="float" office:value="0.502506601129002" calcext:value-type="float">
            <text:p>0,50250660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34925" calcext:value-type="float">
            <text:p>0,634925</text:p>
          </table:table-cell>
          <table:table-cell table:formula="of:=([.B269]*[.$B$297])-([.B269]*[.$B$296])+[.$B$296]" office:value-type="float" office:value="28.399996" calcext:value-type="float">
            <text:p>28,399996</text:p>
          </table:table-cell>
          <table:table-cell table:formula="of:=([.C269]*[.$B$297])-([.C269]*[.$B$296])+[.$B$296]" office:value-type="float" office:value="28.754025" calcext:value-type="float">
            <text:p>28,754025</text:p>
          </table:table-cell>
          <table:table-cell table:formula="of:=([.D269]-[.E269])^2" office:value-type="float" office:value="0.125336532840998" calcext:value-type="float">
            <text:p>0,12533653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62032" calcext:value-type="float">
            <text:p>0,562032</text:p>
          </table:table-cell>
          <table:table-cell table:formula="of:=([.B270]*[.$B$297])-([.B270]*[.$B$296])+[.$B$296]" office:value-type="float" office:value="27.699998" calcext:value-type="float">
            <text:p>27,699998</text:p>
          </table:table-cell>
          <table:table-cell table:formula="of:=([.C270]*[.$B$297])-([.C270]*[.$B$296])+[.$B$296]" office:value-type="float" office:value="27.806416" calcext:value-type="float">
            <text:p>27,806416</text:p>
          </table:table-cell>
          <table:table-cell table:formula="of:=([.D270]-[.E270])^2" office:value-type="float" office:value="0.0113247907239996" calcext:value-type="float">
            <text:p>0,01132479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21294" calcext:value-type="float">
            <text:p>0,521294</text:p>
          </table:table-cell>
          <table:table-cell table:formula="of:=([.B271]*[.$B$297])-([.B271]*[.$B$296])+[.$B$296]" office:value-type="float" office:value="27.500006" calcext:value-type="float">
            <text:p>27,500006</text:p>
          </table:table-cell>
          <table:table-cell table:formula="of:=([.C271]*[.$B$297])-([.C271]*[.$B$296])+[.$B$296]" office:value-type="float" office:value="27.276822" calcext:value-type="float">
            <text:p>27,276822</text:p>
          </table:table-cell>
          <table:table-cell table:formula="of:=([.D271]-[.E271])^2" office:value-type="float" office:value="0.0498110978559999" calcext:value-type="float">
            <text:p>0,049811097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6675" calcext:value-type="float">
            <text:p>0,496675</text:p>
          </table:table-cell>
          <table:table-cell table:formula="of:=([.B272]*[.$B$297])-([.B272]*[.$B$296])+[.$B$296]" office:value-type="float" office:value="26.699999" calcext:value-type="float">
            <text:p>26,699999</text:p>
          </table:table-cell>
          <table:table-cell table:formula="of:=([.C272]*[.$B$297])-([.C272]*[.$B$296])+[.$B$296]" office:value-type="float" office:value="26.956775" calcext:value-type="float">
            <text:p>26,956775</text:p>
          </table:table-cell>
          <table:table-cell table:formula="of:=([.D272]-[.E272])^2" office:value-type="float" office:value="0.0659339141760011" calcext:value-type="float">
            <text:p>0,065933914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6905" calcext:value-type="float">
            <text:p>0,46905</text:p>
          </table:table-cell>
          <table:table-cell table:formula="of:=([.B273]*[.$B$297])-([.B273]*[.$B$296])+[.$B$296]" office:value-type="float" office:value="27.200005" calcext:value-type="float">
            <text:p>27,200005</text:p>
          </table:table-cell>
          <table:table-cell table:formula="of:=([.C273]*[.$B$297])-([.C273]*[.$B$296])+[.$B$296]" office:value-type="float" office:value="26.59765" calcext:value-type="float">
            <text:p>26,59765</text:p>
          </table:table-cell>
          <table:table-cell table:formula="of:=([.D273]-[.E273])^2" office:value-type="float" office:value="0.362831546024995" calcext:value-type="float">
            <text:p>0,3628315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676" calcext:value-type="float">
            <text:p>0,49676</text:p>
          </table:table-cell>
          <table:table-cell table:formula="of:=([.B274]*[.$B$297])-([.B274]*[.$B$296])+[.$B$296]" office:value-type="float" office:value="26.600003" calcext:value-type="float">
            <text:p>26,600003</text:p>
          </table:table-cell>
          <table:table-cell table:formula="of:=([.C274]*[.$B$297])-([.C274]*[.$B$296])+[.$B$296]" office:value-type="float" office:value="26.95788" calcext:value-type="float">
            <text:p>26,95788</text:p>
          </table:table-cell>
          <table:table-cell table:formula="of:=([.D274]-[.E274])^2" office:value-type="float" office:value="0.128075947129001" calcext:value-type="float">
            <text:p>0,128075947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793" calcext:value-type="float">
            <text:p>0,47793</text:p>
          </table:table-cell>
          <table:table-cell table:formula="of:=([.B275]*[.$B$297])-([.B275]*[.$B$296])+[.$B$296]" office:value-type="float" office:value="26.499994" calcext:value-type="float">
            <text:p>26,499994</text:p>
          </table:table-cell>
          <table:table-cell table:formula="of:=([.C275]*[.$B$297])-([.C275]*[.$B$296])+[.$B$296]" office:value-type="float" office:value="26.71309" calcext:value-type="float">
            <text:p>26,71309</text:p>
          </table:table-cell>
          <table:table-cell table:formula="of:=([.D275]-[.E275])^2" office:value-type="float" office:value="0.0454099052160001" calcext:value-type="float">
            <text:p>0,04540990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9394" calcext:value-type="float">
            <text:p>0,469394</text:p>
          </table:table-cell>
          <table:table-cell table:formula="of:=([.B276]*[.$B$297])-([.B276]*[.$B$296])+[.$B$296]" office:value-type="float" office:value="26.399998" calcext:value-type="float">
            <text:p>26,399998</text:p>
          </table:table-cell>
          <table:table-cell table:formula="of:=([.C276]*[.$B$297])-([.C276]*[.$B$296])+[.$B$296]" office:value-type="float" office:value="26.602122" calcext:value-type="float">
            <text:p>26,602122</text:p>
          </table:table-cell>
          <table:table-cell table:formula="of:=([.D276]-[.E276])^2" office:value-type="float" office:value="0.0408541113760005" calcext:value-type="float">
            <text:p>0,04085411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8409" calcext:value-type="float">
            <text:p>0,478409</text:p>
          </table:table-cell>
          <table:table-cell table:formula="of:=([.B277]*[.$B$297])-([.B277]*[.$B$296])+[.$B$296]" office:value-type="float" office:value="26.499994" calcext:value-type="float">
            <text:p>26,499994</text:p>
          </table:table-cell>
          <table:table-cell table:formula="of:=([.C277]*[.$B$297])-([.C277]*[.$B$296])+[.$B$296]" office:value-type="float" office:value="26.719317" calcext:value-type="float">
            <text:p>26,719317</text:p>
          </table:table-cell>
          <table:table-cell table:formula="of:=([.D277]-[.E277])^2" office:value-type="float" office:value="0.0481025783289981" calcext:value-type="float">
            <text:p>0,04810257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4063" calcext:value-type="float">
            <text:p>0,474063</text:p>
          </table:table-cell>
          <table:table-cell table:formula="of:=([.B278]*[.$B$297])-([.B278]*[.$B$296])+[.$B$296]" office:value-type="float" office:value="26.300002" calcext:value-type="float">
            <text:p>26,300002</text:p>
          </table:table-cell>
          <table:table-cell table:formula="of:=([.C278]*[.$B$297])-([.C278]*[.$B$296])+[.$B$296]" office:value-type="float" office:value="26.662819" calcext:value-type="float">
            <text:p>26,662819</text:p>
          </table:table-cell>
          <table:table-cell table:formula="of:=([.D278]-[.E278])^2" office:value-type="float" office:value="0.131636175489" calcext:value-type="float">
            <text:p>0,13163617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24" calcext:value-type="float">
            <text:p>0,4724</text:p>
          </table:table-cell>
          <table:table-cell table:formula="of:=([.B279]*[.$B$297])-([.B279]*[.$B$296])+[.$B$296]" office:value-type="float" office:value="25.900005" calcext:value-type="float">
            <text:p>25,900005</text:p>
          </table:table-cell>
          <table:table-cell table:formula="of:=([.C279]*[.$B$297])-([.C279]*[.$B$296])+[.$B$296]" office:value-type="float" office:value="26.6412" calcext:value-type="float">
            <text:p>26,6412</text:p>
          </table:table-cell>
          <table:table-cell table:formula="of:=([.D279]-[.E279])^2" office:value-type="float" office:value="0.549370028025002" calcext:value-type="float">
            <text:p>0,5493700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9681" calcext:value-type="float">
            <text:p>0,449681</text:p>
          </table:table-cell>
          <table:table-cell table:formula="of:=([.B280]*[.$B$297])-([.B280]*[.$B$296])+[.$B$296]" office:value-type="float" office:value="25.900005" calcext:value-type="float">
            <text:p>25,900005</text:p>
          </table:table-cell>
          <table:table-cell table:formula="of:=([.C280]*[.$B$297])-([.C280]*[.$B$296])+[.$B$296]" office:value-type="float" office:value="26.345853" calcext:value-type="float">
            <text:p>26,345853</text:p>
          </table:table-cell>
          <table:table-cell table:formula="of:=([.D280]-[.E280])^2" office:value-type="float" office:value="0.198780439104001" calcext:value-type="float">
            <text:p>0,19878043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0558" calcext:value-type="float">
            <text:p>0,450558</text:p>
          </table:table-cell>
          <table:table-cell table:formula="of:=([.B281]*[.$B$297])-([.B281]*[.$B$296])+[.$B$296]" office:value-type="float" office:value="27.200005" calcext:value-type="float">
            <text:p>27,200005</text:p>
          </table:table-cell>
          <table:table-cell table:formula="of:=([.C281]*[.$B$297])-([.C281]*[.$B$296])+[.$B$296]" office:value-type="float" office:value="26.357254" calcext:value-type="float">
            <text:p>26,357254</text:p>
          </table:table-cell>
          <table:table-cell table:formula="of:=([.D281]-[.E281])^2" office:value-type="float" office:value="0.710229248001" calcext:value-type="float">
            <text:p>0,71022924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25357" calcext:value-type="float">
            <text:p>0,525357</text:p>
          </table:table-cell>
          <table:table-cell table:formula="of:=([.B282]*[.$B$297])-([.B282]*[.$B$296])+[.$B$296]" office:value-type="float" office:value="26.900004" calcext:value-type="float">
            <text:p>26,900004</text:p>
          </table:table-cell>
          <table:table-cell table:formula="of:=([.C282]*[.$B$297])-([.C282]*[.$B$296])+[.$B$296]" office:value-type="float" office:value="27.329641" calcext:value-type="float">
            <text:p>27,329641</text:p>
          </table:table-cell>
          <table:table-cell table:formula="of:=([.D282]-[.E282])^2" office:value-type="float" office:value="0.184587951769003" calcext:value-type="float">
            <text:p>0,18458795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30866" calcext:value-type="float">
            <text:p>0,530866</text:p>
          </table:table-cell>
          <table:table-cell table:formula="of:=([.B283]*[.$B$297])-([.B283]*[.$B$296])+[.$B$296]" office:value-type="float" office:value="26.600003" calcext:value-type="float">
            <text:p>26,600003</text:p>
          </table:table-cell>
          <table:table-cell table:formula="of:=([.C283]*[.$B$297])-([.C283]*[.$B$296])+[.$B$296]" office:value-type="float" office:value="27.401258" calcext:value-type="float">
            <text:p>27,401258</text:p>
          </table:table-cell>
          <table:table-cell table:formula="of:=([.D283]-[.E283])^2" office:value-type="float" office:value="0.642009575024996" calcext:value-type="float">
            <text:p>0,642009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01064" calcext:value-type="float">
            <text:p>0,501064</text:p>
          </table:table-cell>
          <table:table-cell table:formula="of:=([.B284]*[.$B$297])-([.B284]*[.$B$296])+[.$B$296]" office:value-type="float" office:value="26.200006" calcext:value-type="float">
            <text:p>26,200006</text:p>
          </table:table-cell>
          <table:table-cell table:formula="of:=([.C284]*[.$B$297])-([.C284]*[.$B$296])+[.$B$296]" office:value-type="float" office:value="27.013832" calcext:value-type="float">
            <text:p>27,013832</text:p>
          </table:table-cell>
          <table:table-cell table:formula="of:=([.D284]-[.E284])^2" office:value-type="float" office:value="0.662312758275998" calcext:value-type="float">
            <text:p>0,66231275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9198" calcext:value-type="float">
            <text:p>0,479198</text:p>
          </table:table-cell>
          <table:table-cell table:formula="of:=([.B285]*[.$B$297])-([.B285]*[.$B$296])+[.$B$296]" office:value-type="float" office:value="25.799996" calcext:value-type="float">
            <text:p>25,799996</text:p>
          </table:table-cell>
          <table:table-cell table:formula="of:=([.C285]*[.$B$297])-([.C285]*[.$B$296])+[.$B$296]" office:value-type="float" office:value="26.729574" calcext:value-type="float">
            <text:p>26,729574</text:p>
          </table:table-cell>
          <table:table-cell table:formula="of:=([.D285]-[.E285])^2" office:value-type="float" office:value="0.864115258083999" calcext:value-type="float">
            <text:p>0,864115258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0005" calcext:value-type="float">
            <text:p>0,440005</text:p>
          </table:table-cell>
          <table:table-cell table:formula="of:=([.B286]*[.$B$297])-([.B286]*[.$B$296])+[.$B$296]" office:value-type="float" office:value="25.199994" calcext:value-type="float">
            <text:p>25,199994</text:p>
          </table:table-cell>
          <table:table-cell table:formula="of:=([.C286]*[.$B$297])-([.C286]*[.$B$296])+[.$B$296]" office:value-type="float" office:value="26.220065" calcext:value-type="float">
            <text:p>26,220065</text:p>
          </table:table-cell>
          <table:table-cell table:formula="of:=([.D286]-[.E286])^2" office:value-type="float" office:value="1.040544845041" calcext:value-type="float">
            <text:p>1,04054484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4927" calcext:value-type="float">
            <text:p>0,414927</text:p>
          </table:table-cell>
          <table:table-cell table:formula="of:=([.B287]*[.$B$297])-([.B287]*[.$B$296])+[.$B$296]" office:value-type="float" office:value="24.900006" calcext:value-type="float">
            <text:p>24,900006</text:p>
          </table:table-cell>
          <table:table-cell table:formula="of:=([.C287]*[.$B$297])-([.C287]*[.$B$296])+[.$B$296]" office:value-type="float" office:value="25.894051" calcext:value-type="float">
            <text:p>25,894051</text:p>
          </table:table-cell>
          <table:table-cell table:formula="of:=([.D287]-[.E287])^2" office:value-type="float" office:value="0.988125462025" calcext:value-type="float">
            <text:p>0,98812546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2265" calcext:value-type="float">
            <text:p>0,402265</text:p>
          </table:table-cell>
          <table:table-cell table:formula="of:=([.B288]*[.$B$297])-([.B288]*[.$B$296])+[.$B$296]" office:value-type="float" office:value="25.099998" calcext:value-type="float">
            <text:p>25,099998</text:p>
          </table:table-cell>
          <table:table-cell table:formula="of:=([.C288]*[.$B$297])-([.C288]*[.$B$296])+[.$B$296]" office:value-type="float" office:value="25.729445" calcext:value-type="float">
            <text:p>25,729445</text:p>
          </table:table-cell>
          <table:table-cell table:formula="of:=([.D288]-[.E288])^2" office:value-type="float" office:value="0.396203525808999" calcext:value-type="float">
            <text:p>0,39620352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3102" calcext:value-type="float">
            <text:p>0,413102</text:p>
          </table:table-cell>
          <table:table-cell table:formula="of:=([.B289]*[.$B$297])-([.B289]*[.$B$296])+[.$B$296]" office:value-type="float" office:value="24.900006" calcext:value-type="float">
            <text:p>24,900006</text:p>
          </table:table-cell>
          <table:table-cell table:formula="of:=([.C289]*[.$B$297])-([.C289]*[.$B$296])+[.$B$296]" office:value-type="float" office:value="25.870326" calcext:value-type="float">
            <text:p>25,870326</text:p>
          </table:table-cell>
          <table:table-cell table:formula="of:=([.D289]-[.E289])^2" office:value-type="float" office:value="0.941520902400002" calcext:value-type="float">
            <text:p>0,941520902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9785" calcext:value-type="float">
            <text:p>0,409785</text:p>
          </table:table-cell>
          <table:table-cell table:formula="of:=([.B290]*[.$B$297])-([.B290]*[.$B$296])+[.$B$296]" office:value-type="float" office:value="26.699999" calcext:value-type="float">
            <text:p>26,699999</text:p>
          </table:table-cell>
          <table:table-cell table:formula="of:=([.C290]*[.$B$297])-([.C290]*[.$B$296])+[.$B$296]" office:value-type="float" office:value="25.827205" calcext:value-type="float">
            <text:p>25,827205</text:p>
          </table:table-cell>
          <table:table-cell table:formula="of:=([.D290]-[.E290])^2" office:value-type="float" office:value="0.761769366435998" calcext:value-type="float">
            <text:p>0,76176936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0936" calcext:value-type="float">
            <text:p>0,50936</text:p>
          </table:table-cell>
          <table:table-cell table:formula="of:=([.B291]*[.$B$297])-([.B291]*[.$B$296])+[.$B$296]" office:value-type="float" office:value="27.699998" calcext:value-type="float">
            <text:p>27,699998</text:p>
          </table:table-cell>
          <table:table-cell table:formula="of:=([.C291]*[.$B$297])-([.C291]*[.$B$296])+[.$B$296]" office:value-type="float" office:value="27.12168" calcext:value-type="float">
            <text:p>27,12168</text:p>
          </table:table-cell>
          <table:table-cell table:formula="of:=([.D291]-[.E291])^2" office:value-type="float" office:value="0.334451709123999" calcext:value-type="float">
            <text:p>0,33445170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28582" calcext:value-type="float">
            <text:p>0,628582</text:p>
          </table:table-cell>
          <table:table-cell table:formula="of:=([.B292]*[.$B$297])-([.B292]*[.$B$296])+[.$B$296]" office:value-type="float" office:value="27.300001" calcext:value-type="float">
            <text:p>27,300001</text:p>
          </table:table-cell>
          <table:table-cell table:formula="of:=([.C292]*[.$B$297])-([.C292]*[.$B$296])+[.$B$296]" office:value-type="float" office:value="28.671566" calcext:value-type="float">
            <text:p>28,671566</text:p>
          </table:table-cell>
          <table:table-cell table:formula="of:=([.D292]-[.E292])^2" office:value-type="float" office:value="1.88119054922499" calcext:value-type="float">
            <text:p>1,88119054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9755" calcext:value-type="float">
            <text:p>0,579755</text:p>
          </table:table-cell>
          <table:table-cell table:formula="of:=([.B293]*[.$B$297])-([.B293]*[.$B$296])+[.$B$296]" office:value-type="float" office:value="27.399997" calcext:value-type="float">
            <text:p>27,399997</text:p>
          </table:table-cell>
          <table:table-cell table:formula="of:=([.C293]*[.$B$297])-([.C293]*[.$B$296])+[.$B$296]" office:value-type="float" office:value="28.036815" calcext:value-type="float">
            <text:p>28,036815</text:p>
          </table:table-cell>
          <table:table-cell table:formula="of:=([.D293]-[.E293])^2" office:value-type="float" office:value="0.405537165124007" calcext:value-type="float">
            <text:p>0,40553716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734" calcext:value-type="float">
            <text:p>0,56734</text:p>
          </table:table-cell>
          <table:table-cell table:formula="of:=([.B294]*[.$B$297])-([.B294]*[.$B$296])+[.$B$296]" office:value-type="float" office:value="30.200002" calcext:value-type="float">
            <text:p>30,200002</text:p>
          </table:table-cell>
          <table:table-cell table:formula="of:=([.C294]*[.$B$297])-([.C294]*[.$B$296])+[.$B$296]" office:value-type="float" office:value="27.87542" calcext:value-type="float">
            <text:p>27,87542</text:p>
          </table:table-cell>
          <table:table-cell table:formula="of:=([.D294]-[.E294])^2" office:value-type="float" office:value="5.403681474724" calcext:value-type="float">
            <text:p>5,40368147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09582" calcext:value-type="float">
            <text:p>0,709582</text:p>
          </table:table-cell>
          <table:table-cell table:formula="of:=([.B295]*[.$B$297])-([.B295]*[.$B$296])+[.$B$296]" office:value-type="float" office:value="31.899999" calcext:value-type="float">
            <text:p>31,899999</text:p>
          </table:table-cell>
          <table:table-cell table:formula="of:=([.C295]*[.$B$297])-([.C295]*[.$B$296])+[.$B$296]" office:value-type="float" office:value="29.724566" calcext:value-type="float">
            <text:p>29,724566</text:p>
          </table:table-cell>
          <table:table-cell table:formula="of:=([.D295]-[.E295])^2" office:value-type="float" office:value="4.73250873748901" calcext:value-type="float">
            <text:p>4,73250873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22942125495687" calcext:value-type="float">
            <text:p>1,22942125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5:00:26.7262452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0T05:03:20.021927053</dc:date>
    <meta:editing-duration>PT40M52S</meta:editing-duration>
    <meta:editing-cycles>17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688676">
                <text:p>26.688676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217">
                <text:p>26.6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552279">
                <text:p>27.552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920399">
                <text:p>28.920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253328">
                <text:p>30.253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853109">
                <text:p>30.853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458299">
                <text:p>30.458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185468">
                <text:p>30.185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604251">
                <text:p>29.604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812771">
                <text:p>29.812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3052">
                <text:p>28.3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12726">
                <text:p>28.012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34512">
                <text:p>27.434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96788">
                <text:p>26.696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47085">
                <text:p>26.747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83732">
                <text:p>26.783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7558">
                <text:p>26.47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43898">
                <text:p>26.143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631229">
                <text:p>26.631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524929">
                <text:p>25.524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420773">
                <text:p>25.420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5.068954">
                <text:p>25.068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776532">
                <text:p>24.776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388273">
                <text:p>25.388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51605">
                <text:p>25.51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6.013625">
                <text:p>26.013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57174">
                <text:p>27.057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071954">
                <text:p>28.071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25551">
                <text:p>28.825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89163">
                <text:p>28.89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28613">
                <text:p>28.328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945086">
                <text:p>28.945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298491">
                <text:p>29.298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838094">
                <text:p>30.838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348437">
                <text:p>29.3484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49096">
                <text:p>28.149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8429">
                <text:p>27.78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43709">
                <text:p>26.643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20105">
                <text:p>26.520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80169">
                <text:p>26.480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79506">
                <text:p>26.479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18601">
                <text:p>26.418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5553">
                <text:p>26.55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39731">
                <text:p>26.6397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41871">
                <text:p>26.441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424152">
                <text:p>26.424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0598">
                <text:p>25.705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68034">
                <text:p>25.968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9497">
                <text:p>25.99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813737">
                <text:p>25.8137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20159">
                <text:p>25.820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87356">
                <text:p>25.887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971583">
                <text:p>25.9715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7.14027">
                <text:p>27.14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299674">
                <text:p>29.299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951585">
                <text:p>29.9515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29.993406">
                <text:p>29.993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626532">
                <text:p>30.626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74272">
                <text:p>29.274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445625">
                <text:p>29.44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051972">
                <text:p>29.0519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766414">
                <text:p>28.766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545206">
                <text:p>28.545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48196">
                <text:p>27.248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677275">
                <text:p>26.677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87366">
                <text:p>26.287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75302">
                <text:p>26.275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04799">
                <text:p>26.304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80091">
                <text:p>26.480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296921">
                <text:p>26.2969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35668">
                <text:p>25.8356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18876">
                <text:p>25.718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71157">
                <text:p>25.711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01486">
                <text:p>25.6014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70482">
                <text:p>25.870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375064">
                <text:p>26.375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486148">
                <text:p>27.486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782913">
                <text:p>26.782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57984">
                <text:p>25.657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852789">
                <text:p>25.8527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848485">
                <text:p>26.848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974636">
                <text:p>27.974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9.119546">
                <text:p>29.1195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355899">
                <text:p>29.3558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916448">
                <text:p>27.9164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80807">
                <text:p>28.0808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02721">
                <text:p>26.9027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46421">
                <text:p>26.446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149878">
                <text:p>26.14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61807">
                <text:p>25.9618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20749">
                <text:p>26.020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6504">
                <text:p>26.06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99312">
                <text:p>25.999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55562">
                <text:p>25.7555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767158">
                <text:p>25.767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553776">
                <text:p>25.5537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353224">
                <text:p>26.353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89019">
                <text:p>25.89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321973">
                <text:p>25.3219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656723">
                <text:p>25.6567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845157">
                <text:p>26.8451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57686">
                <text:p>27.2576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936626">
                <text:p>25.936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328328">
                <text:p>27.3283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47966">
                <text:p>28.479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807481">
                <text:p>28.8074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350803">
                <text:p>29.3508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054314">
                <text:p>27.054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189904">
                <text:p>27.1899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823083">
                <text:p>26.823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15748">
                <text:p>25.9157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850319">
                <text:p>25.850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75364">
                <text:p>26.6753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40057">
                <text:p>26.940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00393">
                <text:p>26.600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882779">
                <text:p>26.8827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98869">
                <text:p>26.9988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15295">
                <text:p>26.5152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88394">
                <text:p>26.5883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91673">
                <text:p>26.1916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98159">
                <text:p>25.8981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61213">
                <text:p>25.861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91073">
                <text:p>25.910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70542">
                <text:p>25.670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895259">
                <text:p>26.8952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4557">
                <text:p>29.45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747693">
                <text:p>29.7476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429556">
                <text:p>30.429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725189">
                <text:p>30.7251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757196">
                <text:p>29.7571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789787">
                <text:p>29.7897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868996">
                <text:p>29.8689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021084">
                <text:p>29.0210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666457">
                <text:p>28.6664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659737">
                <text:p>27.6597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056589">
                <text:p>27.0565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670774">
                <text:p>27.6707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75211">
                <text:p>26.2752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555998">
                <text:p>26.5559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853306">
                <text:p>28.8533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095">
                <text:p>26.10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72479">
                <text:p>26.724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7.188084">
                <text:p>27.188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80472">
                <text:p>27.680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055433">
                <text:p>26.0554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51845">
                <text:p>27.3518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375596">
                <text:p>27.375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680838">
                <text:p>25.680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8.49149">
                <text:p>28.49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418849">
                <text:p>25.4188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7.954967">
                <text:p>27.9549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7.004745">
                <text:p>27.0047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6.974884">
                <text:p>26.9748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8.333384">
                <text:p>28.3333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480793">
                <text:p>26.480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727103">
                <text:p>27.7271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616629">
                <text:p>27.6166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559752">
                <text:p>29.5597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8.087996">
                <text:p>28.087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697333">
                <text:p>27.697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91445">
                <text:p>26.6914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34119">
                <text:p>26.534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04531">
                <text:p>26.5045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45676">
                <text:p>26.5456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3175">
                <text:p>26.931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23113">
                <text:p>26.7231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25127">
                <text:p>26.4251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21283">
                <text:p>26.3212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52109">
                <text:p>25.952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49041">
                <text:p>25.9490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910483">
                <text:p>25.9104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314315">
                <text:p>26.3143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881361">
                <text:p>27.8813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366065">
                <text:p>29.3660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239873">
                <text:p>30.2398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430153">
                <text:p>31.4301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193657">
                <text:p>31.1936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756506">
                <text:p>30.7565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29.920463">
                <text:p>29.9204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653313">
                <text:p>29.653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933737">
                <text:p>28.9337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568255">
                <text:p>28.568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611065">
                <text:p>27.6110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22655">
                <text:p>27.1226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79958">
                <text:p>26.8799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64499">
                <text:p>26.264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66987">
                <text:p>26.4669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23386">
                <text:p>26.7233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51725">
                <text:p>26.4517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67923">
                <text:p>26.4679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79323">
                <text:p>26.1793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58181">
                <text:p>26.2581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85373">
                <text:p>26.3853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52855">
                <text:p>26.1528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22586">
                <text:p>25.9225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898549">
                <text:p>25.8985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917216">
                <text:p>26.917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934674">
                <text:p>27.9346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638337">
                <text:p>29.6383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859141">
                <text:p>30.8591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912233">
                <text:p>30.9122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166747">
                <text:p>31.1667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488628">
                <text:p>30.4886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904148">
                <text:p>29.9041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341976">
                <text:p>29.3419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550822">
                <text:p>28.5508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55497">
                <text:p>27.554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176917">
                <text:p>27.1769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89941">
                <text:p>26.5899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09193">
                <text:p>26.3091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41273">
                <text:p>26.441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19082">
                <text:p>26.4190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553268">
                <text:p>26.5532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68308">
                <text:p>26.2683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424191">
                <text:p>26.4241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15966">
                <text:p>26.3159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78036">
                <text:p>26.1780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001925">
                <text:p>26.0019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4576">
                <text:p>25.745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857222">
                <text:p>25.857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772162">
                <text:p>26.7721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724892">
                <text:p>28.7248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440567">
                <text:p>30.4405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31322">
                <text:p>29.313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17844">
                <text:p>30.7178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390348">
                <text:p>30.3903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428854">
                <text:p>30.4288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743013">
                <text:p>29.7430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469298">
                <text:p>29.4692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651949">
                <text:p>28.6519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479999">
                <text:p>27.4799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20267">
                <text:p>27.202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90475">
                <text:p>26.8904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4539">
                <text:p>26.545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45779">
                <text:p>26.2457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29625">
                <text:p>26.429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28091">
                <text:p>26.428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28372">
                <text:p>26.2283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17368">
                <text:p>27.0173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083565">
                <text:p>26.0835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16567">
                <text:p>25.9165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097345">
                <text:p>26.0973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577657">
                <text:p>25.5776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690328">
                <text:p>25.6903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095616">
                <text:p>26.0956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386022">
                <text:p>27.3860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405039">
                <text:p>29.4050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669757">
                <text:p>30.6697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0.755206">
                <text:p>30.7552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04057">
                <text:p>30.040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642744">
                <text:p>29.6427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488239">
                <text:p>29.4882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89534">
                <text:p>29.2895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192398">
                <text:p>29.1923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20004">
                <text:p>28.7200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559156">
                <text:p>27.5591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66265">
                <text:p>26.662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530141">
                <text:p>26.5301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82593">
                <text:p>26.825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875042">
                <text:p>28.8750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048005">
                <text:p>31.0480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18374">
                <text:p>29.183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4324">
                <text:p>28.943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681147">
                <text:p>28.6811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29.885415">
                <text:p>29.885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364607">
                <text:p>31.3646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408873">
                <text:p>30.4088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754025">
                <text:p>28.7540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806416">
                <text:p>27.8064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276822">
                <text:p>27.2768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56775">
                <text:p>26.9567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59765">
                <text:p>26.597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5788">
                <text:p>26.957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1309">
                <text:p>26.713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02122">
                <text:p>26.6021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19317">
                <text:p>26.7193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62819">
                <text:p>26.6628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412">
                <text:p>26.64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45853">
                <text:p>26.3458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357254">
                <text:p>26.3572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329641">
                <text:p>27.3296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401258">
                <text:p>27.4012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13832">
                <text:p>27.0138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29574">
                <text:p>26.7295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20065">
                <text:p>26.2200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94051">
                <text:p>25.8940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29445">
                <text:p>25.7294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70326">
                <text:p>25.8703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27205">
                <text:p>25.8272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12168">
                <text:p>27.121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671566">
                <text:p>28.6715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036815">
                <text:p>28.0368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7542">
                <text:p>27.875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724566">
                <text:p>29.7245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305483">
                <text:p>31.305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